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8125in"/>
    </style:style>
    <style:style style:name="co3" style:family="table-column">
      <style:table-column-properties fo:break-before="auto" style:column-width="0.8020833333333334in"/>
    </style:style>
    <style:style style:name="co4" style:family="table-column">
      <style:table-column-properties fo:break-before="auto" style:column-width="1.5729166666666667in"/>
    </style:style>
    <style:style style:name="co5" style:family="table-column">
      <style:table-column-properties fo:break-before="auto" style:column-width="3.6458333333333335in"/>
    </style:style>
    <style:style style:name="co6" style:family="table-column">
      <style:table-column-properties fo:break-before="auto" style:column-width="1.3541666666666667in"/>
    </style:style>
    <style:style style:name="co7" style:family="table-column">
      <style:table-column-properties fo:break-before="auto" style:column-width="0.8333333333333334in"/>
    </style:style>
    <style:style style:name="co8" style:family="table-column">
      <style:table-column-properties fo:break-before="auto" style:column-width="0.90625in"/>
    </style:style>
    <style:style style:name="co9" style:family="table-column">
      <style:table-column-properties fo:break-before="auto" style:column-width="0.9270833333333334in"/>
    </style:style>
    <style:style style:name="co10" style:family="table-column">
      <style:table-column-properties fo:break-before="auto" style:column-width="1.03125in"/>
    </style:style>
    <style:style style:name="co11" style:family="table-column">
      <style:table-column-properties fo:break-before="auto" style:column-width="1.1458333333333333in"/>
    </style:style>
    <style:style style:name="co12" style:family="table-column">
      <style:table-column-properties fo:break-before="auto" style:column-width="2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orm Responses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orm Responses 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default-cell-style-name="ce15" table:number-columns-repeated="245"/>
        <table:table-row table:style-name="ro2">
          <table:table-cell office:value-type="string">
            <text:p>Timestamp</text:p>
          </table:table-cell>
          <table:table-cell office:value-type="string">
            <text:p>Holiday Date</text:p>
          </table:table-cell>
          <table:table-cell office:value-type="string">
            <text:p>CS Rep</text:p>
          </table:table-cell>
          <table:table-cell office:value-type="string">
            <text:p>Client Name</text:p>
          </table:table-cell>
          <table:table-cell office:value-type="string">
            <text:p>PHONE</text:p>
          </table:table-cell>
          <table:table-cell office:value-type="string">
            <text:p>Status</text:p>
          </table:table-cell>
          <table:table-cell office:value-type="string">
            <text:p>OPENS AT</text:p>
          </table:table-cell>
          <table:table-cell office:value-type="string">
            <text:p>CLOSES AT</text:p>
          </table:table-cell>
          <table:table-cell office:value-type="string">
            <text:p>LAST PICKUP</text:p>
          </table:table-cell>
          <table:table-cell office:value-type="string">
            <text:p>VERIFIED WITH</text:p>
          </table:table-cell>
          <table:table-cell office:value-type="string">
            <text:p>Comments</text:p>
          </table:table-cell>
        </table:table-row>
        <table:table-row table:style-name="ro2">
          <table:table-cell table:style-name="ce21" office:value-type="date" office:date-value="2016-04-25T11:45:41">
            <text:p>4/25/2016 11:45:42</text:p>
          </table:table-cell>
          <table:table-cell table:number-columns-repeated="2"/>
          <table:table-cell table:style-name="ce22" office:value-type="string">
            <text:p>INT MED</text:p>
          </table:table-cell>
          <table:table-cell table:style-name="ce22" office:value-type="string">
            <text:p>723-8547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1:00</text:p>
          </table:table-cell>
          <table:table-cell table:style-name="ce22" office:value-type="string">
            <text:p>5:00</text:p>
          </table:table-cell>
          <table:table-cell table:style-name="ce22" office:value-type="string">
            <text:p>4:00</text:p>
          </table:table-cell>
          <table:table-cell table:style-name="ce22" office:value-type="string">
            <text:p>Jane Reese</text:p>
          </table:table-cell>
        </table:table-row>
        <table:table-row table:style-name="ro2">
          <table:table-cell table:style-name="ce21" office:value-type="date" office:date-value="2016-04-25T11:49:25">
            <text:p>4/25/2016 11:49:25</text:p>
          </table:table-cell>
          <table:table-cell table:number-columns-repeated="2"/>
          <table:table-cell table:style-name="ce22" office:value-type="string">
            <text:p>PEDS</text:p>
          </table:table-cell>
          <table:table-cell table:style-name="ce22" office:value-type="string">
            <text:p>555-102-0019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10:00 AM</text:p>
          </table:table-cell>
          <table:table-cell table:style-name="ce22" office:value-type="string">
            <text:p>3:00 PM</text:p>
          </table:table-cell>
          <table:table-cell table:style-name="ce22" office:value-type="string">
            <text:p>2:00 PM</text:p>
          </table:table-cell>
          <table:table-cell table:style-name="ce22" office:value-type="string">
            <text:p>MYSELF</text:p>
          </table:table-cell>
          <table:table-cell table:style-name="ce22" office:value-type="string">
            <text:p>NONE</text:p>
          </table:table-cell>
        </table:table-row>
        <table:table-row table:style-name="ro2">
          <table:table-cell table:style-name="ce21" office:value-type="date" office:date-value="2016-04-25T13:19:41">
            <text:p>4/25/2016 13:19:42</text:p>
          </table:table-cell>
          <table:table-cell table:style-name="ce22" office:value-type="string">
            <text:p>[1/1/1900]</text:p>
          </table:table-cell>
          <table:table-cell table:style-name="ce22" office:value-type="string">
            <text:p>BRINLY, SAM</text:p>
          </table:table-cell>
          <table:table-cell table:style-name="ce22" office:value-type="string">
            <text:p>INT MED</text:p>
          </table:table-cell>
          <table:table-cell table:style-name="ce22" office:value-type="string">
            <text:p>212-746-444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7:00</text:p>
          </table:table-cell>
          <table:table-cell table:style-name="ce22" office:value-type="string">
            <text:p>17:30</text:p>
          </table:table-cell>
          <table:table-cell table:style-name="ce22" office:value-type="string">
            <text:p>16:15</text:p>
          </table:table-cell>
          <table:table-cell table:style-name="ce22" office:value-type="string">
            <text:p>James</text:p>
          </table:table-cell>
        </table:table-row>
        <table:table-row table:style-name="ro2">
          <table:table-cell table:style-name="ce21" office:value-type="date" office:date-value="2016-04-27T11:29:37">
            <text:p>4/27/2016 11:29:37</text:p>
          </table:table-cell>
          <table:table-cell table:style-name="ce22" office:value-type="string">
            <text:p>4/25/2016</text:p>
          </table:table-cell>
          <table:table-cell table:style-name="ce22" office:value-type="string">
            <text:p>BRINLY, SAM</text:p>
          </table:table-cell>
          <table:table-cell table:style-name="ce22" office:value-type="string">
            <text:p>*OFFICE*</text:p>
          </table:table-cell>
          <table:table-cell table:style-name="ce22" office:value-type="string">
            <text:p>212-746-444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7:13</text:p>
          </table:table-cell>
          <table:table-cell table:style-name="ce22" office:value-type="string">
            <text:p>12:29</text:p>
          </table:table-cell>
          <table:table-cell table:style-name="ce22" office:value-type="string">
            <text:p>13:15</text:p>
          </table:table-cell>
          <table:table-cell table:style-name="ce22" office:value-type="string">
            <text:p>sandra</text:p>
          </table:table-cell>
          <table:table-cell table:style-name="ce22" office:value-type="string">
            <text:p>request bill for pickup</text:p>
          </table:table-cell>
        </table:table-row>
        <table:table-row table:style-name="ro2">
          <table:table-cell table:style-name="ce21" office:value-type="date" office:date-value="2016-05-10T10:23:45">
            <text:p>5/10/2016 10:23:45</text:p>
          </table:table-cell>
          <table:table-cell table:style-name="ce22" office:value-type="string">
            <text:p>5/10/2016</text:p>
          </table:table-cell>
          <table:table-cell table:style-name="ce22" office:value-type="string">
            <text:p>BRINLY, SAM</text:p>
          </table:table-cell>
          <table:table-cell table:style-name="ce22" office:value-type="string">
            <text:p>*OFFICE*</text:p>
          </table:table-cell>
          <table:table-cell table:style-name="ce22" office:value-type="string">
            <text:p>212-746-444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7:00</text:p>
          </table:table-cell>
          <table:table-cell table:style-name="ce22" office:value-type="string">
            <text:p>11:00</text:p>
          </table:table-cell>
          <table:table-cell table:style-name="ce22" office:value-type="string">
            <text:p>10:45</text:p>
          </table:table-cell>
          <table:table-cell table:style-name="ce22" office:value-type="string">
            <text:p>Jane Doe</text:p>
          </table:table-cell>
          <table:table-cell table:style-name="ce22" office:value-type="string">
            <text:p>None</text:p>
          </table:table-cell>
        </table:table-row>
        <table:table-row table:style-name="ro2">
          <table:table-cell table:style-name="ce21" office:value-type="date" office:date-value="2016-05-10T10:38:30">
            <text:p>5/10/2016 10:38:31</text:p>
          </table:table-cell>
          <table:table-cell table:style-name="ce22" office:value-type="string">
            <text:p>5/10/2016</text:p>
          </table:table-cell>
          <table:table-cell table:style-name="ce22" office:value-type="string">
            <text:p>BRINLY, SAM</text:p>
          </table:table-cell>
          <table:table-cell table:style-name="ce22" office:value-type="string">
            <text:p>*OFFICE*</text:p>
          </table:table-cell>
          <table:table-cell table:style-name="ce22" office:value-type="string">
            <text:p>212-746-444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7:00</text:p>
          </table:table-cell>
          <table:table-cell table:style-name="ce22" office:value-type="string">
            <text:p>11:00</text:p>
          </table:table-cell>
          <table:table-cell table:style-name="ce22" office:value-type="string">
            <text:p>10:00</text:p>
          </table:table-cell>
          <table:table-cell table:style-name="ce22" office:value-type="string">
            <text:p>Jane Leigh</text:p>
          </table:table-cell>
          <table:table-cell table:style-name="ce22" office:value-type="string">
            <text:p>Don't Be Late</text:p>
          </table:table-cell>
        </table:table-row>
        <table:table-row table:style-name="ro2">
          <table:table-cell table:style-name="ce21" office:value-type="date" office:date-value="2016-05-10T10:49:14">
            <text:p>5/10/2016 10:49:14</text:p>
          </table:table-cell>
          <table:table-cell table:style-name="ce22" office:value-type="string">
            <text:p>5/10/2016</text:p>
          </table:table-cell>
          <table:table-cell table:style-name="ce22" office:value-type="string">
            <text:p>BRINLY, SAM</text:p>
          </table:table-cell>
          <table:table-cell table:style-name="ce22" office:value-type="string">
            <text:p>OB/GYN / INTERNAL MED</text:p>
          </table:table-cell>
          <table:table-cell table:style-name="ce22" office:value-type="string">
            <text:p>212-746-4445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7:00</text:p>
          </table:table-cell>
          <table:table-cell table:style-name="ce22" office:value-type="string">
            <text:p>11:00</text:p>
          </table:table-cell>
          <table:table-cell table:style-name="ce22" office:value-type="string">
            <text:p>10:00</text:p>
          </table:table-cell>
          <table:table-cell table:style-name="ce22" office:value-type="string">
            <text:p>suzy olsen</text:p>
          </table:table-cell>
          <table:table-cell table:style-name="ce22" office:value-type="string">
            <text:p>don't be late</text:p>
          </table:table-cell>
        </table:table-row>
        <table:table-row table:style-name="ro2">
          <table:table-cell table:style-name="ce21" office:value-type="date" office:date-value="2016-05-10T10:50:33">
            <text:p>5/10/2016 10:50:33</text:p>
          </table:table-cell>
          <table:table-cell table:style-name="ce22" office:value-type="string">
            <text:p>5/10/2016</text:p>
          </table:table-cell>
          <table:table-cell table:style-name="ce22" office:value-type="string">
            <text:p>BRINLY, SAM</text:p>
          </table:table-cell>
          <table:table-cell table:style-name="ce22" office:value-type="string">
            <text:p>*OFFICE*</text:p>
          </table:table-cell>
          <table:table-cell table:style-name="ce22" office:value-type="string">
            <text:p>212-746-444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7:00</text:p>
          </table:table-cell>
          <table:table-cell table:style-name="ce22" office:value-type="string">
            <text:p>08:00</text:p>
          </table:table-cell>
          <table:table-cell table:style-name="ce22" office:value-type="string">
            <text:p>07:30</text:p>
          </table:table-cell>
          <table:table-cell table:style-name="ce22" office:value-type="string">
            <text:p>jane</text:p>
          </table:table-cell>
          <table:table-cell table:style-name="ce22" office:value-type="string">
            <text:p>WHOLE OFFICE</text:p>
          </table:table-cell>
        </table:table-row>
        <table:table-row table:style-name="ro2">
          <table:table-cell table:style-name="ce21" office:value-type="date" office:date-value="2016-05-10T11:46:16">
            <text:p>5/10/2016 11:46:16</text:p>
          </table:table-cell>
          <table:table-cell table:style-name="ce22" office:value-type="string">
            <text:p>[1/1/1900]</text:p>
          </table:table-cell>
          <table:table-cell table:style-name="ce22" office:value-type="string">
            <text:p>BRINLY, SAM</text:p>
          </table:table-cell>
          <table:table-cell table:style-name="ce22" office:value-type="string">
            <text:p>OB/GYN</text:p>
          </table:table-cell>
          <table:table-cell table:style-name="ce22" office:value-type="string">
            <text:p>212-746-444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10:00</text:p>
          </table:table-cell>
          <table:table-cell table:style-name="ce22" office:value-type="string">
            <text:p>11:00</text:p>
          </table:table-cell>
          <table:table-cell table:style-name="ce22" office:value-type="string">
            <text:p>10:15</text:p>
          </table:table-cell>
          <table:table-cell table:style-name="ce22" office:value-type="string">
            <text:p>James</text:p>
          </table:table-cell>
        </table:table-row>
        <table:table-row table:style-name="ro2">
          <table:table-cell table:style-name="ce21" office:value-type="date" office:date-value="2016-05-11T08:11:31">
            <text:p>5/11/2016 8:11:31</text:p>
          </table:table-cell>
          <table:table-cell table:style-name="ce22" office:value-type="string">
            <text:p>[1/1/1900]</text:p>
          </table:table-cell>
          <table:table-cell table:style-name="ce22" office:value-type="string">
            <text:p>BRINLY, SAM</text:p>
          </table:table-cell>
          <table:table-cell table:style-name="ce22" office:value-type="string">
            <text:p>*OFFICE*</text:p>
          </table:table-cell>
          <table:table-cell table:style-name="ce22" office:value-type="string">
            <text:p>212-746-444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7:00</text:p>
          </table:table-cell>
          <table:table-cell table:style-name="ce22" office:value-type="string">
            <text:p>13:00</text:p>
          </table:table-cell>
          <table:table-cell table:style-name="ce22" office:value-type="string">
            <text:p>15:30</text:p>
          </table:table-cell>
          <table:table-cell table:style-name="ce22" office:value-type="string">
            <text:p>James</text:p>
          </table:table-cell>
        </table:table-row>
        <table:table-row table:style-name="ro2">
          <table:table-cell table:style-name="ce21" office:value-type="date" office:date-value="2016-05-16T10:02:01">
            <text:p>5/16/2016 10:02:02</text:p>
          </table:table-cell>
          <table:table-cell table:style-name="ce22" office:value-type="string">
            <text:p>[1/1/1900]</text:p>
          </table:table-cell>
          <table:table-cell/>
          <table:table-cell table:style-name="ce22" office:value-type="string">
            <text:p>12 West 72nd Street - INT MED</text:p>
          </table:table-cell>
          <table:table-cell table:style-name="ce22" office:value-type="float" office:value="17775">
            <text:p>17775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9:00</text:p>
          </table:table-cell>
          <table:table-cell table:style-name="ce22" office:value-type="string">
            <text:p>17:00</text:p>
          </table:table-cell>
          <table:table-cell table:style-name="ce22" office:value-type="string">
            <text:p>17:00</text:p>
          </table:table-cell>
          <table:table-cell table:style-name="ce22" office:value-type="string">
            <text:p>test</text:p>
          </table:table-cell>
        </table:table-row>
        <table:table-row table:style-name="ro2">
          <table:table-cell table:style-name="ce21" office:value-type="date" office:date-value="2016-05-16T10:03:01">
            <text:p>5/16/2016 10:03:02</text:p>
          </table:table-cell>
          <table:table-cell table:style-name="ce22" office:value-type="string">
            <text:p>[1/1/1900]</text:p>
          </table:table-cell>
          <table:table-cell/>
          <table:table-cell table:style-name="ce22" office:value-type="string">
            <text:p>310 East 72nd - PHYSICIANS</text:p>
          </table:table-cell>
          <table:table-cell table:style-name="ce22" office:value-type="float" office:value="2125551212">
            <text:p>2125551212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test</text:p>
          </table:table-cell>
        </table:table-row>
        <table:table-row table:style-name="ro2">
          <table:table-cell table:style-name="ce21" office:value-type="date" office:date-value="2016-05-18T12:12:23">
            <text:p>5/18/2016 12:12:23</text:p>
          </table:table-cell>
          <table:table-cell table:style-name="ce22" office:value-type="string">
            <text:p>[1/1/1900]</text:p>
          </table:table-cell>
          <table:table-cell/>
          <table:table-cell table:style-name="ce22" office:value-type="string">
            <text:p>12 West 72nd Street - OB/GYN</text:p>
          </table:table-cell>
          <table:table-cell table:style-name="ce22" office:value-type="float" office:value="17792">
            <text:p>17792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TEST</text:p>
          </table:table-cell>
        </table:table-row>
        <table:table-row table:style-name="ro2">
          <table:table-cell table:style-name="ce21" office:value-type="date" office:date-value="2016-05-18T12:13:24">
            <text:p>5/18/2016 12:13:24</text:p>
          </table:table-cell>
          <table:table-cell table:style-name="ce22" office:value-type="string">
            <text:p>[1/1/1900]</text:p>
          </table:table-cell>
          <table:table-cell/>
          <table:table-cell table:style-name="ce22" office:value-type="string">
            <text:p>12 West 72nd Street - INT MED</text:p>
          </table:table-cell>
          <table:table-cell table:style-name="ce22" office:value-type="float" office:value="17775">
            <text:p>17775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TEST 2</text:p>
          </table:table-cell>
        </table:table-row>
        <table:table-row table:style-name="ro2">
          <table:table-cell table:style-name="ce21" office:value-type="date" office:date-value="2016-05-23T08:06:21">
            <text:p>5/23/2016 8:06:2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REYES, ERIKA</text:p>
          </table:table-cell>
          <table:table-cell table:style-name="ce22" office:value-type="string">
            <text:p>12 West 72nd Street - INT MED</text:p>
          </table:table-cell>
          <table:table-cell table:style-name="ce22" office:value-type="float" office:value="17775">
            <text:p>177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ly</text:p>
          </table:table-cell>
        </table:table-row>
        <table:table-row table:style-name="ro2">
          <table:table-cell table:style-name="ce21" office:value-type="date" office:date-value="2016-05-23T08:06:49">
            <text:p>5/23/2016 8:06:4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REYES, ERIKA</text:p>
          </table:table-cell>
          <table:table-cell table:style-name="ce22" office:value-type="string">
            <text:p>12 West 72nd Street - OB/GYN</text:p>
          </table:table-cell>
          <table:table-cell table:style-name="ce22" office:value-type="float" office:value="17792">
            <text:p>1779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mara</text:p>
          </table:table-cell>
        </table:table-row>
        <table:table-row table:style-name="ro2">
          <table:table-cell table:style-name="ce21" office:value-type="date" office:date-value="2016-05-23T08:11:41">
            <text:p>5/23/2016 8:11:4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REYES, ERIKA</text:p>
          </table:table-cell>
          <table:table-cell table:style-name="ce22" office:value-type="string">
            <text:p>Dobrenis, Hockstein </text:p>
          </table:table-cell>
          <table:table-cell table:style-name="ce22" office:value-type="string">
            <text:p>821-08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ddy</text:p>
          </table:table-cell>
        </table:table-row>
        <table:table-row table:style-name="ro2">
          <table:table-cell table:style-name="ce21" office:value-type="date" office:date-value="2016-05-23T08:12:18">
            <text:p>5/23/2016 8:12:1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REYES, ERIKA</text:p>
          </table:table-cell>
          <table:table-cell table:style-name="ce22" office:value-type="string">
            <text:p>Shaktman, Barry </text:p>
          </table:table-cell>
          <table:table-cell table:style-name="ce22" office:value-type="string">
            <text:p>746-323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abrina</text:p>
          </table:table-cell>
        </table:table-row>
        <table:table-row table:style-name="ro2">
          <table:table-cell table:style-name="ce21" office:value-type="date" office:date-value="2016-05-23T08:14:16">
            <text:p>5/23/2016 8:14:1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REEN-SMITH, MARCIA</text:p>
          </table:table-cell>
          <table:table-cell table:style-name="ce22" office:value-type="string">
            <text:p>J-130</text:p>
          </table:table-cell>
          <table:table-cell table:style-name="ce22" office:value-type="string">
            <text:p>746-034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abrina</text:p>
          </table:table-cell>
        </table:table-row>
        <table:table-row table:style-name="ro2">
          <table:table-cell table:style-name="ce21" office:value-type="date" office:date-value="2016-05-23T08:14:49">
            <text:p>5/23/2016 8:14:5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REEN-SMITH, MARCIA</text:p>
          </table:table-cell>
          <table:table-cell table:style-name="ce22" office:value-type="string">
            <text:p>12 West 72nd Street - PEDS</text:p>
          </table:table-cell>
          <table:table-cell table:style-name="ce22" office:value-type="float" office:value="17766">
            <text:p>1776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Yulia</text:p>
          </table:table-cell>
        </table:table-row>
        <table:table-row table:style-name="ro2">
          <table:table-cell table:style-name="ce21" office:value-type="date" office:date-value="2016-05-23T08:15:35">
            <text:p>5/23/2016 8:15:3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Tribeca - 40 Worth Street - INTERNAL MED</text:p>
          </table:table-cell>
          <table:table-cell table:style-name="ce22" office:value-type="string">
            <text:p>646-962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i</text:p>
          </table:table-cell>
        </table:table-row>
        <table:table-row table:style-name="ro2">
          <table:table-cell table:style-name="ce21" office:value-type="date" office:date-value="2016-05-23T08:15:54">
            <text:p>5/23/2016 8:15:5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Tribeca - 40 Worth Street - OB/GYN</text:p>
          </table:table-cell>
          <table:table-cell table:style-name="ce22" office:value-type="string">
            <text:p>646-962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i</text:p>
          </table:table-cell>
        </table:table-row>
        <table:table-row table:style-name="ro2">
          <table:table-cell table:style-name="ce21" office:value-type="date" office:date-value="2016-05-23T08:16:16">
            <text:p>5/23/2016 8:16:1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Tribeca - 40 Worth Street - PEDS</text:p>
          </table:table-cell>
          <table:table-cell table:style-name="ce22" office:value-type="string">
            <text:p>646-962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i</text:p>
          </table:table-cell>
        </table:table-row>
        <table:table-row table:style-name="ro2">
          <table:table-cell table:style-name="ce21" office:value-type="date" office:date-value="2016-05-23T08:18:25">
            <text:p>5/23/2016 8:18:2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Yarberry-[ALL]en, Patricia </text:p>
          </table:table-cell>
          <table:table-cell table:style-name="ce22" office:value-type="string">
            <text:p>410-428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rica</text:p>
          </table:table-cell>
        </table:table-row>
        <table:table-row table:style-name="ro2">
          <table:table-cell table:style-name="ce21" office:value-type="date" office:date-value="2016-05-23T08:19:31">
            <text:p>5/23/2016 8:19:3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425 E 61st St - 11th Floor</text:p>
          </table:table-cell>
          <table:table-cell table:style-name="ce22" office:value-type="string">
            <text:p>821-09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ydua</text:p>
          </table:table-cell>
        </table:table-row>
        <table:table-row table:style-name="ro2">
          <table:table-cell table:style-name="ce21" office:value-type="date" office:date-value="2016-05-23T08:20:47">
            <text:p>5/23/2016 8:20:4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8 North - M2 - DIALYSIS</text:p>
          </table:table-cell>
          <table:table-cell table:style-name="ce22" office:value-type="string">
            <text:p>746-3151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Joan</text:p>
          </table:table-cell>
          <table:table-cell table:style-name="ce22" office:value-type="string">
            <text:p>Utilizing Escort</text:p>
          </table:table-cell>
        </table:table-row>
        <table:table-row table:style-name="ro2">
          <table:table-cell table:style-name="ce21" office:value-type="date" office:date-value="2016-05-23T08:21:20">
            <text:p>5/23/2016 8:21:2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Altorki, Nasser K.</text:p>
          </table:table-cell>
          <table:table-cell table:style-name="ce22" office:value-type="string">
            <text:p>746-515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arah</text:p>
          </table:table-cell>
        </table:table-row>
        <table:table-row table:style-name="ro2">
          <table:table-cell table:style-name="ce21" office:value-type="date" office:date-value="2016-05-23T08:22:19">
            <text:p>5/23/2016 8:22:1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BAKER - 23 - PEDS SPCL STUDIES</text:p>
          </table:table-cell>
          <table:table-cell table:style-name="ce22" office:value-type="string">
            <text:p>746-332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ne</text:p>
          </table:table-cell>
        </table:table-row>
        <table:table-row table:style-name="ro2">
          <table:table-cell table:style-name="ce21" office:value-type="date" office:date-value="2016-05-23T08:24:16">
            <text:p>5/23/2016 8:24:1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BAKER - 24</text:p>
          </table:table-cell>
          <table:table-cell table:style-name="ce22" office:value-type="string">
            <text:p>746-418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liah</text:p>
          </table:table-cell>
        </table:table-row>
        <table:table-row table:style-name="ro2">
          <table:table-cell table:style-name="ce21" office:value-type="date" office:date-value="2016-05-23T08:26:09">
            <text:p>5/23/2016 8:26:0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Bednarek, Karl T</text:p>
          </table:table-cell>
          <table:table-cell table:style-name="ce22" office:value-type="string">
            <text:p>718-389-8585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Sasha</text:p>
          </table:table-cell>
          <table:table-cell table:style-name="ce22" office:value-type="string">
            <text:p>Dr. will not be seeing patients.</text:p>
          </table:table-cell>
        </table:table-row>
        <table:table-row table:style-name="ro2">
          <table:table-cell table:style-name="ce21" office:value-type="date" office:date-value="2016-05-23T08:27:16">
            <text:p>5/23/2016 8:27:1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Borer, Jeffery S</text:p>
          </table:table-cell>
          <table:table-cell table:style-name="ce22" office:value-type="string">
            <text:p>289-77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orene</text:p>
          </table:table-cell>
        </table:table-row>
        <table:table-row table:style-name="ro2">
          <table:table-cell table:style-name="ce21" office:value-type="date" office:date-value="2016-05-23T08:27:47">
            <text:p>5/23/2016 8:27:4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ARDIOLOGY - ST4</text:p>
          </table:table-cell>
          <table:table-cell table:style-name="ce22" office:value-type="string">
            <text:p>746-217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nnifer</text:p>
          </table:table-cell>
        </table:table-row>
        <table:table-row table:style-name="ro2">
          <table:table-cell table:style-name="ce21" office:value-type="date" office:date-value="2016-05-23T08:28:44">
            <text:p>5/23/2016 8:28:4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ENTER FOR SPECIALTY CARE</text:p>
          </table:table-cell>
          <table:table-cell table:style-name="ce22" office:value-type="string">
            <text:p>570-4000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oyce</text:p>
          </table:table-cell>
        </table:table-row>
        <table:table-row table:style-name="ro2">
          <table:table-cell table:style-name="ce21" office:value-type="date" office:date-value="2016-05-23T08:29:34">
            <text:p>5/23/2016 8:29:3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/MILLER, CASSANDRA</text:p>
          </table:table-cell>
          <table:table-cell table:style-name="ce22" office:value-type="string">
            <text:p>Bosworth, Brian / Scherl, Ellen / Jacobs, V</text:p>
          </table:table-cell>
          <table:table-cell table:style-name="ce22" office:value-type="string">
            <text:p>746-50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eisha</text:p>
          </table:table-cell>
        </table:table-row>
        <table:table-row table:style-name="ro2">
          <table:table-cell table:style-name="ce21" office:value-type="date" office:date-value="2016-05-23T08:31:12">
            <text:p>5/23/2016 8:31:1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215 East 85th Street - PEDS</text:p>
          </table:table-cell>
          <table:table-cell table:style-name="ce22" office:value-type="float" office:value="17347">
            <text:p>1734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Veronica</text:p>
          </table:table-cell>
        </table:table-row>
        <table:table-row table:style-name="ro2">
          <table:table-cell table:style-name="ce21" office:value-type="date" office:date-value="2016-05-23T08:33:07">
            <text:p>5/23/2016 8:33:0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ARNEGIE HILL - ENDOSCOPY</text:p>
          </table:table-cell>
          <table:table-cell table:style-name="ce22" office:value-type="string">
            <text:p>860-63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rlene</text:p>
          </table:table-cell>
        </table:table-row>
        <table:table-row table:style-name="ro2">
          <table:table-cell table:style-name="ce21" office:value-type="date" office:date-value="2016-05-23T08:33:26">
            <text:p>5/23/2016 8:33:2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Basuk, Paul </text:p>
          </table:table-cell>
          <table:table-cell table:style-name="ce22" office:value-type="string">
            <text:p>861-971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drea</text:p>
          </table:table-cell>
        </table:table-row>
        <table:table-row table:style-name="ro2">
          <table:table-cell table:style-name="ce21" office:value-type="date" office:date-value="2016-05-23T08:33:58">
            <text:p>5/23/2016 8:33:5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Bragin, Llana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nielle</text:p>
          </table:table-cell>
        </table:table-row>
        <table:table-row table:style-name="ro2">
          <table:table-cell table:style-name="ce21" office:value-type="date" office:date-value="2016-05-23T08:34:19">
            <text:p>5/23/2016 8:34:2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Chang, Joseph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nielle</text:p>
          </table:table-cell>
        </table:table-row>
        <table:table-row table:style-name="ro2">
          <table:table-cell table:style-name="ce21" office:value-type="date" office:date-value="2016-05-23T08:34:42">
            <text:p>5/23/2016 8:34:4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Cohen, David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nielle</text:p>
          </table:table-cell>
        </table:table-row>
        <table:table-row table:style-name="ro2">
          <table:table-cell table:style-name="ce21" office:value-type="date" office:date-value="2016-05-23T08:35:02">
            <text:p>5/23/2016 8:35:0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Rosinni, Jane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nielle</text:p>
          </table:table-cell>
        </table:table-row>
        <table:table-row table:style-name="ro2">
          <table:table-cell table:style-name="ce21" office:value-type="date" office:date-value="2016-05-23T08:35:20">
            <text:p>5/23/2016 8:35:2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Sanford, Marie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nielle</text:p>
          </table:table-cell>
        </table:table-row>
        <table:table-row table:style-name="ro2">
          <table:table-cell table:style-name="ce21" office:value-type="date" office:date-value="2016-05-23T08:35:38">
            <text:p>5/23/2016 8:35:3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Shultz, Christopher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nielle</text:p>
          </table:table-cell>
        </table:table-row>
        <table:table-row table:style-name="ro2">
          <table:table-cell table:style-name="ce21" office:value-type="date" office:date-value="2016-05-23T08:36:26">
            <text:p>5/23/2016 8:36:2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Wu, Yu-Hsin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nielle</text:p>
          </table:table-cell>
        </table:table-row>
        <table:table-row table:style-name="ro2">
          <table:table-cell table:style-name="ce21" office:value-type="date" office:date-value="2016-05-23T08:36:48">
            <text:p>5/23/2016 8:36:4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Tahir, Muhammad</text:p>
          </table:table-cell>
          <table:table-cell table:style-name="ce22" office:value-type="string">
            <text:p>718-230-581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ncy</text:p>
          </table:table-cell>
        </table:table-row>
        <table:table-row table:style-name="ro2">
          <table:table-cell table:style-name="ce21" office:value-type="date" office:date-value="2016-05-23T08:37:09">
            <text:p>5/23/2016 8:37:0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Wu, Jennifer</text:p>
          </table:table-cell>
          <table:table-cell table:style-name="ce22" office:value-type="string">
            <text:p>508-889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hy</text:p>
          </table:table-cell>
        </table:table-row>
        <table:table-row table:style-name="ro2">
          <table:table-cell table:style-name="ce21" office:value-type="date" office:date-value="2016-05-23T08:37:23">
            <text:p>5/23/2016 8:37:2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Wu, Jennifer  (WMWH) 2nd LOC.</text:p>
          </table:table-cell>
          <table:table-cell table:style-name="ce22" office:value-type="string">
            <text:p>646-701-002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hy</text:p>
          </table:table-cell>
        </table:table-row>
        <table:table-row table:style-name="ro2">
          <table:table-cell table:style-name="ce21" office:value-type="date" office:date-value="2016-05-23T08:39:37">
            <text:p>5/23/2016 8:39:3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Miskovitz, Paul / Eng, Angie / Cooper, Robert</text:p>
          </table:table-cell>
          <table:table-cell table:style-name="ce22" office:value-type="string">
            <text:p>717-496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eslie</text:p>
          </table:table-cell>
        </table:table-row>
        <table:table-row table:style-name="ro2">
          <table:table-cell table:style-name="ce21" office:value-type="date" office:date-value="2016-05-23T08:40:15">
            <text:p>5/23/2016 8:40:1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Gelfand </text:p>
          </table:table-cell>
          <table:table-cell table:style-name="ce22" office:value-type="string">
            <text:p>879-3496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ianna</text:p>
          </table:table-cell>
        </table:table-row>
        <table:table-row table:style-name="ro2">
          <table:table-cell table:style-name="ce21" office:value-type="date" office:date-value="2016-05-23T08:40:53">
            <text:p>5/23/2016 8:40:5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Klein, Harvey</text:p>
          </table:table-cell>
          <table:table-cell table:style-name="ce22" office:value-type="float" office:value="14101">
            <text:p>1410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roline</text:p>
          </table:table-cell>
        </table:table-row>
        <table:table-row table:style-name="ro2">
          <table:table-cell table:style-name="ce21" office:value-type="date" office:date-value="2016-05-23T08:41:14">
            <text:p>5/23/2016 8:41:1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Bardes, Charles</text:p>
          </table:table-cell>
          <table:table-cell table:style-name="ce22" office:value-type="string">
            <text:p>646-962-345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lthea</text:p>
          </table:table-cell>
        </table:table-row>
        <table:table-row table:style-name="ro2">
          <table:table-cell table:style-name="ce21" office:value-type="date" office:date-value="2016-05-23T08:41:41">
            <text:p>5/23/2016 8:41:4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215 East 85th Street - OB/GYN / INTERNAL MED</text:p>
          </table:table-cell>
          <table:table-cell table:style-name="ce22" office:value-type="float" office:value="17326">
            <text:p>1732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therine</text:p>
          </table:table-cell>
        </table:table-row>
        <table:table-row table:style-name="ro2">
          <table:table-cell table:style-name="ce21" office:value-type="date" office:date-value="2016-05-23T08:42:05">
            <text:p>5/23/2016 8:42:0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/MESSINA, CRYSTAL</text:p>
          </table:table-cell>
          <table:table-cell table:style-name="ce22" office:value-type="string">
            <text:p>Horizon Medical Group - WCPN</text:p>
          </table:table-cell>
          <table:table-cell table:style-name="ce22" office:value-type="string">
            <text:p>212-879-77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ddie</text:p>
          </table:table-cell>
        </table:table-row>
        <table:table-row table:style-name="ro2">
          <table:table-cell table:style-name="ce21" office:value-type="date" office:date-value="2016-05-23T08:43:45">
            <text:p>5/23/2016 8:43:4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rawford, Carl</text:p>
          </table:table-cell>
          <table:table-cell table:style-name="ce22" office:value-type="float" office:value="15329">
            <text:p>1532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stina</text:p>
          </table:table-cell>
        </table:table-row>
        <table:table-row table:style-name="ro2">
          <table:table-cell table:style-name="ce21" office:value-type="date" office:date-value="2016-05-23T08:44:09">
            <text:p>5/23/2016 8:44:0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altz, Charles</text:p>
          </table:table-cell>
          <table:table-cell table:style-name="ce22" office:value-type="string">
            <text:p>962-538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stina</text:p>
          </table:table-cell>
        </table:table-row>
        <table:table-row table:style-name="ro2">
          <table:table-cell table:style-name="ce21" office:value-type="date" office:date-value="2016-05-23T08:44:32">
            <text:p>5/23/2016 8:44:3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lsen, Sonja Kristine / Brown, Robert / Fox, [ALL]ison / Lavine, S</text:p>
          </table:table-cell>
          <table:table-cell table:style-name="ce22" office:value-type="string">
            <text:p>646-962-548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stina</text:p>
          </table:table-cell>
        </table:table-row>
        <table:table-row table:style-name="ro2">
          <table:table-cell table:style-name="ce21" office:value-type="date" office:date-value="2016-05-23T08:44:50">
            <text:p>5/23/2016 8:44:5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lson, Mary</text:p>
          </table:table-cell>
          <table:table-cell table:style-name="ce22" office:value-type="string">
            <text:p>646-962-47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stina</text:p>
          </table:table-cell>
        </table:table-row>
        <table:table-row table:style-name="ro2">
          <table:table-cell table:style-name="ce21" office:value-type="date" office:date-value="2016-05-23T08:49:01">
            <text:p>5/23/2016 8:49:0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reatura, Chris</text:p>
          </table:table-cell>
          <table:table-cell table:style-name="ce22" office:value-type="string">
            <text:p>772-38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eryl</text:p>
          </table:table-cell>
        </table:table-row>
        <table:table-row table:style-name="ro2">
          <table:table-cell table:style-name="ce21" office:value-type="date" office:date-value="2016-05-23T08:49:43">
            <text:p>5/23/2016 8:49:4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Joan Kent </text:p>
          </table:table-cell>
          <table:table-cell table:style-name="ce22" office:value-type="string">
            <text:p>772-29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eryl</text:p>
          </table:table-cell>
        </table:table-row>
        <table:table-row table:style-name="ro2">
          <table:table-cell table:style-name="ce21" office:value-type="date" office:date-value="2016-05-23T08:50:12">
            <text:p>5/23/2016 8:50:1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Carlon, Anne</text:p>
          </table:table-cell>
          <table:table-cell table:style-name="ce22" office:value-type="string">
            <text:p>988-81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eryl</text:p>
          </table:table-cell>
        </table:table-row>
        <table:table-row table:style-name="ro2">
          <table:table-cell table:style-name="ce21" office:value-type="date" office:date-value="2016-05-23T08:51:00">
            <text:p>5/23/2016 8:51:0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Girardi, Leonard</text:p>
          </table:table-cell>
          <table:table-cell table:style-name="ce22" office:value-type="string">
            <text:p>746-519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rmen</text:p>
          </table:table-cell>
        </table:table-row>
        <table:table-row table:style-name="ro2">
          <table:table-cell table:style-name="ce21" office:value-type="date" office:date-value="2016-05-23T08:51:44">
            <text:p>5/23/2016 8:51:4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EMO ONC - ST 341</text:p>
          </table:table-cell>
          <table:table-cell table:style-name="ce22" office:value-type="string">
            <text:p>746-510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lena Lungu</text:p>
          </table:table-cell>
        </table:table-row>
        <table:table-row table:style-name="ro2">
          <table:table-cell table:style-name="ce21" office:value-type="date" office:date-value="2016-05-23T08:52:27">
            <text:p>5/23/2016 8:52:2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ochreiter, Clair</text:p>
          </table:table-cell>
          <table:table-cell table:style-name="ce22" office:value-type="string">
            <text:p>746-584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thy</text:p>
          </table:table-cell>
        </table:table-row>
        <table:table-row table:style-name="ro2">
          <table:table-cell table:style-name="ce21" office:value-type="date" office:date-value="2016-05-23T08:56:35">
            <text:p>5/23/2016 8:56:3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SS - Lane, Joseph</text:p>
          </table:table-cell>
          <table:table-cell table:style-name="ce22" office:value-type="string">
            <text:p>606-117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icole</text:p>
          </table:table-cell>
        </table:table-row>
        <table:table-row table:style-name="ro2">
          <table:table-cell table:style-name="ce21" office:value-type="date" office:date-value="2016-05-23T08:57:06">
            <text:p>5/23/2016 8:57:0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T - 4 </text:p>
          </table:table-cell>
          <table:table-cell table:style-name="ce22" office:value-type="string">
            <text:p>746-288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ika</text:p>
          </table:table-cell>
        </table:table-row>
        <table:table-row table:style-name="ro2">
          <table:table-cell table:style-name="ce21" office:value-type="date" office:date-value="2016-05-23T08:59:18">
            <text:p>5/23/2016 8:59:1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YPERTENSION</text:p>
          </table:table-cell>
          <table:table-cell table:style-name="ce22" office:value-type="string">
            <text:p>962-260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le</text:p>
          </table:table-cell>
        </table:table-row>
        <table:table-row table:style-name="ro2">
          <table:table-cell table:style-name="ce21" office:value-type="date" office:date-value="2016-05-23T09:00:52">
            <text:p>5/23/2016 9:00:5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Jacobs, Jonathan</text:p>
          </table:table-cell>
          <table:table-cell table:style-name="ce22" office:value-type="string">
            <text:p>746-187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ori</text:p>
          </table:table-cell>
        </table:table-row>
        <table:table-row table:style-name="ro2">
          <table:table-cell table:style-name="ce21" office:value-type="date" office:date-value="2016-05-23T09:02:39">
            <text:p>5/23/2016 9:02:4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Jacobs, Michael</text:p>
          </table:table-cell>
          <table:table-cell table:style-name="ce22" office:value-type="string">
            <text:p>212-772-71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iki</text:p>
          </table:table-cell>
        </table:table-row>
        <table:table-row table:style-name="ro2">
          <table:table-cell table:style-name="ce21" office:value-type="date" office:date-value="2016-05-23T09:03:41">
            <text:p>5/23/2016 9:03:4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Lanzberg, Brian</text:p>
          </table:table-cell>
          <table:table-cell table:style-name="ce22" office:value-type="string">
            <text:p>737-5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arbara</text:p>
          </table:table-cell>
        </table:table-row>
        <table:table-row table:style-name="ro2">
          <table:table-cell table:style-name="ce21" office:value-type="date" office:date-value="2016-05-23T09:04:49">
            <text:p>5/23/2016 9:04:4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Levy, Miriam </text:p>
          </table:table-cell>
          <table:table-cell table:style-name="ce22" office:value-type="string">
            <text:p>794-2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eseria</text:p>
          </table:table-cell>
        </table:table-row>
        <table:table-row table:style-name="ro2">
          <table:table-cell table:style-name="ce21" office:value-type="date" office:date-value="2016-05-23T09:05:38">
            <text:p>5/23/2016 9:05:3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agid, Norman</text:p>
          </table:table-cell>
          <table:table-cell table:style-name="ce22" office:value-type="string">
            <text:p>752-346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dina</text:p>
          </table:table-cell>
        </table:table-row>
        <table:table-row table:style-name="ro2">
          <table:table-cell table:style-name="ce21" office:value-type="date" office:date-value="2016-05-23T09:06:43">
            <text:p>5/23/2016 9:06:4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anevitz, Alan</text:p>
          </table:table-cell>
          <table:table-cell table:style-name="ce22" office:value-type="string">
            <text:p>751-507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gie</text:p>
          </table:table-cell>
        </table:table-row>
        <table:table-row table:style-name="ro2">
          <table:table-cell table:style-name="ce21" office:value-type="date" office:date-value="2016-05-23T09:20:27">
            <text:p>5/23/2016 9:20:2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D Park Ave - Ellis, George</text:p>
          </table:table-cell>
          <table:table-cell table:style-name="ce22" office:value-type="string">
            <text:p>646-350-04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lhela</text:p>
          </table:table-cell>
        </table:table-row>
        <table:table-row table:style-name="ro2">
          <table:table-cell table:style-name="ce21" office:value-type="date" office:date-value="2016-05-23T09:20:40">
            <text:p>5/23/2016 9:20:4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D Park Ave - [ALL]</text:p>
          </table:table-cell>
          <table:table-cell table:style-name="ce22" office:value-type="string">
            <text:p>646-350-04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lhela</text:p>
          </table:table-cell>
        </table:table-row>
        <table:table-row table:style-name="ro2">
          <table:table-cell table:style-name="ce21" office:value-type="date" office:date-value="2016-05-23T09:20:51">
            <text:p>5/23/2016 9:20:5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D Park Ave - Midonick, Shari</text:p>
          </table:table-cell>
          <table:table-cell table:style-name="ce22" office:value-type="string">
            <text:p>646-350-04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lhela</text:p>
          </table:table-cell>
        </table:table-row>
        <table:table-row table:style-name="ro2">
          <table:table-cell table:style-name="ce21" office:value-type="date" office:date-value="2016-05-23T09:23:18">
            <text:p>5/23/2016 9:23:1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XF-300 - [ALL]</text:p>
          </table:table-cell>
          <table:table-cell table:style-name="ce22" office:value-type="string">
            <text:p>962-6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a</text:p>
          </table:table-cell>
        </table:table-row>
        <table:table-row table:style-name="ro2">
          <table:table-cell table:style-name="ce21" office:value-type="date" office:date-value="2016-05-23T09:23:42">
            <text:p>5/23/2016 9:23:4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XF-300 - Niesvizky, Rubin</text:p>
          </table:table-cell>
          <table:table-cell table:style-name="ce22" office:value-type="string">
            <text:p>962-6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a</text:p>
          </table:table-cell>
        </table:table-row>
        <table:table-row table:style-name="ro2">
          <table:table-cell table:style-name="ce21" office:value-type="date" office:date-value="2016-05-23T09:23:54">
            <text:p>5/23/2016 9:23:5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XF-300 - Pearse, Roger</text:p>
          </table:table-cell>
          <table:table-cell table:style-name="ce22" office:value-type="string">
            <text:p>962-6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a</text:p>
          </table:table-cell>
        </table:table-row>
        <table:table-row table:style-name="ro2">
          <table:table-cell table:style-name="ce21" office:value-type="date" office:date-value="2016-05-23T09:24:06">
            <text:p>5/23/2016 9:24:0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XF-300 - Tomer, Mark</text:p>
          </table:table-cell>
          <table:table-cell table:style-name="ce22" office:value-type="string">
            <text:p>962-6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a</text:p>
          </table:table-cell>
        </table:table-row>
        <table:table-row table:style-name="ro2">
          <table:table-cell table:style-name="ce21" office:value-type="date" office:date-value="2016-05-23T09:25:02">
            <text:p>5/23/2016 9:25:0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asmantier, Mark , Coleman, Morton, Decter, Julian</text:p>
          </table:table-cell>
          <table:table-cell table:style-name="ce22" office:value-type="string">
            <text:p>517-59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ynn</text:p>
          </table:table-cell>
        </table:table-row>
        <table:table-row table:style-name="ro2">
          <table:table-cell table:style-name="ce21" office:value-type="date" office:date-value="2016-05-23T09:26:37">
            <text:p>5/23/2016 9:26:3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REIPHERAL NEUROPHATY (Group)</text:p>
          </table:table-cell>
          <table:table-cell table:style-name="ce22" office:value-type="string">
            <text:p>646-962-320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heresa</text:p>
          </table:table-cell>
        </table:table-row>
        <table:table-row table:style-name="ro2">
          <table:table-cell table:style-name="ce21" office:value-type="date" office:date-value="2016-05-23T09:27:26">
            <text:p>5/23/2016 9:27:2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resby Draw Station</text:p>
          </table:table-cell>
          <table:table-cell table:style-name="ce22" office:value-type="string">
            <text:p>326-8444/337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ren</text:p>
          </table:table-cell>
        </table:table-row>
        <table:table-row table:style-name="ro2">
          <table:table-cell table:style-name="ce21" office:value-type="date" office:date-value="2016-05-23T09:28:41">
            <text:p>5/23/2016 9:28:4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rystowsky, Janet H </text:p>
          </table:table-cell>
          <table:table-cell table:style-name="ce22" office:value-type="string">
            <text:p>230-121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garet</text:p>
          </table:table-cell>
        </table:table-row>
        <table:table-row table:style-name="ro2">
          <table:table-cell table:style-name="ce21" office:value-type="date" office:date-value="2016-05-23T09:30:08">
            <text:p>5/23/2016 9:30:0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urohit, Rajveer</text:p>
          </table:table-cell>
          <table:table-cell table:style-name="ce22" office:value-type="string">
            <text:p>772-39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am</text:p>
          </table:table-cell>
        </table:table-row>
        <table:table-row table:style-name="ro2">
          <table:table-cell table:style-name="ce21" office:value-type="date" office:date-value="2016-05-23T09:32:17">
            <text:p>5/23/2016 9:32:1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Reed, Lawrence </text:p>
          </table:table-cell>
          <table:table-cell table:style-name="ce22" office:value-type="string">
            <text:p>772-83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rmel</text:p>
          </table:table-cell>
        </table:table-row>
        <table:table-row table:style-name="ro2">
          <table:table-cell table:style-name="ce21" office:value-type="date" office:date-value="2016-05-23T09:34:02">
            <text:p>5/23/2016 9:34:0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Rochwarger, Arnold / Goldin, Howard</text:p>
          </table:table-cell>
          <table:table-cell table:style-name="ce22" office:value-type="string">
            <text:p>249-040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elly</text:p>
          </table:table-cell>
        </table:table-row>
        <table:table-row table:style-name="ro2">
          <table:table-cell table:style-name="ce21" office:value-type="date" office:date-value="2016-05-23T09:35:17">
            <text:p>5/23/2016 9:35:1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adick, Neil</text:p>
          </table:table-cell>
          <table:table-cell table:style-name="ce22" office:value-type="string">
            <text:p>772-72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lena</text:p>
          </table:table-cell>
        </table:table-row>
        <table:table-row table:style-name="ro2">
          <table:table-cell table:style-name="ce21" office:value-type="date" office:date-value="2016-05-23T09:36:37">
            <text:p>5/23/2016 9:36:3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crimminger, Leon </text:p>
          </table:table-cell>
          <table:table-cell table:style-name="ce22" office:value-type="string">
            <text:p>249-162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elissa</text:p>
          </table:table-cell>
        </table:table-row>
        <table:table-row table:style-name="ro2">
          <table:table-cell table:style-name="ce21" office:value-type="date" office:date-value="2016-05-23T09:37:41">
            <text:p>5/23/2016 9:37:4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otelo, Julio E</text:p>
          </table:table-cell>
          <table:table-cell table:style-name="ce22" office:value-type="string">
            <text:p>439-67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rasella</text:p>
          </table:table-cell>
        </table:table-row>
        <table:table-row table:style-name="ro2">
          <table:table-cell table:style-name="ce21" office:value-type="date" office:date-value="2016-05-23T09:38:23">
            <text:p>5/23/2016 9:38:2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teigman, Shaun </text:p>
          </table:table-cell>
          <table:table-cell table:style-name="ce22" office:value-type="string">
            <text:p>746-564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rin</text:p>
          </table:table-cell>
        </table:table-row>
        <table:table-row table:style-name="ro2">
          <table:table-cell table:style-name="ce21" office:value-type="date" office:date-value="2016-05-23T09:40:59">
            <text:p>5/23/2016 9:40:5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UROLOGY - ST - 9</text:p>
          </table:table-cell>
          <table:table-cell table:style-name="ce22" office:value-type="string">
            <text:p>746-545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shona</text:p>
          </table:table-cell>
        </table:table-row>
        <table:table-row table:style-name="ro2">
          <table:table-cell table:style-name="ce21" office:value-type="date" office:date-value="2016-05-23T09:49:18">
            <text:p>5/23/2016 9:49:1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WCMC - General Surgery</text:p>
          </table:table-cell>
          <table:table-cell table:style-name="ce22" office:value-type="string">
            <text:p>746-513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sa</text:p>
          </table:table-cell>
        </table:table-row>
        <table:table-row table:style-name="ro2">
          <table:table-cell table:style-name="ce21" office:value-type="date" office:date-value="2016-05-23T09:50:00">
            <text:p>5/23/2016 9:50:0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Williams, John</text:p>
          </table:table-cell>
          <table:table-cell table:style-name="ce22" office:value-type="string">
            <text:p>212-861-11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therine</text:p>
          </table:table-cell>
        </table:table-row>
        <table:table-row table:style-name="ro2">
          <table:table-cell table:style-name="ce21" office:value-type="date" office:date-value="2016-05-23T09:50:47">
            <text:p>5/23/2016 9:50:4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WCMC - Bariatric Surgery</text:p>
          </table:table-cell>
          <table:table-cell table:style-name="ce22" office:value-type="string">
            <text:p>746-918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t</text:p>
          </table:table-cell>
        </table:table-row>
        <table:table-row table:style-name="ro2">
          <table:table-cell table:style-name="ce21" office:value-type="date" office:date-value="2016-05-23T09:53:57">
            <text:p>5/23/2016 9:53:5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WRIGHT CENTER</text:p>
          </table:table-cell>
          <table:table-cell table:style-name="ce22" office:value-type="string">
            <text:p>746-7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ssie</text:p>
          </table:table-cell>
        </table:table-row>
        <table:table-row table:style-name="ro2">
          <table:table-cell table:style-name="ce21" office:value-type="date" office:date-value="2016-05-24T09:16:03">
            <text:p>5/24/2016 9:16:0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Newman-Cedar / Dr. Sacks / Dr. Gordon</text:p>
          </table:table-cell>
          <table:table-cell table:style-name="ce22" office:value-type="string">
            <text:p>737-78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uthanne</text:p>
          </table:table-cell>
        </table:table-row>
        <table:table-row table:style-name="ro2">
          <table:table-cell table:style-name="ce21" office:value-type="date" office:date-value="2016-05-24T09:16:58">
            <text:p>5/24/2016 9:16:5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Gubernick, Martin </text:p>
          </table:table-cell>
          <table:table-cell table:style-name="ce22" office:value-type="string">
            <text:p>821-086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lian</text:p>
          </table:table-cell>
        </table:table-row>
        <table:table-row table:style-name="ro2">
          <table:table-cell table:style-name="ce21" office:value-type="date" office:date-value="2016-05-24T09:17:53">
            <text:p>5/24/2016 9:17:5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Ramos, Elizabeth</text:p>
          </table:table-cell>
          <table:table-cell table:style-name="ce22" office:value-type="string">
            <text:p>396-035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loria</text:p>
          </table:table-cell>
        </table:table-row>
        <table:table-row table:style-name="ro2">
          <table:table-cell table:style-name="ce21" office:value-type="date" office:date-value="2016-05-24T09:18:21">
            <text:p>5/24/2016 9:18:2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Gerardo Zullo </text:p>
          </table:table-cell>
          <table:table-cell table:style-name="ce22" office:value-type="string">
            <text:p>535-3359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yana</text:p>
          </table:table-cell>
        </table:table-row>
        <table:table-row table:style-name="ro2">
          <table:table-cell table:style-name="ce21" office:value-type="date" office:date-value="2016-05-24T09:18:57">
            <text:p>5/24/2016 9:18:5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Bussell, James</text:p>
          </table:table-cell>
          <table:table-cell table:style-name="ce22" office:value-type="string">
            <text:p>746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ris</text:p>
          </table:table-cell>
        </table:table-row>
        <table:table-row table:style-name="ro2">
          <table:table-cell table:style-name="ce21" office:value-type="date" office:date-value="2016-05-24T09:19:29">
            <text:p>5/24/2016 9:19:2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PEDS HEMO ONC - P695</text:p>
          </table:table-cell>
          <table:table-cell table:style-name="ce22" office:value-type="string">
            <text:p>746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ris</text:p>
          </table:table-cell>
        </table:table-row>
        <table:table-row table:style-name="ro2">
          <table:table-cell table:style-name="ce21" office:value-type="date" office:date-value="2016-05-24T09:20:43">
            <text:p>5/24/2016 9:20:4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Katzman, Jay / Szubin, Lisa</text:p>
          </table:table-cell>
          <table:table-cell table:style-name="ce22" office:value-type="string">
            <text:p>212-249-797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ovan</text:p>
          </table:table-cell>
        </table:table-row>
        <table:table-row table:style-name="ro2">
          <table:table-cell table:style-name="ce21" office:value-type="date" office:date-value="2016-05-24T09:21:15">
            <text:p>5/24/2016 9:21:1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Hutson, Milton</text:p>
          </table:table-cell>
          <table:table-cell table:style-name="ce22" office:value-type="string">
            <text:p>472-534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Ogla</text:p>
          </table:table-cell>
        </table:table-row>
        <table:table-row table:style-name="ro2">
          <table:table-cell table:style-name="ce21" office:value-type="date" office:date-value="2016-05-24T09:21:39">
            <text:p>5/24/2016 9:21:3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Martorella, Andrew</text:p>
          </table:table-cell>
          <table:table-cell table:style-name="ce22" office:value-type="string">
            <text:p>212-288-286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mber</text:p>
          </table:table-cell>
        </table:table-row>
        <table:table-row table:style-name="ro2">
          <table:table-cell table:style-name="ce21" office:value-type="date" office:date-value="2016-05-24T09:22:47">
            <text:p>5/24/2016 9:22:4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Martorella, Andrew</text:p>
          </table:table-cell>
          <table:table-cell table:style-name="ce22" office:value-type="string">
            <text:p>212-288-286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endy</text:p>
          </table:table-cell>
        </table:table-row>
        <table:table-row table:style-name="ro2">
          <table:table-cell table:style-name="ce21" office:value-type="date" office:date-value="2016-05-24T09:24:06">
            <text:p>5/24/2016 9:24:0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FERBER, HILDA</text:p>
          </table:table-cell>
          <table:table-cell table:style-name="ce22" office:value-type="string">
            <text:p>Cutler, Lawrence</text:p>
          </table:table-cell>
          <table:table-cell table:style-name="ce22" office:value-type="string">
            <text:p>535-27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ren</text:p>
          </table:table-cell>
        </table:table-row>
        <table:table-row table:style-name="ro2">
          <table:table-cell table:style-name="ce21" office:value-type="date" office:date-value="2016-05-24T09:24:25">
            <text:p>5/24/2016 9:24:2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FERBER, HILDA</text:p>
          </table:table-cell>
          <table:table-cell table:style-name="ce22" office:value-type="string">
            <text:p>Salob, Stacey / Green, Michelle</text:p>
          </table:table-cell>
          <table:table-cell table:style-name="ce22" office:value-type="string">
            <text:p>317-11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drea</text:p>
          </table:table-cell>
        </table:table-row>
        <table:table-row table:style-name="ro2">
          <table:table-cell table:style-name="ce21" office:value-type="date" office:date-value="2016-05-24T09:24:45">
            <text:p>5/24/2016 9:24:4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FERBER, HILDA</text:p>
          </table:table-cell>
          <table:table-cell table:style-name="ce22" office:value-type="string">
            <text:p>Smith, Barry / RENCA ACCOUNT</text:p>
          </table:table-cell>
          <table:table-cell table:style-name="ce22" office:value-type="string">
            <text:p>746-155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na</text:p>
          </table:table-cell>
        </table:table-row>
        <table:table-row table:style-name="ro2">
          <table:table-cell table:style-name="ce21" office:value-type="date" office:date-value="2016-05-24T09:29:09">
            <text:p>5/24/2016 9:29:0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FERBER, HILDA</text:p>
          </table:table-cell>
          <table:table-cell table:style-name="ce22" office:value-type="string">
            <text:p>Gracie Square Hospital</text:p>
          </table:table-cell>
          <table:table-cell table:style-name="ce22" office:value-type="string">
            <text:p>434-536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7:00</text:p>
          </table:table-cell>
          <table:table-cell table:style-name="ce22" office:value-type="string">
            <text:p>04:00</text:p>
          </table:table-cell>
          <table:table-cell table:style-name="ce22" office:value-type="string">
            <text:p>04:00</text:p>
          </table:table-cell>
          <table:table-cell table:style-name="ce22" office:value-type="string">
            <text:p>Sue</text:p>
          </table:table-cell>
        </table:table-row>
        <table:table-row table:style-name="ro2">
          <table:table-cell table:style-name="ce21" office:value-type="date" office:date-value="2016-05-24T09:31:35">
            <text:p>5/24/2016 9:31:3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Martorella, Andrew</text:p>
          </table:table-cell>
          <table:table-cell table:style-name="ce22" office:value-type="string">
            <text:p>212-288-286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endy</text:p>
          </table:table-cell>
          <table:table-cell table:style-name="ce22" office:value-type="string">
            <text:p>Correction</text:p>
          </table:table-cell>
        </table:table-row>
        <table:table-row table:style-name="ro2">
          <table:table-cell table:style-name="ce21" office:value-type="date" office:date-value="2016-05-24T09:37:09">
            <text:p>5/24/2016 9:37:0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1305 York Ave - IVF (6th Floor)</text:p>
          </table:table-cell>
          <table:table-cell table:style-name="ce22" office:value-type="string">
            <text:p>962-3395/962-3359</text:p>
          </table:table-cell>
          <table:table-cell table:style-name="ce22" office:value-type="string">
            <text:p>CLOSED</text:p>
          </table:table-cell>
          <table:table-cell table:style-name="ce22" office:value-type="string">
            <text:p>06:30</text:p>
          </table:table-cell>
          <table:table-cell table:style-name="ce22" office:value-type="string">
            <text:p>12:00</text:p>
          </table:table-cell>
          <table:table-cell table:style-name="ce22" office:value-type="string">
            <text:p>13:00</text:p>
          </table:table-cell>
          <table:table-cell table:style-name="ce22" office:value-type="string">
            <text:p>Jenny</text:p>
          </table:table-cell>
          <table:table-cell table:style-name="ce22" office:value-type="string">
            <text:p>Per Sharim they will call couriers for any thing additional.</text:p>
          </table:table-cell>
        </table:table-row>
        <table:table-row table:style-name="ro2">
          <table:table-cell table:style-name="ce21" office:value-type="date" office:date-value="2016-05-24T10:00:00">
            <text:p>5/24/2016 10:00:0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Acosta, Alberto</text:p>
          </table:table-cell>
          <table:table-cell table:style-name="ce22" office:value-type="string">
            <text:p>230-10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oug</text:p>
          </table:table-cell>
        </table:table-row>
        <table:table-row table:style-name="ro2">
          <table:table-cell table:style-name="ce21" office:value-type="date" office:date-value="2016-05-24T10:00:36">
            <text:p>5/24/2016 10:00:3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Ianni, Rosa </text:p>
          </table:table-cell>
          <table:table-cell table:style-name="ce22" office:value-type="string">
            <text:p>646-962-600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anny</text:p>
          </table:table-cell>
        </table:table-row>
        <table:table-row table:style-name="ro2">
          <table:table-cell table:style-name="ce21" office:value-type="date" office:date-value="2016-05-24T10:00:59">
            <text:p>5/24/2016 10:01:0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Reichman, Bonnie </text:p>
          </table:table-cell>
          <table:table-cell table:style-name="ce22" office:value-type="string">
            <text:p>688-771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a</text:p>
          </table:table-cell>
        </table:table-row>
        <table:table-row table:style-name="ro2">
          <table:table-cell table:style-name="ce21" office:value-type="date" office:date-value="2016-05-24T10:01:20">
            <text:p>5/24/2016 10:01:2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Nicolo, Danielle / Stulman, James / Hugo, Jonathan</text:p>
          </table:table-cell>
          <table:table-cell table:style-name="ce22" office:value-type="string">
            <text:p>962-239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oris</text:p>
          </table:table-cell>
        </table:table-row>
        <table:table-row table:style-name="ro2">
          <table:table-cell table:style-name="ce21" office:value-type="date" office:date-value="2016-05-24T10:01:38">
            <text:p>5/24/2016 10:01:3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Lefkowitz, David </text:p>
          </table:table-cell>
          <table:table-cell table:style-name="ce22" office:value-type="string">
            <text:p>288-42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elson</text:p>
          </table:table-cell>
        </table:table-row>
        <table:table-row table:style-name="ro2">
          <table:table-cell table:style-name="ce21" office:value-type="date" office:date-value="2016-05-24T10:01:54">
            <text:p>5/24/2016 10:01:5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Lax, James</text:p>
          </table:table-cell>
          <table:table-cell table:style-name="ce22" office:value-type="string">
            <text:p>988-574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aria</text:p>
          </table:table-cell>
        </table:table-row>
        <table:table-row table:style-name="ro2">
          <table:table-cell table:style-name="ce21" office:value-type="date" office:date-value="2016-05-24T10:02:10">
            <text:p>5/24/2016 10:02:1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Lebowitz, Nancy </text:p>
          </table:table-cell>
          <table:table-cell table:style-name="ce22" office:value-type="string">
            <text:p>472-867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bony</text:p>
          </table:table-cell>
        </table:table-row>
        <table:table-row table:style-name="ro2">
          <table:table-cell table:style-name="ce21" office:value-type="date" office:date-value="2016-05-24T10:02:39">
            <text:p>5/24/2016 10:02:4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Sassoon, Robert </text:p>
          </table:table-cell>
          <table:table-cell table:style-name="ce22" office:value-type="string">
            <text:p>628-1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tephanie</text:p>
          </table:table-cell>
        </table:table-row>
        <table:table-row table:style-name="ro2">
          <table:table-cell table:style-name="ce21" office:value-type="date" office:date-value="2016-05-24T10:03:23">
            <text:p>5/24/2016 10:03:2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Lambroza, Aaron </text:p>
          </table:table-cell>
          <table:table-cell table:style-name="ce22" office:value-type="string">
            <text:p>517-7570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erry</text:p>
          </table:table-cell>
        </table:table-row>
        <table:table-row table:style-name="ro2">
          <table:table-cell table:style-name="ce21" office:value-type="date" office:date-value="2016-05-25T09:02:28">
            <text:p>5/25/2016 9:02:2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310 East 72nd - LAB</text:p>
          </table:table-cell>
          <table:table-cell table:style-name="ce22" office:value-type="string">
            <text:p>212-570-588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y</text:p>
          </table:table-cell>
        </table:table-row>
        <table:table-row table:style-name="ro2">
          <table:table-cell table:style-name="ce21" office:value-type="date" office:date-value="2016-05-25T09:02:53">
            <text:p>5/25/2016 9:02:5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Aronne, Louis  / Waitman / Vargas-Rodriguez, Ilana</text:p>
          </table:table-cell>
          <table:table-cell table:style-name="ce22" office:value-type="string">
            <text:p>962-241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rnetta</text:p>
          </table:table-cell>
        </table:table-row>
        <table:table-row table:style-name="ro2">
          <table:table-cell table:style-name="ce21" office:value-type="date" office:date-value="2016-05-25T09:03:25">
            <text:p>5/25/2016 9:03:2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Fuchs, Richard </text:p>
          </table:table-cell>
          <table:table-cell table:style-name="ce22" office:value-type="string">
            <text:p>717-225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ristina</text:p>
          </table:table-cell>
        </table:table-row>
        <table:table-row table:style-name="ro2">
          <table:table-cell table:style-name="ce21" office:value-type="date" office:date-value="2016-05-25T09:03:58">
            <text:p>5/25/2016 9:03:5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Golden, Flavia </text:p>
          </table:table-cell>
          <table:table-cell table:style-name="ce22" office:value-type="string">
            <text:p>396-301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racy</text:p>
          </table:table-cell>
        </table:table-row>
        <table:table-row table:style-name="ro2">
          <table:table-cell table:style-name="ce21" office:value-type="date" office:date-value="2016-05-25T09:04:52">
            <text:p>5/25/2016 9:04:5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Weiser-McCarthy, Jessica </text:p>
          </table:table-cell>
          <table:table-cell table:style-name="ce22" office:value-type="string">
            <text:p>288-588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na</text:p>
          </table:table-cell>
        </table:table-row>
        <table:table-row table:style-name="ro2">
          <table:table-cell table:style-name="ce21" office:value-type="date" office:date-value="2016-05-25T09:05:35">
            <text:p>5/25/2016 9:05:3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Weitzman, Gil / Cantor, Michael</text:p>
          </table:table-cell>
          <table:table-cell table:style-name="ce22" office:value-type="string">
            <text:p>249-37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na</text:p>
          </table:table-cell>
        </table:table-row>
        <table:table-row table:style-name="ro2">
          <table:table-cell table:style-name="ce21" office:value-type="date" office:date-value="2016-05-25T09:09:39">
            <text:p>5/25/2016 9:09:4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Yu, Joyce</text:p>
          </table:table-cell>
          <table:table-cell table:style-name="ce22" office:value-type="string">
            <text:p>962-34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0:04">
            <text:p>5/25/2016 9:10:0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Vogiatzi, Maria </text:p>
          </table:table-cell>
          <table:table-cell table:style-name="ce22" office:value-type="string">
            <text:p>746-346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anda</text:p>
          </table:table-cell>
        </table:table-row>
        <table:table-row table:style-name="ro2">
          <table:table-cell table:style-name="ce21" office:value-type="date" office:date-value="2016-05-25T09:10:27">
            <text:p>5/25/2016 9:10:2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Smith, Paul T</text:p>
          </table:table-cell>
          <table:table-cell table:style-name="ce22" office:value-type="string">
            <text:p>212-396-40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ana</text:p>
          </table:table-cell>
        </table:table-row>
        <table:table-row table:style-name="ro2">
          <table:table-cell table:style-name="ce21" office:value-type="date" office:date-value="2016-05-25T09:10:51">
            <text:p>5/25/2016 9:10:5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Sherman, Raymond / Hartman, Barry</text:p>
          </table:table-cell>
          <table:table-cell table:style-name="ce22" office:value-type="string">
            <text:p>746-692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lberta</text:p>
          </table:table-cell>
        </table:table-row>
        <table:table-row table:style-name="ro2">
          <table:table-cell table:style-name="ce21" office:value-type="date" office:date-value="2016-05-25T09:11:24">
            <text:p>5/25/2016 9:11:2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Perelstein, Eduardo</text:p>
          </table:table-cell>
          <table:table-cell table:style-name="ce22" office:value-type="string">
            <text:p>646-962-233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anda</text:p>
          </table:table-cell>
        </table:table-row>
        <table:table-row table:style-name="ro2">
          <table:table-cell table:style-name="ce21" office:value-type="date" office:date-value="2016-05-25T09:12:55">
            <text:p>5/25/2016 9:12:5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OXF-600 - Yang, Yi Ming</text:p>
          </table:table-cell>
          <table:table-cell table:style-name="ce22" office:value-type="string">
            <text:p>646-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rancis</text:p>
          </table:table-cell>
        </table:table-row>
        <table:table-row table:style-name="ro2">
          <table:table-cell table:style-name="ce21" office:value-type="date" office:date-value="2016-05-25T09:13:14">
            <text:p>5/25/2016 9:13:1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OXF-600 - Wilentz, James</text:p>
          </table:table-cell>
          <table:table-cell table:style-name="ce22" office:value-type="string">
            <text:p>646-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rancis</text:p>
          </table:table-cell>
        </table:table-row>
        <table:table-row table:style-name="ro2">
          <table:table-cell table:style-name="ce21" office:value-type="date" office:date-value="2016-05-25T09:13:35">
            <text:p>5/25/2016 9:13:3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OXF-600 - Gade, Christopher</text:p>
          </table:table-cell>
          <table:table-cell table:style-name="ce22" office:value-type="string">
            <text:p>646-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rancis</text:p>
          </table:table-cell>
        </table:table-row>
        <table:table-row table:style-name="ro2">
          <table:table-cell table:style-name="ce21" office:value-type="date" office:date-value="2016-05-25T09:14:45">
            <text:p>5/25/2016 9:14:4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Minutello, Robert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5:03">
            <text:p>5/25/2016 9:15:0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Kim, Luke K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5:24">
            <text:p>5/25/2016 9:15:2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Kaplan, Sarah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5:41">
            <text:p>5/25/2016 9:15:4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Gelbman, Joy Marla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5:58">
            <text:p>5/25/2016 9:15:5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Feldman, Dimtry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6:16">
            <text:p>5/25/2016 9:16:1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Feldman, Dimtry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6:48">
            <text:p>5/25/2016 9:16:4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Borden, William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7:04">
            <text:p>5/25/2016 9:17:0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Bernard, John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7:22">
            <text:p>5/25/2016 9:17:2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Ascunce, Rebecca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5-25T09:17:44">
            <text:p>5/25/2016 9:17:4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ew York Cardiology - 61st Street (6th Floor) - Gelbman, Joy</text:p>
          </table:table-cell>
          <table:table-cell table:style-name="ce22" office:value-type="string">
            <text:p>646-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nnifer</text:p>
          </table:table-cell>
        </table:table-row>
        <table:table-row table:style-name="ro2">
          <table:table-cell table:style-name="ce21" office:value-type="date" office:date-value="2016-05-25T09:17:59">
            <text:p>5/25/2016 9:17:5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ew York Cardiology - 61st Street (6th Floor) - Barnard, John</text:p>
          </table:table-cell>
          <table:table-cell table:style-name="ce22" office:value-type="string">
            <text:p>212-752-2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nnifer</text:p>
          </table:table-cell>
        </table:table-row>
        <table:table-row table:style-name="ro2">
          <table:table-cell table:style-name="ce21" office:value-type="date" office:date-value="2016-05-25T09:20:34">
            <text:p>5/25/2016 9:20:3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ew York Cardiology - 61st Street (6th Floor) - Anderson, Holly</text:p>
          </table:table-cell>
          <table:table-cell table:style-name="ce22" office:value-type="string">
            <text:p>212-752-2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wana</text:p>
          </table:table-cell>
          <table:table-cell table:style-name="ce22" office:value-type="string">
            <text:p>This is Rainelle's account.</text:p>
          </table:table-cell>
        </table:table-row>
        <table:table-row table:style-name="ro2">
          <table:table-cell table:style-name="ce21" office:value-type="date" office:date-value="2016-05-25T09:21:19">
            <text:p>5/25/2016 9:21:1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Johnson, Valerie</text:p>
          </table:table-cell>
          <table:table-cell table:style-name="ce22" office:value-type="string">
            <text:p>646-962-233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anda</text:p>
          </table:table-cell>
        </table:table-row>
        <table:table-row table:style-name="ro2">
          <table:table-cell table:style-name="ce21" office:value-type="date" office:date-value="2016-05-25T09:21:38">
            <text:p>5/25/2016 9:21:3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Johnson, Valerie</text:p>
          </table:table-cell>
          <table:table-cell table:style-name="ce22" office:value-type="string">
            <text:p>646-962-233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anda</text:p>
          </table:table-cell>
        </table:table-row>
        <table:table-row table:style-name="ro2">
          <table:table-cell table:style-name="ce21" office:value-type="date" office:date-value="2016-05-25T09:21:57">
            <text:p>5/25/2016 9:21:5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HT - 3  PEDS</text:p>
          </table:table-cell>
          <table:table-cell table:style-name="ce22" office:value-type="string">
            <text:p>746-62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anda</text:p>
          </table:table-cell>
        </table:table-row>
        <table:table-row table:style-name="ro2">
          <table:table-cell table:style-name="ce21" office:value-type="date" office:date-value="2016-05-25T09:22:19">
            <text:p>5/25/2016 9:22:2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HT - 3  PEDS</text:p>
          </table:table-cell>
          <table:table-cell table:style-name="ce22" office:value-type="string">
            <text:p>746-62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Wanda</text:p>
          </table:table-cell>
        </table:table-row>
        <table:table-row table:style-name="ro2">
          <table:table-cell table:style-name="ce21" office:value-type="date" office:date-value="2016-05-25T09:22:45">
            <text:p>5/25/2016 9:22:4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123 W 86th Street - Blye, Ellen</text:p>
          </table:table-cell>
          <table:table-cell table:style-name="ce22" office:value-type="string">
            <text:p>212-877-283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nda</text:p>
          </table:table-cell>
        </table:table-row>
        <table:table-row table:style-name="ro2">
          <table:table-cell table:style-name="ce21" office:value-type="date" office:date-value="2016-05-25T09:23:00">
            <text:p>5/25/2016 9:23:0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123 W 86th Street - Arons, Elliot</text:p>
          </table:table-cell>
          <table:table-cell table:style-name="ce22" office:value-type="string">
            <text:p>212-877-283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nda</text:p>
          </table:table-cell>
        </table:table-row>
        <table:table-row table:style-name="ro2">
          <table:table-cell table:style-name="ce21" office:value-type="date" office:date-value="2016-05-25T09:23:17">
            <text:p>5/25/2016 9:23:1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123 W 86th Street - Altman, Richard</text:p>
          </table:table-cell>
          <table:table-cell table:style-name="ce22" office:value-type="string">
            <text:p>212-877-283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nda</text:p>
          </table:table-cell>
        </table:table-row>
        <table:table-row table:style-name="ro2">
          <table:table-cell table:style-name="ce21" office:value-type="date" office:date-value="2016-05-25T09:23:32">
            <text:p>5/25/2016 9:23:3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123 W 86th Street - [ALL]</text:p>
          </table:table-cell>
          <table:table-cell table:style-name="ce22" office:value-type="string">
            <text:p>212-877-283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nda</text:p>
          </table:table-cell>
        </table:table-row>
        <table:table-row table:style-name="ro2">
          <table:table-cell table:style-name="ce21" office:value-type="date" office:date-value="2016-05-25T09:25:43">
            <text:p>5/25/2016 9:25:4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Kessler, Alan</text:p>
          </table:table-cell>
          <table:table-cell table:style-name="ce22" office:value-type="string">
            <text:p>212-879-210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lian</text:p>
          </table:table-cell>
        </table:table-row>
        <table:table-row table:style-name="ro2">
          <table:table-cell table:style-name="ce21" office:value-type="date" office:date-value="2016-05-25T09:33:21">
            <text:p>5/25/2016 9:33:2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CACAO, REYNOLD</text:p>
          </table:table-cell>
          <table:table-cell table:style-name="ce22" office:value-type="string">
            <text:p>WCPN - 233 Broadway - OB/GYN</text:p>
          </table:table-cell>
          <table:table-cell table:style-name="ce22" office:value-type="string">
            <text:p>962-566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sa</text:p>
          </table:table-cell>
        </table:table-row>
        <table:table-row table:style-name="ro2">
          <table:table-cell table:style-name="ce21" office:value-type="date" office:date-value="2016-05-25T09:35:58">
            <text:p>5/25/2016 9:35:5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Yaghoobzadeh, Hooman</text:p>
          </table:table-cell>
          <table:table-cell table:style-name="ce22" office:value-type="string">
            <text:p>212-861-322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ynthia</text:p>
          </table:table-cell>
        </table:table-row>
        <table:table-row table:style-name="ro2">
          <table:table-cell table:style-name="ce21" office:value-type="date" office:date-value="2016-05-25T09:36:20">
            <text:p>5/25/2016 9:36:2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Ziecheck, Wendy</text:p>
          </table:table-cell>
          <table:table-cell table:style-name="ce22" office:value-type="string">
            <text:p>758-35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eaissa</text:p>
          </table:table-cell>
        </table:table-row>
        <table:table-row table:style-name="ro2">
          <table:table-cell table:style-name="ce21" office:value-type="date" office:date-value="2016-05-25T09:37:27">
            <text:p>5/25/2016 9:37:2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Gotto, Antonio</text:p>
          </table:table-cell>
          <table:table-cell table:style-name="ce22" office:value-type="string">
            <text:p>646-962-600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osa</text:p>
          </table:table-cell>
        </table:table-row>
        <table:table-row table:style-name="ro2">
          <table:table-cell table:style-name="ce21" office:value-type="date" office:date-value="2016-05-25T09:39:27">
            <text:p>5/25/2016 9:39:2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oll, Raymond</text:p>
          </table:table-cell>
          <table:table-cell table:style-name="ce22" office:value-type="string">
            <text:p>249-084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quel</text:p>
          </table:table-cell>
        </table:table-row>
        <table:table-row table:style-name="ro2">
          <table:table-cell table:style-name="ce21" office:value-type="date" office:date-value="2016-05-25T09:39:53">
            <text:p>5/25/2016 9:39:5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NYH - Endocrine Baker 20</text:p>
          </table:table-cell>
          <table:table-cell table:style-name="ce22" office:value-type="string">
            <text:p>962-86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Ideka</text:p>
          </table:table-cell>
        </table:table-row>
        <table:table-row table:style-name="ro2">
          <table:table-cell table:style-name="ce21" office:value-type="date" office:date-value="2016-05-25T09:40:19">
            <text:p>5/25/2016 9:40:1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Rapoport, Samuel</text:p>
          </table:table-cell>
          <table:table-cell table:style-name="ce22" office:value-type="string">
            <text:p>570-06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Veronica</text:p>
          </table:table-cell>
        </table:table-row>
        <table:table-row table:style-name="ro2">
          <table:table-cell table:style-name="ce21" office:value-type="date" office:date-value="2016-05-25T09:41:01">
            <text:p>5/25/2016 9:41:0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TUDIENT HEALTH</text:p>
          </table:table-cell>
          <table:table-cell table:style-name="ce22" office:value-type="string">
            <text:p>962-69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ernadette</text:p>
          </table:table-cell>
        </table:table-row>
        <table:table-row table:style-name="ro2">
          <table:table-cell table:style-name="ce21" office:value-type="date" office:date-value="2016-05-25T09:41:25">
            <text:p>5/25/2016 9:41:2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Tsai, Tony</text:p>
          </table:table-cell>
          <table:table-cell table:style-name="ce22" office:value-type="string">
            <text:p>212-481-7888/80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ebra</text:p>
          </table:table-cell>
        </table:table-row>
        <table:table-row table:style-name="ro2">
          <table:table-cell table:style-name="ce21" office:value-type="date" office:date-value="2016-05-25T09:44:08">
            <text:p>5/25/2016 9:44:0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Weiss, Jona</text:p>
          </table:table-cell>
          <table:table-cell table:style-name="ce22" office:value-type="string">
            <text:p>988-606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Vanessa</text:p>
          </table:table-cell>
        </table:table-row>
        <table:table-row table:style-name="ro2">
          <table:table-cell table:style-name="ce21" office:value-type="date" office:date-value="2016-05-25T09:44:29">
            <text:p>5/25/2016 9:44:3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Rosenberg, Howard</text:p>
          </table:table-cell>
          <table:table-cell table:style-name="ce22" office:value-type="string">
            <text:p>212-744-117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exie</text:p>
          </table:table-cell>
        </table:table-row>
        <table:table-row table:style-name="ro2">
          <table:table-cell table:style-name="ce21" office:value-type="date" office:date-value="2016-05-25T09:44:58">
            <text:p>5/25/2016 9:44:5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Feit, Lauren </text:p>
          </table:table-cell>
          <table:table-cell table:style-name="ce22" office:value-type="string">
            <text:p>570-92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atty</text:p>
          </table:table-cell>
        </table:table-row>
        <table:table-row table:style-name="ro2">
          <table:table-cell table:style-name="ce21" office:value-type="date" office:date-value="2016-05-25T09:46:04">
            <text:p>5/25/2016 9:46:0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Goldin, Daniel</text:p>
          </table:table-cell>
          <table:table-cell table:style-name="ce22" office:value-type="string">
            <text:p>857-451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drea</text:p>
          </table:table-cell>
        </table:table-row>
        <table:table-row table:style-name="ro2">
          <table:table-cell table:style-name="ce21" office:value-type="date" office:date-value="2016-05-25T09:47:03">
            <text:p>5/25/2016 9:47:0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Barbieri, Christopher</text:p>
          </table:table-cell>
          <table:table-cell table:style-name="ce22" office:value-type="string">
            <text:p>212-746-556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ark</text:p>
          </table:table-cell>
        </table:table-row>
        <table:table-row table:style-name="ro2">
          <table:table-cell table:style-name="ce21" office:value-type="date" office:date-value="2016-05-25T09:47:33">
            <text:p>5/25/2016 9:47:3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Farber, Leonard</text:p>
          </table:table-cell>
          <table:table-cell table:style-name="ce22" office:value-type="string">
            <text:p>746-66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retcha</text:p>
          </table:table-cell>
        </table:table-row>
        <table:table-row table:style-name="ro2">
          <table:table-cell table:style-name="ce21" office:value-type="date" office:date-value="2016-05-25T09:48:05">
            <text:p>5/25/2016 9:48:0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Fisher, Lauren</text:p>
          </table:table-cell>
          <table:table-cell table:style-name="ce22" office:value-type="string">
            <text:p>746-177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retcha</text:p>
          </table:table-cell>
        </table:table-row>
        <table:table-row table:style-name="ro2">
          <table:table-cell table:style-name="ce21" office:value-type="date" office:date-value="2016-05-25T09:48:41">
            <text:p>5/25/2016 9:48:4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Libby, Laura</text:p>
          </table:table-cell>
          <table:table-cell table:style-name="ce22" office:value-type="string">
            <text:p>628-661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eslie</text:p>
          </table:table-cell>
        </table:table-row>
        <table:table-row table:style-name="ro2">
          <table:table-cell table:style-name="ce21" office:value-type="date" office:date-value="2016-05-25T09:49:05">
            <text:p>5/25/2016 9:49:0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McCarron, James</text:p>
          </table:table-cell>
          <table:table-cell table:style-name="ce22" office:value-type="string">
            <text:p>861-3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herine</text:p>
          </table:table-cell>
        </table:table-row>
        <table:table-row table:style-name="ro2">
          <table:table-cell table:style-name="ce21" office:value-type="date" office:date-value="2016-05-25T09:49:33">
            <text:p>5/25/2016 9:49:3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Smith, Michael</text:p>
          </table:table-cell>
          <table:table-cell table:style-name="ce22" office:value-type="string">
            <text:p>746-66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rance</text:p>
          </table:table-cell>
        </table:table-row>
        <table:table-row table:style-name="ro2">
          <table:table-cell table:style-name="ce21" office:value-type="date" office:date-value="2016-05-25T09:49:50">
            <text:p>5/25/2016 9:49:5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Wun. Herrick</text:p>
          </table:table-cell>
          <table:table-cell table:style-name="ce22" office:value-type="string">
            <text:p>312-55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nda</text:p>
          </table:table-cell>
        </table:table-row>
        <table:table-row table:style-name="ro2">
          <table:table-cell table:style-name="ce21" office:value-type="date" office:date-value="2016-05-25T09:51:06">
            <text:p>5/25/2016 9:51:0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Farber, Leonard</text:p>
          </table:table-cell>
          <table:table-cell table:style-name="ce22" office:value-type="string">
            <text:p>746-66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rancis</text:p>
          </table:table-cell>
          <table:table-cell table:style-name="ce22" office:value-type="string">
            <text:p>Updated contact person.</text:p>
          </table:table-cell>
        </table:table-row>
        <table:table-row table:style-name="ro2">
          <table:table-cell table:style-name="ce21" office:value-type="date" office:date-value="2016-05-25T09:52:10">
            <text:p>5/25/2016 9:52:1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Banuchi-Crespo, Victoria</text:p>
          </table:table-cell>
          <table:table-cell table:style-name="ce22" office:value-type="string">
            <text:p>962-913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cqueline</text:p>
          </table:table-cell>
        </table:table-row>
        <table:table-row table:style-name="ro2">
          <table:table-cell table:style-name="ce21" office:value-type="date" office:date-value="2016-05-25T09:51:35">
            <text:p>5/25/2016 9:51:3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Leonard, Michael</text:p>
          </table:table-cell>
          <table:table-cell table:style-name="ce22" office:value-type="string">
            <text:p>212-249-805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amantha</text:p>
          </table:table-cell>
        </table:table-row>
        <table:table-row table:style-name="ro2">
          <table:table-cell table:style-name="ce21" office:value-type="date" office:date-value="2016-05-25T09:52:43">
            <text:p>5/25/2016 9:52:4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1305 York Ave - ENT - [ALL]</text:p>
          </table:table-cell>
          <table:table-cell table:style-name="ce22" office:value-type="string">
            <text:p>962-368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lian</text:p>
          </table:table-cell>
        </table:table-row>
        <table:table-row table:style-name="ro2">
          <table:table-cell table:style-name="ce21" office:value-type="date" office:date-value="2016-05-25T09:52:58">
            <text:p>5/25/2016 9:52:5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1305 York Ave - ENT - Alexiades, George</text:p>
          </table:table-cell>
          <table:table-cell table:style-name="ce22" office:value-type="string">
            <text:p>962-368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lian</text:p>
          </table:table-cell>
        </table:table-row>
        <table:table-row table:style-name="ro2">
          <table:table-cell table:style-name="ce21" office:value-type="date" office:date-value="2016-05-25T09:53:17">
            <text:p>5/25/2016 9:53:1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1305 York Ave - ENT - Sadoughie, Babak</text:p>
          </table:table-cell>
          <table:table-cell table:style-name="ce22" office:value-type="string">
            <text:p>962-368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lian</text:p>
          </table:table-cell>
        </table:table-row>
        <table:table-row table:style-name="ro2">
          <table:table-cell table:style-name="ce21" office:value-type="date" office:date-value="2016-05-25T09:53:35">
            <text:p>5/25/2016 9:53:3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1305 York Ave - ENT - Tabee, Abtin</text:p>
          </table:table-cell>
          <table:table-cell table:style-name="ce22" office:value-type="string">
            <text:p>962-368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lian</text:p>
          </table:table-cell>
        </table:table-row>
        <table:table-row table:style-name="ro2">
          <table:table-cell table:style-name="ce21" office:value-type="date" office:date-value="2016-05-25T10:01:52">
            <text:p>5/25/2016 10:01:5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Metropoliton Urology - [ALL]</text:p>
          </table:table-cell>
          <table:table-cell table:style-name="ce22" office:value-type="string">
            <text:p>212-535-58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unice</text:p>
          </table:table-cell>
        </table:table-row>
        <table:table-row table:style-name="ro2">
          <table:table-cell table:style-name="ce21" office:value-type="date" office:date-value="2016-05-25T10:02:11">
            <text:p>5/25/2016 10:02:1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Metropoliton Urology - Choi, Benjamin</text:p>
          </table:table-cell>
          <table:table-cell table:style-name="ce22" office:value-type="string">
            <text:p>212-535-58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unice</text:p>
          </table:table-cell>
        </table:table-row>
        <table:table-row table:style-name="ro2">
          <table:table-cell table:style-name="ce21" office:value-type="date" office:date-value="2016-05-25T10:02:28">
            <text:p>5/25/2016 10:02:2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Metropoliton Urology - McGuire, Lynsay</text:p>
          </table:table-cell>
          <table:table-cell table:style-name="ce22" office:value-type="string">
            <text:p>212-535-58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unice</text:p>
          </table:table-cell>
        </table:table-row>
        <table:table-row table:style-name="ro2">
          <table:table-cell table:style-name="ce21" office:value-type="date" office:date-value="2016-05-25T10:02:52">
            <text:p>5/25/2016 10:02:5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Metropoliton Urology - Shemtov, Menachem</text:p>
          </table:table-cell>
          <table:table-cell table:style-name="ce22" office:value-type="string">
            <text:p>212-535-58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unice</text:p>
          </table:table-cell>
        </table:table-row>
        <table:table-row table:style-name="ro2">
          <table:table-cell table:style-name="ce21" office:value-type="date" office:date-value="2016-05-25T10:05:42">
            <text:p>5/25/2016 10:05:4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Nezhat, Farr</text:p>
          </table:table-cell>
          <table:table-cell table:style-name="ce22" office:value-type="string">
            <text:p>962-7120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Lisa</text:p>
          </table:table-cell>
        </table:table-row>
        <table:table-row table:style-name="ro2">
          <table:table-cell table:style-name="ce21" office:value-type="date" office:date-value="2016-05-25T10:06:07">
            <text:p>5/25/2016 10:06:0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Shemtov, Mendel</text:p>
          </table:table-cell>
          <table:table-cell table:style-name="ce22" office:value-type="string">
            <text:p>212-813-111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osa</text:p>
          </table:table-cell>
        </table:table-row>
        <table:table-row table:style-name="ro2">
          <table:table-cell table:style-name="ce21" office:value-type="date" office:date-value="2016-05-25T10:06:48">
            <text:p>5/25/2016 10:06:4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 - 156/170 William St - 11th Floor</text:p>
          </table:table-cell>
          <table:table-cell table:style-name="ce22" office:value-type="string">
            <text:p>646-962-513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esiree/Janieca</text:p>
          </table:table-cell>
        </table:table-row>
        <table:table-row table:style-name="ro2">
          <table:table-cell table:style-name="ce21" office:value-type="date" office:date-value="2016-05-25T10:07:01">
            <text:p>5/25/2016 10:07:0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 - 156/170 William St - 12th Floor</text:p>
          </table:table-cell>
          <table:table-cell table:style-name="ce22" office:value-type="string">
            <text:p>962-513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esiree/Janieca</text:p>
          </table:table-cell>
        </table:table-row>
        <table:table-row table:style-name="ro2">
          <table:table-cell table:style-name="ce21" office:value-type="date" office:date-value="2016-05-25T10:08:43">
            <text:p>5/25/2016 10:08:4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Apicella, Shelia</text:p>
          </table:table-cell>
          <table:table-cell table:style-name="ce22" office:value-type="string">
            <text:p>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liah/Stefanie</text:p>
          </table:table-cell>
        </table:table-row>
        <table:table-row table:style-name="ro2">
          <table:table-cell table:style-name="ce21" office:value-type="date" office:date-value="2016-05-25T10:08:58">
            <text:p>5/25/2016 10:08:5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Gold, Scott</text:p>
          </table:table-cell>
          <table:table-cell table:style-name="ce22" office:value-type="string">
            <text:p>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liah/Stefanie</text:p>
          </table:table-cell>
        </table:table-row>
        <table:table-row table:style-name="ro2">
          <table:table-cell table:style-name="ce21" office:value-type="date" office:date-value="2016-05-25T10:09:22">
            <text:p>5/25/2016 10:09:2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Horn, Corinne</text:p>
          </table:table-cell>
          <table:table-cell table:style-name="ce22" office:value-type="string">
            <text:p>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liah/Stefanie</text:p>
          </table:table-cell>
        </table:table-row>
        <table:table-row table:style-name="ro2">
          <table:table-cell table:style-name="ce21" office:value-type="date" office:date-value="2016-05-25T10:09:37">
            <text:p>5/25/2016 10:09:3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Karcioglu, Amanda Silver</text:p>
          </table:table-cell>
          <table:table-cell table:style-name="ce22" office:value-type="string">
            <text:p>889-8575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Taliah/Stefanie</text:p>
          </table:table-cell>
        </table:table-row>
        <table:table-row table:style-name="ro2">
          <table:table-cell table:style-name="ce21" office:value-type="date" office:date-value="2016-05-25T10:09:54">
            <text:p>5/25/2016 10:09:54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Krevitt, Lane</text:p>
          </table:table-cell>
          <table:table-cell table:style-name="ce22" office:value-type="string">
            <text:p>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liah/Stefanie</text:p>
          </table:table-cell>
        </table:table-row>
        <table:table-row table:style-name="ro2">
          <table:table-cell table:style-name="ce21" office:value-type="date" office:date-value="2016-05-25T10:10:16">
            <text:p>5/25/2016 10:10:17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Pincus, Robert</text:p>
          </table:table-cell>
          <table:table-cell table:style-name="ce22" office:value-type="string">
            <text:p>501-0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liah/Stefanie</text:p>
          </table:table-cell>
        </table:table-row>
        <table:table-row table:style-name="ro2">
          <table:table-cell table:style-name="ce21" office:value-type="date" office:date-value="2016-05-25T10:10:42">
            <text:p>5/25/2016 10:10:4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Sperling, Neil</text:p>
          </table:table-cell>
          <table:table-cell table:style-name="ce22" office:value-type="string">
            <text:p>501-0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liah/Stefanie</text:p>
          </table:table-cell>
        </table:table-row>
        <table:table-row table:style-name="ro2">
          <table:table-cell table:style-name="ce21" office:value-type="date" office:date-value="2016-05-25T10:11:05">
            <text:p>5/25/2016 10:11:0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HANIFF, PRISSILA/Rey</text:p>
          </table:table-cell>
          <table:table-cell table:style-name="ce22" office:value-type="string">
            <text:p>156/170 William St - OB/GYN</text:p>
          </table:table-cell>
          <table:table-cell table:style-name="ce22" office:value-type="string">
            <text:p>962-566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esiree</text:p>
          </table:table-cell>
        </table:table-row>
        <table:table-row table:style-name="ro2">
          <table:table-cell table:style-name="ce21" office:value-type="date" office:date-value="2016-05-25T10:11:45">
            <text:p>5/25/2016 10:11:46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Manheimer, Forrest/ Schwartz,Jeremy /Golas, Benjamin </text:p>
          </table:table-cell>
          <table:table-cell table:style-name="ce22" office:value-type="string">
            <text:p>646-962-5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lice</text:p>
          </table:table-cell>
        </table:table-row>
        <table:table-row table:style-name="ro2">
          <table:table-cell table:style-name="ce21" office:value-type="date" office:date-value="2016-05-25T10:12:20">
            <text:p>5/25/2016 10:12:2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Prioleau, Philip G. / Reszko, Anetta/ McGuire, Lindsay</text:p>
          </table:table-cell>
          <table:table-cell table:style-name="ce22" office:value-type="string">
            <text:p>794-354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lizabeth</text:p>
          </table:table-cell>
        </table:table-row>
        <table:table-row table:style-name="ro2">
          <table:table-cell table:style-name="ce21" office:value-type="date" office:date-value="2016-05-25T10:12:52">
            <text:p>5/25/2016 10:12:5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ESSINA, CRYSTAL</text:p>
          </table:table-cell>
          <table:table-cell table:style-name="ce22" office:value-type="string">
            <text:p>Warschauer, Craig</text:p>
          </table:table-cell>
          <table:table-cell table:style-name="ce22" office:value-type="string">
            <text:p>212-327-185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tefanie</text:p>
          </table:table-cell>
        </table:table-row>
        <table:table-row table:style-name="ro2">
          <table:table-cell table:style-name="ce21" office:value-type="date" office:date-value="2016-05-25T10:13:48">
            <text:p>5/25/2016 10:13:49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ARTINEZ, STACY/GREEN-SMITH, MARCIA</text:p>
          </table:table-cell>
          <table:table-cell table:style-name="ce22" office:value-type="string">
            <text:p>Forest Hills - Moss, Edward</text:p>
          </table:table-cell>
          <table:table-cell table:style-name="ce22" office:value-type="string">
            <text:p>718-520-002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revor</text:p>
          </table:table-cell>
        </table:table-row>
        <table:table-row table:style-name="ro2">
          <table:table-cell table:style-name="ce21" office:value-type="date" office:date-value="2016-05-25T10:15:30">
            <text:p>5/25/2016 10:15:31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ARTINEZ, STACY/GREEN-SMITH, MARCIA</text:p>
          </table:table-cell>
          <table:table-cell table:style-name="ce22" office:value-type="string">
            <text:p>MANH Offices - Moss, Edward</text:p>
          </table:table-cell>
          <table:table-cell table:style-name="ce22" office:value-type="string">
            <text:p>212-312-557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sha</text:p>
          </table:table-cell>
          <table:table-cell table:style-name="ce22" office:value-type="string">
            <text:p>All of Dr. Moss's offices are closed.</text:p>
          </table:table-cell>
        </table:table-row>
        <table:table-row table:style-name="ro2">
          <table:table-cell table:style-name="ce21" office:value-type="date" office:date-value="2016-05-25T10:15:57">
            <text:p>5/25/2016 10:15:5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Sorbellini, Maximiliano</text:p>
          </table:table-cell>
          <table:table-cell table:style-name="ce22" office:value-type="string">
            <text:p>962-515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rina</text:p>
          </table:table-cell>
        </table:table-row>
        <table:table-row table:style-name="ro2">
          <table:table-cell table:style-name="ce21" office:value-type="date" office:date-value="2016-05-25T10:16:19">
            <text:p>5/25/2016 10:16:2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ARTINEZ, STACY/GREEN-SMITH, MARCIA</text:p>
          </table:table-cell>
          <table:table-cell table:style-name="ce22" office:value-type="string">
            <text:p>Basu, Patrick</text:p>
          </table:table-cell>
          <table:table-cell table:style-name="ce22" office:value-type="string">
            <text:p>718-897-058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ra</text:p>
          </table:table-cell>
        </table:table-row>
        <table:table-row table:style-name="ro2">
          <table:table-cell table:style-name="ce21" office:value-type="date" office:date-value="2016-05-25T10:50:51">
            <text:p>5/25/2016 10:50:5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21 W Broadway - Pecker, Mark S</text:p>
          </table:table-cell>
          <table:table-cell table:style-name="ce22" office:value-type="string">
            <text:p>646-962-260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nnifer</text:p>
          </table:table-cell>
        </table:table-row>
        <table:table-row table:style-name="ro2">
          <table:table-cell table:style-name="ce21" office:value-type="date" office:date-value="2016-05-25T10:54:00">
            <text:p>5/25/2016 10:54:00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HT - 213</text:p>
          </table:table-cell>
          <table:table-cell table:style-name="ce22" office:value-type="string">
            <text:p>746-309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ura</text:p>
          </table:table-cell>
        </table:table-row>
        <table:table-row table:style-name="ro2">
          <table:table-cell table:style-name="ce21" office:value-type="date" office:date-value="2016-05-25T10:54:43">
            <text:p>5/25/2016 10:54:43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HT - 230  POST TRANSPLANT</text:p>
          </table:table-cell>
          <table:table-cell table:style-name="ce22" office:value-type="string">
            <text:p>746-30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rina</text:p>
          </table:table-cell>
        </table:table-row>
        <table:table-row table:style-name="ro2">
          <table:table-cell table:style-name="ce21" office:value-type="date" office:date-value="2016-05-25T10:55:14">
            <text:p>5/25/2016 10:55:15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JACK DREYFUS CLINIC </text:p>
          </table:table-cell>
          <table:table-cell table:style-name="ce22" office:value-type="string">
            <text:p>746-9862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Katrina</text:p>
          </table:table-cell>
        </table:table-row>
        <table:table-row table:style-name="ro2">
          <table:table-cell table:style-name="ce21" office:value-type="date" office:date-value="2016-05-25T10:56:17">
            <text:p>5/25/2016 10:56:18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Wolf, David</text:p>
          </table:table-cell>
          <table:table-cell table:style-name="ce22" office:value-type="string">
            <text:p>688-71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rolina</text:p>
          </table:table-cell>
        </table:table-row>
        <table:table-row table:style-name="ro2">
          <table:table-cell table:style-name="ce21" office:value-type="date" office:date-value="2016-05-25T10:56:52">
            <text:p>5/25/2016 10:56:52</text:p>
          </table:table-cell>
          <table:table-cell table:style-name="ce22" office:value-type="string">
            <text:p>5/30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Wu, Sydney</text:p>
          </table:table-cell>
          <table:table-cell table:style-name="ce22" office:value-type="string">
            <text:p>744-67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imberly</text:p>
          </table:table-cell>
        </table:table-row>
        <table:table-row table:style-name="ro2">
          <table:table-cell table:style-name="ce21" office:value-type="date" office:date-value="2016-06-27T08:08:10">
            <text:p>6/27/2016 8:08:1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1305 York Ave - IVF (6th Floor)</text:p>
          </table:table-cell>
          <table:table-cell table:style-name="ce22" office:value-type="float" office:value="6469623395">
            <text:p>646962339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ILAR</text:p>
          </table:table-cell>
        </table:table-row>
        <table:table-row table:style-name="ro2">
          <table:table-cell table:style-name="ce21" office:value-type="date" office:date-value="2016-06-27T08:09:51">
            <text:p>6/27/2016 8:09:5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CRM - 40 Worth Street - [OFFICE]</text:p>
          </table:table-cell>
          <table:table-cell table:style-name="ce22" office:value-type="string">
            <text:p>962-741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ILAR</text:p>
          </table:table-cell>
        </table:table-row>
        <table:table-row table:style-name="ro2">
          <table:table-cell table:style-name="ce21" office:value-type="date" office:date-value="2016-06-27T08:10:11">
            <text:p>6/27/2016 8:10:1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CRM - 40 Worth Street - Pfeifer, Samantha</text:p>
          </table:table-cell>
          <table:table-cell table:style-name="ce22" office:value-type="string">
            <text:p>962-741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ILAR</text:p>
          </table:table-cell>
        </table:table-row>
        <table:table-row table:style-name="ro2">
          <table:table-cell table:style-name="ce21" office:value-type="date" office:date-value="2016-06-27T08:10:29">
            <text:p>6/27/2016 8:10:2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CRM - 40 Worth Street - Reichman, D</text:p>
          </table:table-cell>
          <table:table-cell table:style-name="ce22" office:value-type="string">
            <text:p>962-741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ILAR</text:p>
          </table:table-cell>
        </table:table-row>
        <table:table-row table:style-name="ro2">
          <table:table-cell table:style-name="ce21" office:value-type="date" office:date-value="2016-06-27T08:11:17">
            <text:p>6/27/2016 8:11:1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HT - 213</text:p>
          </table:table-cell>
          <table:table-cell table:style-name="ce22" office:value-type="string">
            <text:p>746-309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NETTE </text:p>
          </table:table-cell>
        </table:table-row>
        <table:table-row table:style-name="ro2">
          <table:table-cell table:style-name="ce21" office:value-type="date" office:date-value="2016-06-27T08:12:25">
            <text:p>6/27/2016 8:12:2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HT - 230  POST TRANSPLANT</text:p>
          </table:table-cell>
          <table:table-cell table:style-name="ce22" office:value-type="string">
            <text:p>746-30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RINA </text:p>
          </table:table-cell>
        </table:table-row>
        <table:table-row table:style-name="ro2">
          <table:table-cell table:style-name="ce21" office:value-type="date" office:date-value="2016-06-27T08:12:49">
            <text:p>6/27/2016 8:12:4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HT - 213</text:p>
          </table:table-cell>
          <table:table-cell table:style-name="ce22" office:value-type="string">
            <text:p>746-309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NETTE </text:p>
          </table:table-cell>
        </table:table-row>
        <table:table-row table:style-name="ro2">
          <table:table-cell table:style-name="ce21" office:value-type="date" office:date-value="2016-06-27T08:13:21">
            <text:p>6/27/2016 8:13:2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JACK DREYFUS CLINIC </text:p>
          </table:table-cell>
          <table:table-cell table:style-name="ce22" office:value-type="string">
            <text:p>746-986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NETTE </text:p>
          </table:table-cell>
        </table:table-row>
        <table:table-row table:style-name="ro2">
          <table:table-cell table:style-name="ce21" office:value-type="date" office:date-value="2016-06-27T08:14:06">
            <text:p>6/27/2016 8:14:0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POST/PRE TRANSPLANT</text:p>
          </table:table-cell>
          <table:table-cell table:style-name="ce22" office:value-type="float" office:value="2127463020">
            <text:p>21274630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RINA</text:p>
          </table:table-cell>
        </table:table-row>
        <table:table-row table:style-name="ro2">
          <table:table-cell table:style-name="ce21" office:value-type="date" office:date-value="2016-06-27T08:15:34">
            <text:p>6/27/2016 8:15:3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Wolf, David</text:p>
          </table:table-cell>
          <table:table-cell table:style-name="ce22" office:value-type="string">
            <text:p>688-71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NETTE </text:p>
          </table:table-cell>
          <table:table-cell table:style-name="ce22" office:value-type="string">
            <text:p>ONLY JACK DRYFUS CLINIC </text:p>
          </table:table-cell>
        </table:table-row>
        <table:table-row table:style-name="ro2">
          <table:table-cell table:style-name="ce21" office:value-type="date" office:date-value="2016-06-27T08:16:17">
            <text:p>6/27/2016 8:16:1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Wu, Sydney</text:p>
          </table:table-cell>
          <table:table-cell table:style-name="ce22" office:value-type="string">
            <text:p>744-67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ISOL </text:p>
          </table:table-cell>
          <table:table-cell table:style-name="ce22" office:value-type="string">
            <text:p>DOCTOR MOVED LOCATION CLOSED </text:p>
          </table:table-cell>
        </table:table-row>
        <table:table-row table:style-name="ro2">
          <table:table-cell table:style-name="ce21" office:value-type="date" office:date-value="2016-06-27T08:19:32">
            <text:p>6/27/2016 8:19:3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ew York Cardiology - 61st Street (6th Floor) - [OFFICE]</text:p>
          </table:table-cell>
          <table:table-cell table:style-name="ce22" office:value-type="string">
            <text:p>646-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shley</text:p>
          </table:table-cell>
        </table:table-row>
        <table:table-row table:style-name="ro2">
          <table:table-cell table:style-name="ce21" office:value-type="date" office:date-value="2016-06-27T08:21:12">
            <text:p>6/27/2016 8:21:1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123 W 86th Street - [OFFICE]</text:p>
          </table:table-cell>
          <table:table-cell table:style-name="ce22" office:value-type="string">
            <text:p>212-877-283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ulian</text:p>
          </table:table-cell>
        </table:table-row>
        <table:table-row table:style-name="ro2">
          <table:table-cell table:style-name="ce21" office:value-type="date" office:date-value="2016-06-27T08:28:56">
            <text:p>6/27/2016 8:28:5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310 East 72nd - LAB</text:p>
          </table:table-cell>
          <table:table-cell table:style-name="ce22" office:value-type="string">
            <text:p>212-570-588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then</text:p>
          </table:table-cell>
        </table:table-row>
        <table:table-row table:style-name="ro2">
          <table:table-cell table:style-name="ce21" office:value-type="date" office:date-value="2016-06-27T08:31:02">
            <text:p>6/27/2016 8:31:0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Newman-Cedar / Dr. Sacks / Dr. Gordon</text:p>
          </table:table-cell>
          <table:table-cell table:style-name="ce22" office:value-type="string">
            <text:p>737-7800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9:00</text:p>
          </table:table-cell>
          <table:table-cell table:style-name="ce22" office:value-type="string">
            <text:p>12:00</text:p>
          </table:table-cell>
          <table:table-cell/>
          <table:table-cell table:style-name="ce22" office:value-type="string">
            <text:p>Olena</text:p>
          </table:table-cell>
          <table:table-cell table:style-name="ce22" office:value-type="string">
            <text:p>Dr. Sacks will be the only Dr. on call</text:p>
          </table:table-cell>
        </table:table-row>
        <table:table-row table:style-name="ro2">
          <table:table-cell table:style-name="ce21" office:value-type="date" office:date-value="2016-06-27T08:31:42">
            <text:p>6/27/2016 8:31:4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REEN-SMITH, MARCIA</text:p>
          </table:table-cell>
          <table:table-cell table:style-name="ce22" office:value-type="string">
            <text:p>J-130</text:p>
          </table:table-cell>
          <table:table-cell table:style-name="ce22" office:value-type="string">
            <text:p>746-034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abrina</text:p>
          </table:table-cell>
        </table:table-row>
        <table:table-row table:style-name="ro2">
          <table:table-cell table:style-name="ce21" office:value-type="date" office:date-value="2016-06-27T08:37:21">
            <text:p>6/27/2016 8:37:2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FERBER, HILDA</text:p>
          </table:table-cell>
          <table:table-cell table:style-name="ce22" office:value-type="string">
            <text:p>Cutler, Lawrence</text:p>
          </table:table-cell>
          <table:table-cell table:style-name="ce22" office:value-type="string">
            <text:p>535-27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ren </text:p>
          </table:table-cell>
          <table:table-cell table:style-name="ce22" office:value-type="string">
            <text:p>Spoke to Karen on 06/24/2016 at 12:03pm</text:p>
          </table:table-cell>
        </table:table-row>
        <table:table-row table:style-name="ro2">
          <table:table-cell table:style-name="ce21" office:value-type="date" office:date-value="2016-06-27T08:38:16">
            <text:p>6/27/2016 8:38:1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Aronne, Louis  / Waitman / Vargas-Rodriguez, Ilana</text:p>
          </table:table-cell>
          <table:table-cell table:style-name="ce22" office:value-type="string">
            <text:p>962-241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rneta</text:p>
          </table:table-cell>
        </table:table-row>
        <table:table-row table:style-name="ro2">
          <table:table-cell table:style-name="ce21" office:value-type="date" office:date-value="2016-06-27T08:38:37">
            <text:p>6/27/2016 8:38:3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Bussell, James</text:p>
          </table:table-cell>
          <table:table-cell table:style-name="ce22" office:value-type="string">
            <text:p>746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eidre</text:p>
          </table:table-cell>
        </table:table-row>
        <table:table-row table:style-name="ro2">
          <table:table-cell table:style-name="ce21" office:value-type="date" office:date-value="2016-06-27T08:39:09">
            <text:p>6/27/2016 8:39:0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FERBER, HILDA</text:p>
          </table:table-cell>
          <table:table-cell table:style-name="ce22" office:value-type="string">
            <text:p>Salob, Stacey / Green, Michelle</text:p>
          </table:table-cell>
          <table:table-cell table:style-name="ce22" office:value-type="string">
            <text:p>317-11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Heather</text:p>
          </table:table-cell>
          <table:table-cell table:style-name="ce22" office:value-type="string">
            <text:p>Spoke to Heather on 06/24/16 at 12:37pm</text:p>
          </table:table-cell>
        </table:table-row>
        <table:table-row table:style-name="ro2">
          <table:table-cell table:style-name="ce21" office:value-type="date" office:date-value="2016-06-27T08:40:36">
            <text:p>6/27/2016 8:40:3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Gerardo Zullo </text:p>
          </table:table-cell>
          <table:table-cell table:style-name="ce22" office:value-type="string">
            <text:p>535-3359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eralyn</text:p>
          </table:table-cell>
        </table:table-row>
        <table:table-row table:style-name="ro2">
          <table:table-cell table:style-name="ce21" office:value-type="date" office:date-value="2016-06-27T08:40:38">
            <text:p>6/27/2016 8:40:3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FERBER, HILDA</text:p>
          </table:table-cell>
          <table:table-cell table:style-name="ce22" office:value-type="string">
            <text:p>Smith, Barry / RENCA ACCOUNT</text:p>
          </table:table-cell>
          <table:table-cell table:style-name="ce22" office:value-type="string">
            <text:p>746-155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oanne</text:p>
          </table:table-cell>
          <table:table-cell table:style-name="ce22" office:value-type="string">
            <text:p>Spoke to Joanne on 06/24/2016 at 12:07pm</text:p>
          </table:table-cell>
        </table:table-row>
        <table:table-row table:style-name="ro2">
          <table:table-cell table:style-name="ce21" office:value-type="date" office:date-value="2016-06-27T08:40:56">
            <text:p>6/27/2016 8:40:5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Gubernick, Martin </text:p>
          </table:table-cell>
          <table:table-cell table:style-name="ce22" office:value-type="string">
            <text:p>821-086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lian</text:p>
          </table:table-cell>
        </table:table-row>
        <table:table-row table:style-name="ro2">
          <table:table-cell table:style-name="ce21" office:value-type="date" office:date-value="2016-06-27T08:41:18">
            <text:p>6/27/2016 8:41:1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Hutson, Milton</text:p>
          </table:table-cell>
          <table:table-cell table:style-name="ce22" office:value-type="string">
            <text:p>472-534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enee</text:p>
          </table:table-cell>
        </table:table-row>
        <table:table-row table:style-name="ro2">
          <table:table-cell table:style-name="ce21" office:value-type="date" office:date-value="2016-06-27T08:42:19">
            <text:p>6/27/2016 8:42:1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Kessler, Alan</text:p>
          </table:table-cell>
          <table:table-cell table:style-name="ce22" office:value-type="string">
            <text:p>212-879-210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lian</text:p>
          </table:table-cell>
        </table:table-row>
        <table:table-row table:style-name="ro2">
          <table:table-cell table:style-name="ce21" office:value-type="date" office:date-value="2016-06-27T08:42:40">
            <text:p>6/27/2016 8:42:4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Katzman, Jay / Szubin, Lisa</text:p>
          </table:table-cell>
          <table:table-cell table:style-name="ce22" office:value-type="string">
            <text:p>212-249-797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errence</text:p>
          </table:table-cell>
        </table:table-row>
        <table:table-row table:style-name="ro2">
          <table:table-cell table:style-name="ce21" office:value-type="date" office:date-value="2016-06-27T08:43:01">
            <text:p>6/27/2016 8:43:0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Ramos, Elizabeth</text:p>
          </table:table-cell>
          <table:table-cell table:style-name="ce22" office:value-type="string">
            <text:p>396-035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loria</text:p>
          </table:table-cell>
        </table:table-row>
        <table:table-row table:style-name="ro2">
          <table:table-cell table:style-name="ce21" office:value-type="date" office:date-value="2016-06-27T08:43:21">
            <text:p>6/27/2016 8:43:2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REEN-SMITH, MARCIA</text:p>
          </table:table-cell>
          <table:table-cell table:style-name="ce22" office:value-type="string">
            <text:p>12 West 72nd Street - PEDS</text:p>
          </table:table-cell>
          <table:table-cell table:style-name="ce22" office:value-type="float" office:value="17766">
            <text:p>1776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Yulia</text:p>
          </table:table-cell>
          <table:table-cell table:style-name="ce22" office:value-type="string">
            <text:p>As per Julia, the office is open the Saturday and Sunday before the Holiday</text:p>
          </table:table-cell>
        </table:table-row>
        <table:table-row table:style-name="ro2">
          <table:table-cell table:style-name="ce21" office:value-type="date" office:date-value="2016-06-27T08:43:32">
            <text:p>6/27/2016 8:43:3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New York Cardiology - 61st Street (6th Floor) - Anderson, Holly</text:p>
          </table:table-cell>
          <table:table-cell table:style-name="ce22" office:value-type="string">
            <text:p>212-752-2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shley</text:p>
          </table:table-cell>
        </table:table-row>
        <table:table-row table:style-name="ro2">
          <table:table-cell table:style-name="ce21" office:value-type="date" office:date-value="2016-06-27T08:43:44">
            <text:p>6/27/2016 8:43:4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FERBER, HILDA</text:p>
          </table:table-cell>
          <table:table-cell table:style-name="ce22" office:value-type="string">
            <text:p>Gracie Square Hospital</text:p>
          </table:table-cell>
          <table:table-cell table:style-name="ce22" office:value-type="string">
            <text:p>(212) 434-5364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6:00</text:p>
          </table:table-cell>
          <table:table-cell table:style-name="ce22" office:value-type="string">
            <text:p>03:00</text:p>
          </table:table-cell>
          <table:table-cell table:style-name="ce22" office:value-type="string">
            <text:p>03:00</text:p>
          </table:table-cell>
          <table:table-cell table:style-name="ce22" office:value-type="string">
            <text:p>Sue</text:p>
          </table:table-cell>
          <table:table-cell table:style-name="ce22" office:value-type="string">
            <text:p>Spoke to Sue on 06/27/2016 at 9:30am</text:p>
          </table:table-cell>
        </table:table-row>
        <table:table-row table:style-name="ro2">
          <table:table-cell table:style-name="ce21" office:value-type="date" office:date-value="2016-06-27T08:43:58">
            <text:p>6/27/2016 8:43:5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Weiser-McCarthy, Jessica </text:p>
          </table:table-cell>
          <table:table-cell table:style-name="ce22" office:value-type="string">
            <text:p>288-588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armaine</text:p>
          </table:table-cell>
        </table:table-row>
        <table:table-row table:style-name="ro2">
          <table:table-cell table:style-name="ce21" office:value-type="date" office:date-value="2016-06-27T08:44:26">
            <text:p>6/27/2016 8:44:2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Martorella, Andrew</text:p>
          </table:table-cell>
          <table:table-cell table:style-name="ce22" office:value-type="string">
            <text:p>212-288-286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lian</text:p>
          </table:table-cell>
        </table:table-row>
        <table:table-row table:style-name="ro2">
          <table:table-cell table:style-name="ce21" office:value-type="date" office:date-value="2016-06-27T08:44:37">
            <text:p>6/27/2016 8:44:3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REEN-SMITH, MARCIA</text:p>
          </table:table-cell>
          <table:table-cell table:style-name="ce22" office:value-type="string">
            <text:p>LMH - ONC (7th Floor)</text:p>
          </table:table-cell>
          <table:table-cell table:style-name="ce22" office:value-type="string">
            <text:p>646-962-566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son</text:p>
          </table:table-cell>
        </table:table-row>
        <table:table-row table:style-name="ro2">
          <table:table-cell table:style-name="ce21" office:value-type="date" office:date-value="2016-06-27T08:44:57">
            <text:p>6/27/2016 8:44:5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Weitzman, Gil / Cantor, Michael</text:p>
          </table:table-cell>
          <table:table-cell table:style-name="ce22" office:value-type="string">
            <text:p>249-37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nice</text:p>
          </table:table-cell>
        </table:table-row>
        <table:table-row table:style-name="ro2">
          <table:table-cell table:style-name="ce21" office:value-type="date" office:date-value="2016-06-27T08:45:20">
            <text:p>6/27/2016 8:45:2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Weiser-McCarthy, Jessica </text:p>
          </table:table-cell>
          <table:table-cell table:style-name="ce22" office:value-type="string">
            <text:p>288-588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armaine</text:p>
          </table:table-cell>
        </table:table-row>
        <table:table-row table:style-name="ro2">
          <table:table-cell table:style-name="ce21" office:value-type="date" office:date-value="2016-06-27T08:45:23">
            <text:p>6/27/2016 8:45:2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REEN-SMITH, MARCIA</text:p>
          </table:table-cell>
          <table:table-cell table:style-name="ce22" office:value-type="string">
            <text:p>LMH - ONC (7th Floor) - Chaekal, Ok- Ong</text:p>
          </table:table-cell>
          <table:table-cell table:style-name="ce22" office:value-type="string">
            <text:p>646-962-566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son</text:p>
          </table:table-cell>
        </table:table-row>
        <table:table-row table:style-name="ro2">
          <table:table-cell table:style-name="ce21" office:value-type="date" office:date-value="2016-06-27T08:45:50">
            <text:p>6/27/2016 8:45:5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REEN-SMITH, MARCIA</text:p>
          </table:table-cell>
          <table:table-cell table:style-name="ce22" office:value-type="string">
            <text:p>LMH - ONC (7th Floor) - Mo, Lan</text:p>
          </table:table-cell>
          <table:table-cell table:style-name="ce22" office:value-type="string">
            <text:p>646-962-566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son</text:p>
          </table:table-cell>
        </table:table-row>
        <table:table-row table:style-name="ro2">
          <table:table-cell table:style-name="ce21" office:value-type="date" office:date-value="2016-06-27T08:46:26">
            <text:p>6/27/2016 8:46:2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REEN-SMITH, MARCIA</text:p>
          </table:table-cell>
          <table:table-cell table:style-name="ce22" office:value-type="string">
            <text:p>LMH - ONC (7th Floor) - Rowe, Audrey</text:p>
          </table:table-cell>
          <table:table-cell table:style-name="ce22" office:value-type="string">
            <text:p>646-962-566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son</text:p>
          </table:table-cell>
        </table:table-row>
        <table:table-row table:style-name="ro2">
          <table:table-cell table:style-name="ce21" office:value-type="date" office:date-value="2016-06-27T08:46:57">
            <text:p>6/27/2016 8:46:5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Smith, Paul T</text:p>
          </table:table-cell>
          <table:table-cell table:style-name="ce22" office:value-type="string">
            <text:p>212-396-40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ina</text:p>
          </table:table-cell>
        </table:table-row>
        <table:table-row table:style-name="ro2">
          <table:table-cell table:style-name="ce21" office:value-type="date" office:date-value="2016-06-27T08:53:56">
            <text:p>6/27/2016 8:53:5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HT - 3  PEDS</text:p>
          </table:table-cell>
          <table:table-cell table:style-name="ce22" office:value-type="string">
            <text:p>746-62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lissa</text:p>
          </table:table-cell>
        </table:table-row>
        <table:table-row table:style-name="ro2">
          <table:table-cell table:style-name="ce21" office:value-type="date" office:date-value="2016-06-27T08:54:17">
            <text:p>6/27/2016 8:54:1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Perelstein, Eduardo</text:p>
          </table:table-cell>
          <table:table-cell table:style-name="ce22" office:value-type="string">
            <text:p>646-962-233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lissa</text:p>
          </table:table-cell>
        </table:table-row>
        <table:table-row table:style-name="ro2">
          <table:table-cell table:style-name="ce21" office:value-type="date" office:date-value="2016-06-27T08:55:20">
            <text:p>6/27/2016 8:55:2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Herzog, Ronit </text:p>
          </table:table-cell>
          <table:table-cell table:style-name="ce22" office:value-type="string">
            <text:p>646-962-34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lissa</text:p>
          </table:table-cell>
        </table:table-row>
        <table:table-row table:style-name="ro2">
          <table:table-cell table:style-name="ce21" office:value-type="date" office:date-value="2016-06-27T08:55:42">
            <text:p>6/27/2016 8:55:4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Herzog, Ronit </text:p>
          </table:table-cell>
          <table:table-cell table:style-name="ce22" office:value-type="string">
            <text:p>646-962-34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lissa</text:p>
          </table:table-cell>
        </table:table-row>
        <table:table-row table:style-name="ro2">
          <table:table-cell table:style-name="ce21" office:value-type="date" office:date-value="2016-06-27T08:58:24">
            <text:p>6/27/2016 8:58:2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Sherman, Raymond / Hartman, Barry</text:p>
          </table:table-cell>
          <table:table-cell table:style-name="ce22" office:value-type="string">
            <text:p>746-692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rol</text:p>
          </table:table-cell>
        </table:table-row>
        <table:table-row table:style-name="ro2">
          <table:table-cell table:style-name="ce21" office:value-type="date" office:date-value="2016-06-27T08:59:32">
            <text:p>6/27/2016 8:59:3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OXF-600 - [OFFICE]</text:p>
          </table:table-cell>
          <table:table-cell table:style-name="ce22" office:value-type="string">
            <text:p>646-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nelle</text:p>
          </table:table-cell>
        </table:table-row>
        <table:table-row table:style-name="ro2">
          <table:table-cell table:style-name="ce21" office:value-type="date" office:date-value="2016-06-27T08:59:42">
            <text:p>6/27/2016 8:59:4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Yarberry-Allen, Patricia </text:p>
          </table:table-cell>
          <table:table-cell table:style-name="ce22" office:value-type="string">
            <text:p>410-428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ynthia</text:p>
          </table:table-cell>
        </table:table-row>
        <table:table-row table:style-name="ro2">
          <table:table-cell table:style-name="ce21" office:value-type="date" office:date-value="2016-06-27T09:01:02">
            <text:p>6/27/2016 9:01:0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Brownstein, Iliana , Degann, Sona, Guballa, Nerissa</text:p>
          </table:table-cell>
          <table:table-cell table:style-name="ce22" office:value-type="string">
            <text:p>249-09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rika</text:p>
          </table:table-cell>
        </table:table-row>
        <table:table-row table:style-name="ro2">
          <table:table-cell table:style-name="ce21" office:value-type="date" office:date-value="2016-06-27T09:02:04">
            <text:p>6/27/2016 9:02:0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Perelstein, Eduardo</text:p>
          </table:table-cell>
          <table:table-cell table:style-name="ce22" office:value-type="string">
            <text:p>646-962-233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lissa</text:p>
          </table:table-cell>
        </table:table-row>
        <table:table-row table:style-name="ro2">
          <table:table-cell table:style-name="ce21" office:value-type="date" office:date-value="2016-06-27T09:02:23">
            <text:p>6/27/2016 9:02:2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WRIGHT CENTER</text:p>
          </table:table-cell>
          <table:table-cell table:style-name="ce22" office:value-type="string">
            <text:p>746-7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heresa</text:p>
          </table:table-cell>
        </table:table-row>
        <table:table-row table:style-name="ro2">
          <table:table-cell table:style-name="ce21" office:value-type="date" office:date-value="2016-06-27T09:03:59">
            <text:p>6/27/2016 9:03:5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Williams, John</text:p>
          </table:table-cell>
          <table:table-cell table:style-name="ce22" office:value-type="string">
            <text:p>212-861-11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uren</text:p>
          </table:table-cell>
        </table:table-row>
        <table:table-row table:style-name="ro2">
          <table:table-cell table:style-name="ce21" office:value-type="date" office:date-value="2016-06-27T09:22:11">
            <text:p>6/27/2016 9:22:1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Fuchs, Richard </text:p>
          </table:table-cell>
          <table:table-cell table:style-name="ce22" office:value-type="string">
            <text:p>717-2254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nie R</text:p>
          </table:table-cell>
        </table:table-row>
        <table:table-row table:style-name="ro2">
          <table:table-cell table:style-name="ce21" office:value-type="date" office:date-value="2016-06-27T09:23:00">
            <text:p>6/27/2016 9:23:0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Golden, Flavia </text:p>
          </table:table-cell>
          <table:table-cell table:style-name="ce22" office:value-type="string">
            <text:p>396-301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ristie</text:p>
          </table:table-cell>
        </table:table-row>
        <table:table-row table:style-name="ro2">
          <table:table-cell table:style-name="ce21" office:value-type="date" office:date-value="2016-06-27T09:35:52">
            <text:p>6/27/2016 9:35:5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310 East 72nd - PHYSICIANS</text:p>
          </table:table-cell>
          <table:table-cell table:style-name="ce22" office:value-type="string">
            <text:p>212-746-067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inelle</text:p>
          </table:table-cell>
          <table:table-cell table:style-name="ce22" office:value-type="string">
            <text:p>310 Physicians: 
Dr. Tepler, Jeffery - Closed - Sharon @ 9:35 am
Dr. Martorella, Andrew - Closed - Lillian @ 9:55 am
Dr. Scofield, Richard - Closed - Nina @ 9:57 am
Dr. Weitzman, Gil/ Dr. Cantor - Closed - Janice @ 9:58 am
Dr. Hart, Catherine - Closed - Elizabeth @ 9:59 am
Dr. Kendler/Dr. Weiser-McCarthy - Closed - Sharmein @ 10 am
Dr. Nash, Thomas - Closed - Anna 12:17pm
Dr. Dutta, Timothy - Closed - Janice @ 9:58 am
Dr. Fuchs, Richard - Closed - Annie R 12:20pm
Dr. Franklin, Kenneth - Closed - Farah 12:18pm
Dr. Golden, Flavia - Closed - Christie 12:19
310 E. 72nd Lab - Closed - Athen @ 9:36 am.

</text:p>
          </table:table-cell>
        </table:table-row>
        <table:table-row table:style-name="ro2">
          <table:table-cell table:style-name="ce21" office:value-type="date" office:date-value="2016-06-27T09:37:26">
            <text:p>6/27/2016 9:37:2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AYALA, RAINELLE</text:p>
          </table:table-cell>
          <table:table-cell table:style-name="ce22" office:value-type="string">
            <text:p>Kessler, Alan</text:p>
          </table:table-cell>
          <table:table-cell table:style-name="ce22" office:value-type="string">
            <text:p>212-879-210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lian</text:p>
          </table:table-cell>
        </table:table-row>
        <table:table-row table:style-name="ro2">
          <table:table-cell table:style-name="ce21" office:value-type="date" office:date-value="2016-06-27T09:45:00">
            <text:p>6/27/2016 9:45:0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WCMC - General Surgery</text:p>
          </table:table-cell>
          <table:table-cell table:style-name="ce22" office:value-type="string">
            <text:p>746-513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ristina</text:p>
          </table:table-cell>
        </table:table-row>
        <table:table-row table:style-name="ro2">
          <table:table-cell table:style-name="ce21" office:value-type="date" office:date-value="2016-06-27T09:45:54">
            <text:p>6/27/2016 9:45:5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UROLOGY - ST - 9</text:p>
          </table:table-cell>
          <table:table-cell table:style-name="ce22" office:value-type="string">
            <text:p>746-545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evon</text:p>
          </table:table-cell>
        </table:table-row>
        <table:table-row table:style-name="ro2">
          <table:table-cell table:style-name="ce21" office:value-type="date" office:date-value="2016-06-27T09:49:21">
            <text:p>6/27/2016 9:49:2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TUDIENT HEALTH</text:p>
          </table:table-cell>
          <table:table-cell table:style-name="ce22" office:value-type="string">
            <text:p>962-69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ernadette</text:p>
          </table:table-cell>
        </table:table-row>
        <table:table-row table:style-name="ro2">
          <table:table-cell table:style-name="ce21" office:value-type="date" office:date-value="2016-06-27T09:53:16">
            <text:p>6/27/2016 9:53:1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teigman, Shaun </text:p>
          </table:table-cell>
          <table:table-cell table:style-name="ce22" office:value-type="string">
            <text:p>646-962-259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wna</text:p>
          </table:table-cell>
        </table:table-row>
        <table:table-row table:style-name="ro2">
          <table:table-cell table:style-name="ce21" office:value-type="date" office:date-value="2016-06-27T09:54:21">
            <text:p>6/27/2016 9:54:2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otelo, Julio E</text:p>
          </table:table-cell>
          <table:table-cell table:style-name="ce22" office:value-type="string">
            <text:p>439-67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raziella</text:p>
          </table:table-cell>
        </table:table-row>
        <table:table-row table:style-name="ro2">
          <table:table-cell table:style-name="ce21" office:value-type="date" office:date-value="2016-06-27T09:56:42">
            <text:p>6/27/2016 9:56:4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/MILLER, CASSANDRA</text:p>
          </table:table-cell>
          <table:table-cell table:style-name="ce22" office:value-type="string">
            <text:p>Bosworth, Brian / Scherl, Ellen / Jacobs, V</text:p>
          </table:table-cell>
          <table:table-cell table:style-name="ce22" office:value-type="string">
            <text:p>746-50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eisha</text:p>
          </table:table-cell>
        </table:table-row>
        <table:table-row table:style-name="ro2">
          <table:table-cell table:style-name="ce21" office:value-type="date" office:date-value="2016-06-27T09:57:48">
            <text:p>6/27/2016 9:57:4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crimminger, Leon </text:p>
          </table:table-cell>
          <table:table-cell table:style-name="ce22" office:value-type="string">
            <text:p>249-162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z</text:p>
          </table:table-cell>
        </table:table-row>
        <table:table-row table:style-name="ro2">
          <table:table-cell table:style-name="ce21" office:value-type="date" office:date-value="2016-06-27T10:00:27">
            <text:p>6/27/2016 10:00:2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21 W Broadway - Pecker, Mark S</text:p>
          </table:table-cell>
          <table:table-cell table:style-name="ce22" office:value-type="string">
            <text:p>646-962-260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nnifer</text:p>
          </table:table-cell>
        </table:table-row>
        <table:table-row table:style-name="ro2">
          <table:table-cell table:style-name="ce21" office:value-type="date" office:date-value="2016-06-27T10:02:07">
            <text:p>6/27/2016 10:02:0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adick, Neil</text:p>
          </table:table-cell>
          <table:table-cell table:style-name="ce22" office:value-type="string">
            <text:p>772-72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</table:table-row>
        <table:table-row table:style-name="ro2">
          <table:table-cell table:style-name="ce21" office:value-type="date" office:date-value="2016-06-27T10:02:59">
            <text:p>6/27/2016 10:03:0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Rochwarger, Arnold / Goldin, Howard</text:p>
          </table:table-cell>
          <table:table-cell table:style-name="ce22" office:value-type="string">
            <text:p>249-040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elly</text:p>
          </table:table-cell>
        </table:table-row>
        <table:table-row table:style-name="ro2">
          <table:table-cell table:style-name="ce21" office:value-type="date" office:date-value="2016-06-27T10:03:40">
            <text:p>6/27/2016 10:03:4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Reed, Lawrence </text:p>
          </table:table-cell>
          <table:table-cell table:style-name="ce22" office:value-type="string">
            <text:p>772-83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rmelle</text:p>
          </table:table-cell>
        </table:table-row>
        <table:table-row table:style-name="ro2">
          <table:table-cell table:style-name="ce21" office:value-type="date" office:date-value="2016-06-27T10:04:05">
            <text:p>6/27/2016 10:04:0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21 W Broadway - Reiger, Jill</text:p>
          </table:table-cell>
          <table:table-cell table:style-name="ce22" office:value-type="string">
            <text:p>962-239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aula</text:p>
          </table:table-cell>
        </table:table-row>
        <table:table-row table:style-name="ro2">
          <table:table-cell table:style-name="ce21" office:value-type="date" office:date-value="2016-06-27T10:05:03">
            <text:p>6/27/2016 10:05:0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Rapoport, Samuel</text:p>
          </table:table-cell>
          <table:table-cell table:style-name="ce22" office:value-type="string">
            <text:p>570-06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Veronica</text:p>
          </table:table-cell>
        </table:table-row>
        <table:table-row table:style-name="ro2">
          <table:table-cell table:style-name="ce21" office:value-type="date" office:date-value="2016-06-27T10:05:44">
            <text:p>6/27/2016 10:05:4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urohit, Rajveer</text:p>
          </table:table-cell>
          <table:table-cell table:style-name="ce22" office:value-type="string">
            <text:p>772-39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tacey</text:p>
          </table:table-cell>
        </table:table-row>
        <table:table-row table:style-name="ro2">
          <table:table-cell table:style-name="ce21" office:value-type="date" office:date-value="2016-06-27T10:06:31">
            <text:p>6/27/2016 10:06:3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rystowsky, Janet H </text:p>
          </table:table-cell>
          <table:table-cell table:style-name="ce22" office:value-type="string">
            <text:p>230-121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garet</text:p>
          </table:table-cell>
        </table:table-row>
        <table:table-row table:style-name="ro2">
          <table:table-cell table:style-name="ce21" office:value-type="date" office:date-value="2016-06-27T10:07:31">
            <text:p>6/27/2016 10:07:3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resby Draw Station</text:p>
          </table:table-cell>
          <table:table-cell table:style-name="ce22" office:value-type="string">
            <text:p>326-8444/337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darr</text:p>
          </table:table-cell>
        </table:table-row>
        <table:table-row table:style-name="ro2">
          <table:table-cell table:style-name="ce21" office:value-type="date" office:date-value="2016-06-27T10:08:09">
            <text:p>6/27/2016 10:08:1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REIPHERAL NEUROPHATY (Group)</text:p>
          </table:table-cell>
          <table:table-cell table:style-name="ce22" office:value-type="string">
            <text:p>646-962-320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Yazmine</text:p>
          </table:table-cell>
        </table:table-row>
        <table:table-row table:style-name="ro2">
          <table:table-cell table:style-name="ce21" office:value-type="date" office:date-value="2016-06-27T10:09:44">
            <text:p>6/27/2016 10:09:4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21 W Broadway - Maresh, Alison</text:p>
          </table:table-cell>
          <table:table-cell table:style-name="ce22" office:value-type="string">
            <text:p>646-962-222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ggie</text:p>
          </table:table-cell>
          <table:table-cell table:style-name="ce22" office:value-type="string">
            <text:p>The entire ENT DEPT is closed.</text:p>
          </table:table-cell>
        </table:table-row>
        <table:table-row table:style-name="ro2">
          <table:table-cell table:style-name="ce21" office:value-type="date" office:date-value="2016-06-27T10:10:04">
            <text:p>6/27/2016 10:10:0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asmantier, Mark , Coleman, Morton, Decter, Julian</text:p>
          </table:table-cell>
          <table:table-cell table:style-name="ce22" office:value-type="string">
            <text:p>517-59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cheaha</text:p>
          </table:table-cell>
        </table:table-row>
        <table:table-row table:style-name="ro2">
          <table:table-cell table:style-name="ce21" office:value-type="date" office:date-value="2016-06-27T10:12:23">
            <text:p>6/27/2016 10:12:2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XF-300 - [OFFICE]</text:p>
          </table:table-cell>
          <table:table-cell table:style-name="ce22" office:value-type="string">
            <text:p>962-6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a</text:p>
          </table:table-cell>
        </table:table-row>
        <table:table-row table:style-name="ro2">
          <table:table-cell table:style-name="ce21" office:value-type="date" office:date-value="2016-06-27T10:12:37">
            <text:p>6/27/2016 10:12:3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/GREEN-SMITH, MARCIA</text:p>
          </table:table-cell>
          <table:table-cell table:style-name="ce22" office:value-type="string">
            <text:p>Basu, Patrick</text:p>
          </table:table-cell>
          <table:table-cell table:style-name="ce22" office:value-type="string">
            <text:p>718-897-058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ra</text:p>
          </table:table-cell>
          <table:table-cell table:style-name="ce22" office:value-type="string">
            <text:p>As per Lara Dr. Basu will be closed on July4th and re opening July 11th</text:p>
          </table:table-cell>
        </table:table-row>
        <table:table-row table:style-name="ro2">
          <table:table-cell table:style-name="ce21" office:value-type="date" office:date-value="2016-06-27T10:12:38">
            <text:p>6/27/2016 10:12:3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XF-300 - Niesvizky, Rubin</text:p>
          </table:table-cell>
          <table:table-cell table:style-name="ce22" office:value-type="string">
            <text:p>962-6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a</text:p>
          </table:table-cell>
        </table:table-row>
        <table:table-row table:style-name="ro2">
          <table:table-cell table:style-name="ce21" office:value-type="date" office:date-value="2016-06-27T10:12:53">
            <text:p>6/27/2016 10:12:5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XF-300 - Pearse, Roger</text:p>
          </table:table-cell>
          <table:table-cell table:style-name="ce22" office:value-type="string">
            <text:p>962-6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a</text:p>
          </table:table-cell>
        </table:table-row>
        <table:table-row table:style-name="ro2">
          <table:table-cell table:style-name="ce21" office:value-type="date" office:date-value="2016-06-27T10:13:05">
            <text:p>6/27/2016 10:13:0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XF-300 - Tomer, Mark</text:p>
          </table:table-cell>
          <table:table-cell table:style-name="ce22" office:value-type="string">
            <text:p>962-6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a</text:p>
          </table:table-cell>
        </table:table-row>
        <table:table-row table:style-name="ro2">
          <table:table-cell table:style-name="ce21" office:value-type="date" office:date-value="2016-06-27T10:17:51">
            <text:p>6/27/2016 10:17:5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1305 York Ave - ENT - [OFFICE]</text:p>
          </table:table-cell>
          <table:table-cell table:style-name="ce22" office:value-type="string">
            <text:p>962-368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tasha</text:p>
          </table:table-cell>
        </table:table-row>
        <table:table-row table:style-name="ro2">
          <table:table-cell table:style-name="ce21" office:value-type="date" office:date-value="2016-06-27T10:18:24">
            <text:p>6/27/2016 10:18:2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1305 York Ave - ENT - Alexiades, George</text:p>
          </table:table-cell>
          <table:table-cell table:style-name="ce22" office:value-type="string">
            <text:p>962-368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tasha</text:p>
          </table:table-cell>
        </table:table-row>
        <table:table-row table:style-name="ro2">
          <table:table-cell table:style-name="ce21" office:value-type="date" office:date-value="2016-06-27T10:18:40">
            <text:p>6/27/2016 10:18:4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1305 York Ave - ENT - Sadoughie, Babak</text:p>
          </table:table-cell>
          <table:table-cell table:style-name="ce22" office:value-type="string">
            <text:p>962-368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tasha</text:p>
          </table:table-cell>
        </table:table-row>
        <table:table-row table:style-name="ro2">
          <table:table-cell table:style-name="ce21" office:value-type="date" office:date-value="2016-06-27T10:18:57">
            <text:p>6/27/2016 10:18:5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1305 York Ave - ENT - Tabee, Abtin</text:p>
          </table:table-cell>
          <table:table-cell table:style-name="ce22" office:value-type="string">
            <text:p>962-368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tasha</text:p>
          </table:table-cell>
        </table:table-row>
        <table:table-row table:style-name="ro2">
          <table:table-cell table:style-name="ce21" office:value-type="date" office:date-value="2016-06-27T10:21:13">
            <text:p>6/27/2016 10:21:1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OXF-200</text:p>
          </table:table-cell>
          <table:table-cell table:style-name="ce22" office:value-type="string">
            <text:p>962-49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andra</text:p>
          </table:table-cell>
        </table:table-row>
        <table:table-row table:style-name="ro2">
          <table:table-cell table:style-name="ce21" office:value-type="date" office:date-value="2016-06-27T10:21:35">
            <text:p>6/27/2016 10:21:3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/Rey</text:p>
          </table:table-cell>
          <table:table-cell table:style-name="ce22" office:value-type="string">
            <text:p>156/170 William St - OB/GYN</text:p>
          </table:table-cell>
          <table:table-cell table:style-name="ce22" office:value-type="string">
            <text:p>962-566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iling</text:p>
          </table:table-cell>
        </table:table-row>
        <table:table-row table:style-name="ro2">
          <table:table-cell table:style-name="ce21" office:value-type="date" office:date-value="2016-06-27T10:23:57">
            <text:p>6/27/2016 10:23:5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[OFFICE]</text:p>
          </table:table-cell>
          <table:table-cell table:style-name="ce22" office:value-type="string">
            <text:p>746-66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ssica</text:p>
          </table:table-cell>
        </table:table-row>
        <table:table-row table:style-name="ro2">
          <table:table-cell table:style-name="ce21" office:value-type="date" office:date-value="2016-06-27T10:24:13">
            <text:p>6/27/2016 10:24:1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Farber, Leonard</text:p>
          </table:table-cell>
          <table:table-cell table:style-name="ce22" office:value-type="string">
            <text:p>746-66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ssica</text:p>
          </table:table-cell>
        </table:table-row>
        <table:table-row table:style-name="ro2">
          <table:table-cell table:style-name="ce21" office:value-type="date" office:date-value="2016-06-27T10:24:31">
            <text:p>6/27/2016 10:24:3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Smith, Michael</text:p>
          </table:table-cell>
          <table:table-cell table:style-name="ce22" office:value-type="string">
            <text:p>746-66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ssica</text:p>
          </table:table-cell>
        </table:table-row>
        <table:table-row table:style-name="ro2">
          <table:table-cell table:style-name="ce21" office:value-type="date" office:date-value="2016-06-27T10:26:40">
            <text:p>6/27/2016 10:26:4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Fisher, Lauren</text:p>
          </table:table-cell>
          <table:table-cell table:style-name="ce22" office:value-type="string">
            <text:p>746-177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nnifer</text:p>
          </table:table-cell>
        </table:table-row>
        <table:table-row table:style-name="ro2">
          <table:table-cell table:style-name="ce21" office:value-type="date" office:date-value="2016-06-27T10:30:26">
            <text:p>6/27/2016 10:30:2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Libby, Laura</text:p>
          </table:table-cell>
          <table:table-cell table:style-name="ce22" office:value-type="string">
            <text:p>628-661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eslie</text:p>
          </table:table-cell>
        </table:table-row>
        <table:table-row table:style-name="ro2">
          <table:table-cell table:style-name="ce21" office:value-type="date" office:date-value="2016-06-27T10:31:00">
            <text:p>6/27/2016 10:31:0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McCarron, James</text:p>
          </table:table-cell>
          <table:table-cell table:style-name="ce22" office:value-type="string">
            <text:p>861-3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uren</text:p>
          </table:table-cell>
        </table:table-row>
        <table:table-row table:style-name="ro2">
          <table:table-cell table:style-name="ce21" office:value-type="date" office:date-value="2016-06-27T10:31:35">
            <text:p>6/27/2016 10:31:3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Wun. Herrick</text:p>
          </table:table-cell>
          <table:table-cell table:style-name="ce22" office:value-type="string">
            <text:p>312-55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nda</text:p>
          </table:table-cell>
        </table:table-row>
        <table:table-row table:style-name="ro2">
          <table:table-cell table:style-name="ce21" office:value-type="date" office:date-value="2016-06-27T10:32:47">
            <text:p>6/27/2016 10:32:4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Banuchi-Crespo, Victoria</text:p>
          </table:table-cell>
          <table:table-cell table:style-name="ce22" office:value-type="string">
            <text:p>962-913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cqueline</text:p>
          </table:table-cell>
        </table:table-row>
        <table:table-row table:style-name="ro2">
          <table:table-cell table:style-name="ce21" office:value-type="date" office:date-value="2016-06-27T10:33:51">
            <text:p>6/27/2016 10:33:5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Eid, F</text:p>
          </table:table-cell>
          <table:table-cell table:style-name="ce22" office:value-type="string">
            <text:p>212-535-66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yra</text:p>
          </table:table-cell>
        </table:table-row>
        <table:table-row table:style-name="ro2">
          <table:table-cell table:style-name="ce21" office:value-type="date" office:date-value="2016-06-27T10:34:22">
            <text:p>6/27/2016 10:34:2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Metropoliton Urology - McGuire, Lynsay</text:p>
          </table:table-cell>
          <table:table-cell table:style-name="ce22" office:value-type="string">
            <text:p>212-535-58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eggy</text:p>
          </table:table-cell>
        </table:table-row>
        <table:table-row table:style-name="ro2">
          <table:table-cell table:style-name="ce21" office:value-type="date" office:date-value="2016-06-27T10:34:43">
            <text:p>6/27/2016 10:34:4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Metropoliton Urology - [OFFICE]</text:p>
          </table:table-cell>
          <table:table-cell table:style-name="ce22" office:value-type="string">
            <text:p>212-535-58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ung</text:p>
          </table:table-cell>
        </table:table-row>
        <table:table-row table:style-name="ro2">
          <table:table-cell table:style-name="ce21" office:value-type="date" office:date-value="2016-06-27T10:34:55">
            <text:p>6/27/2016 10:34:5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Metropoliton Urology - Choi, Benjamin</text:p>
          </table:table-cell>
          <table:table-cell table:style-name="ce22" office:value-type="string">
            <text:p>212-535-58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ung</text:p>
          </table:table-cell>
        </table:table-row>
        <table:table-row table:style-name="ro2">
          <table:table-cell table:style-name="ce21" office:value-type="date" office:date-value="2016-06-27T10:35:05">
            <text:p>6/27/2016 10:35:0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Metropoliton Urology - Shemtov, Menachem</text:p>
          </table:table-cell>
          <table:table-cell table:style-name="ce22" office:value-type="string">
            <text:p>212-535-58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ung</text:p>
          </table:table-cell>
        </table:table-row>
        <table:table-row table:style-name="ro2">
          <table:table-cell table:style-name="ce21" office:value-type="date" office:date-value="2016-06-27T10:35:08">
            <text:p>6/27/2016 10:35:0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Patel, Sarju</text:p>
          </table:table-cell>
          <table:table-cell table:style-name="ce22" office:value-type="string">
            <text:p>962-20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ila</text:p>
          </table:table-cell>
        </table:table-row>
        <table:table-row table:style-name="ro2">
          <table:table-cell table:style-name="ce21" office:value-type="date" office:date-value="2016-06-27T10:36:26">
            <text:p>6/27/2016 10:36:2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Shemtov, Mendel</text:p>
          </table:table-cell>
          <table:table-cell table:style-name="ce22" office:value-type="string">
            <text:p>212-813-111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ung</text:p>
          </table:table-cell>
        </table:table-row>
        <table:table-row table:style-name="ro2">
          <table:table-cell table:style-name="ce21" office:value-type="date" office:date-value="2016-06-27T10:37:34">
            <text:p>6/27/2016 10:37:3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 - 156/170 William St - 11th Floor</text:p>
          </table:table-cell>
          <table:table-cell table:style-name="ce22" office:value-type="string">
            <text:p>646-962-513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enda</text:p>
          </table:table-cell>
        </table:table-row>
        <table:table-row table:style-name="ro2">
          <table:table-cell table:style-name="ce21" office:value-type="date" office:date-value="2016-06-27T10:37:47">
            <text:p>6/27/2016 10:37:4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 - 156/170 William St - 12th Floor</text:p>
          </table:table-cell>
          <table:table-cell table:style-name="ce22" office:value-type="string">
            <text:p>962-513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enda</text:p>
          </table:table-cell>
        </table:table-row>
        <table:table-row table:style-name="ro2">
          <table:table-cell table:style-name="ce21" office:value-type="date" office:date-value="2016-06-27T10:38:33">
            <text:p>6/27/2016 10:38:3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OXF-600 - [OFFICE]</text:p>
          </table:table-cell>
          <table:table-cell table:style-name="ce22" office:value-type="string">
            <text:p>646-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ourtney</text:p>
          </table:table-cell>
        </table:table-row>
        <table:table-row table:style-name="ro2">
          <table:table-cell table:style-name="ce21" office:value-type="date" office:date-value="2016-06-27T10:38:52">
            <text:p>6/27/2016 10:38:5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Manheimer, Forrest/ Schwartz,Jeremy /Golas, Benjamin </text:p>
          </table:table-cell>
          <table:table-cell table:style-name="ce22" office:value-type="string">
            <text:p>646-962-5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lice</text:p>
          </table:table-cell>
        </table:table-row>
        <table:table-row table:style-name="ro2">
          <table:table-cell table:style-name="ce21" office:value-type="date" office:date-value="2016-06-27T10:40:58">
            <text:p>6/27/2016 10:40:5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D Park Ave - [OFFICE]</text:p>
          </table:table-cell>
          <table:table-cell table:style-name="ce22" office:value-type="string">
            <text:p>646-350-04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ncy</text:p>
          </table:table-cell>
        </table:table-row>
        <table:table-row table:style-name="ro2">
          <table:table-cell table:style-name="ce21" office:value-type="date" office:date-value="2016-06-27T10:41:05">
            <text:p>6/27/2016 10:41:0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[OFFICE]</text:p>
          </table:table-cell>
          <table:table-cell table:style-name="ce22" office:value-type="string">
            <text:p>212-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</table:table-row>
        <table:table-row table:style-name="ro2">
          <table:table-cell table:style-name="ce21" office:value-type="date" office:date-value="2016-06-27T10:41:25">
            <text:p>6/27/2016 10:41:2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Apicella, Shelia</text:p>
          </table:table-cell>
          <table:table-cell table:style-name="ce22" office:value-type="string">
            <text:p>212-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</table:table-row>
        <table:table-row table:style-name="ro2">
          <table:table-cell table:style-name="ce21" office:value-type="date" office:date-value="2016-06-27T10:41:44">
            <text:p>6/27/2016 10:41:4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Gold, Scott</text:p>
          </table:table-cell>
          <table:table-cell table:style-name="ce22" office:value-type="string">
            <text:p>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</table:table-row>
        <table:table-row table:style-name="ro2">
          <table:table-cell table:style-name="ce21" office:value-type="date" office:date-value="2016-06-27T10:42:00">
            <text:p>6/27/2016 10:42:0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Horn, Corinne</text:p>
          </table:table-cell>
          <table:table-cell table:style-name="ce22" office:value-type="string">
            <text:p>212-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</table:table-row>
        <table:table-row table:style-name="ro2">
          <table:table-cell table:style-name="ce21" office:value-type="date" office:date-value="2016-06-27T10:42:25">
            <text:p>6/27/2016 10:42:2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Karcioglu, Amanda Silver</text:p>
          </table:table-cell>
          <table:table-cell table:style-name="ce22" office:value-type="string">
            <text:p>212-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  <table:table-cell table:style-name="ce22" office:value-type="string">
            <text:p>East and West are closed</text:p>
          </table:table-cell>
        </table:table-row>
        <table:table-row table:style-name="ro2">
          <table:table-cell table:style-name="ce21" office:value-type="date" office:date-value="2016-06-27T10:42:46">
            <text:p>6/27/2016 10:42:4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Krevitt, Lane</text:p>
          </table:table-cell>
          <table:table-cell table:style-name="ce22" office:value-type="string">
            <text:p>212-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  <table:table-cell table:style-name="ce22" office:value-type="string">
            <text:p>East and West are closed</text:p>
          </table:table-cell>
        </table:table-row>
        <table:table-row table:style-name="ro2">
          <table:table-cell table:style-name="ce21" office:value-type="date" office:date-value="2016-06-27T10:43:15">
            <text:p>6/27/2016 10:43:1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Pincus, Robert</text:p>
          </table:table-cell>
          <table:table-cell table:style-name="ce22" office:value-type="string">
            <text:p>501-0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  <table:table-cell table:style-name="ce22" office:value-type="string">
            <text:p>East and West are closed</text:p>
          </table:table-cell>
        </table:table-row>
        <table:table-row table:style-name="ro2">
          <table:table-cell table:style-name="ce21" office:value-type="date" office:date-value="2016-06-27T10:43:43">
            <text:p>6/27/2016 10:43:4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WCPN Otolaryngology - Sperling, Neil</text:p>
          </table:table-cell>
          <table:table-cell table:style-name="ce22" office:value-type="string">
            <text:p>212-889-8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chel</text:p>
          </table:table-cell>
          <table:table-cell table:style-name="ce22" office:value-type="string">
            <text:p>East and West are closed</text:p>
          </table:table-cell>
        </table:table-row>
        <table:table-row table:style-name="ro2">
          <table:table-cell table:style-name="ce21" office:value-type="date" office:date-value="2016-06-27T10:47:29">
            <text:p>6/27/2016 10:47:3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8 North - M2 - DIALYSIS</text:p>
          </table:table-cell>
          <table:table-cell table:style-name="ce22" office:value-type="string">
            <text:p>746-3151</text:p>
          </table:table-cell>
          <table:table-cell table:style-name="ce22" office:value-type="string">
            <text:p>OPEN</text:p>
          </table:table-cell>
          <table:table-cell table:style-name="ce22" office:value-type="string">
            <text:p>06:00</text:p>
          </table:table-cell>
          <table:table-cell table:number-columns-repeated="2"/>
          <table:table-cell table:style-name="ce22" office:value-type="string">
            <text:p>Ray</text:p>
          </table:table-cell>
          <table:table-cell table:style-name="ce22" office:value-type="string">
            <text:p>As per Ray they will be open from 6 AM until whenever is the last shift and they may need a pick up depending on the patient.</text:p>
          </table:table-cell>
        </table:table-row>
        <table:table-row table:style-name="ro2">
          <table:table-cell table:style-name="ce21" office:value-type="date" office:date-value="2016-06-27T10:48:11">
            <text:p>6/27/2016 10:48:1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Altorki, Nasser K.</text:p>
          </table:table-cell>
          <table:table-cell table:style-name="ce22" office:value-type="string">
            <text:p>746-515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uren</text:p>
          </table:table-cell>
        </table:table-row>
        <table:table-row table:style-name="ro2">
          <table:table-cell table:style-name="ce21" office:value-type="date" office:date-value="2016-06-27T10:55:18">
            <text:p>6/27/2016 10:55:1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BAKER - 24</text:p>
          </table:table-cell>
          <table:table-cell table:style-name="ce22" office:value-type="string">
            <text:p>746-418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ydia</text:p>
          </table:table-cell>
        </table:table-row>
        <table:table-row table:style-name="ro2">
          <table:table-cell table:style-name="ce21" office:value-type="date" office:date-value="2016-06-27T11:14:39">
            <text:p>6/27/2016 11:14:4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Acosta, Alberto</text:p>
          </table:table-cell>
          <table:table-cell table:style-name="ce22" office:value-type="string">
            <text:p>230-10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garet</text:p>
          </table:table-cell>
        </table:table-row>
        <table:table-row table:style-name="ro2">
          <table:table-cell table:style-name="ce21" office:value-type="date" office:date-value="2016-06-27T11:17:11">
            <text:p>6/27/2016 11:17:1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Barley, Browers</text:p>
          </table:table-cell>
          <table:table-cell table:style-name="ce22" office:value-type="string">
            <text:p>212-758-35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heray</text:p>
          </table:table-cell>
        </table:table-row>
        <table:table-row table:style-name="ro2">
          <table:table-cell table:style-name="ce21" office:value-type="date" office:date-value="2016-06-27T11:18:00">
            <text:p>6/27/2016 11:18:0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Carlon, Anne</text:p>
          </table:table-cell>
          <table:table-cell table:style-name="ce22" office:value-type="string">
            <text:p>988-81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fperaniza</text:p>
          </table:table-cell>
        </table:table-row>
        <table:table-row table:style-name="ro2">
          <table:table-cell table:style-name="ce21" office:value-type="date" office:date-value="2016-06-27T11:19:03">
            <text:p>6/27/2016 11:19:0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Ianni, Rosa </text:p>
          </table:table-cell>
          <table:table-cell table:style-name="ce22" office:value-type="string">
            <text:p>646-962-600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anny</text:p>
          </table:table-cell>
        </table:table-row>
        <table:table-row table:style-name="ro2">
          <table:table-cell table:style-name="ce21" office:value-type="date" office:date-value="2016-06-27T11:19:27">
            <text:p>6/27/2016 11:19:2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Kessler, George</text:p>
          </table:table-cell>
          <table:table-cell table:style-name="ce22" office:value-type="string">
            <text:p>877-704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obyn</text:p>
          </table:table-cell>
        </table:table-row>
        <table:table-row table:style-name="ro2">
          <table:table-cell table:style-name="ce21" office:value-type="date" office:date-value="2016-06-27T11:19:56">
            <text:p>6/27/2016 11:19:5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Lambroza, Aaron </text:p>
          </table:table-cell>
          <table:table-cell table:style-name="ce22" office:value-type="string">
            <text:p>517-7570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arrie</text:p>
          </table:table-cell>
        </table:table-row>
        <table:table-row table:style-name="ro2">
          <table:table-cell table:style-name="ce21" office:value-type="date" office:date-value="2016-06-27T11:20:39">
            <text:p>6/27/2016 11:20:3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Lax, James</text:p>
          </table:table-cell>
          <table:table-cell table:style-name="ce22" office:value-type="string">
            <text:p>988-574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evi</text:p>
          </table:table-cell>
        </table:table-row>
        <table:table-row table:style-name="ro2">
          <table:table-cell table:style-name="ce21" office:value-type="date" office:date-value="2016-06-27T11:21:17">
            <text:p>6/27/2016 11:21:1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Lebowitz, Nancy </text:p>
          </table:table-cell>
          <table:table-cell table:style-name="ce22" office:value-type="string">
            <text:p>472-867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una</text:p>
          </table:table-cell>
        </table:table-row>
        <table:table-row table:style-name="ro2">
          <table:table-cell table:style-name="ce21" office:value-type="date" office:date-value="2016-06-27T11:21:38">
            <text:p>6/27/2016 11:21:3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Lefkowitz, David </text:p>
          </table:table-cell>
          <table:table-cell table:style-name="ce22" office:value-type="string">
            <text:p>288-42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eryl</text:p>
          </table:table-cell>
        </table:table-row>
        <table:table-row table:style-name="ro2">
          <table:table-cell table:style-name="ce21" office:value-type="date" office:date-value="2016-06-27T11:21:57">
            <text:p>6/27/2016 11:21:5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Nicolo, Danielle / Stulman, James / Hugo, Jonathan</text:p>
          </table:table-cell>
          <table:table-cell table:style-name="ce22" office:value-type="string">
            <text:p>962-239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oris</text:p>
          </table:table-cell>
        </table:table-row>
        <table:table-row table:style-name="ro2">
          <table:table-cell table:style-name="ce21" office:value-type="date" office:date-value="2016-06-27T11:22:15">
            <text:p>6/27/2016 11:22:1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Reichman, Bonnie </text:p>
          </table:table-cell>
          <table:table-cell table:style-name="ce22" office:value-type="string">
            <text:p>688-771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a</text:p>
          </table:table-cell>
        </table:table-row>
        <table:table-row table:style-name="ro2">
          <table:table-cell table:style-name="ce21" office:value-type="date" office:date-value="2016-06-27T11:22:44">
            <text:p>6/27/2016 11:22:4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Sassoon, Robert </text:p>
          </table:table-cell>
          <table:table-cell table:style-name="ce22" office:value-type="string">
            <text:p>628-1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tephanie</text:p>
          </table:table-cell>
        </table:table-row>
        <table:table-row table:style-name="ro2">
          <table:table-cell table:style-name="ce21" office:value-type="date" office:date-value="2016-06-27T11:23:51">
            <text:p>6/27/2016 11:23:5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Yaghoobzadeh, Hooman</text:p>
          </table:table-cell>
          <table:table-cell table:style-name="ce22" office:value-type="string">
            <text:p>212-861-322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ydia</text:p>
          </table:table-cell>
        </table:table-row>
        <table:table-row table:style-name="ro2">
          <table:table-cell table:style-name="ce21" office:value-type="date" office:date-value="2016-06-27T11:25:41">
            <text:p>6/27/2016 11:25:4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Ziecheck, Wendy</text:p>
          </table:table-cell>
          <table:table-cell table:style-name="ce22" office:value-type="string">
            <text:p>758-35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heray</text:p>
          </table:table-cell>
        </table:table-row>
        <table:table-row table:style-name="ro2">
          <table:table-cell table:style-name="ce21" office:value-type="date" office:date-value="2016-06-27T11:36:01">
            <text:p>6/27/2016 11:36:0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Gotto, Antonio</text:p>
          </table:table-cell>
          <table:table-cell table:style-name="ce22" office:value-type="string">
            <text:p>646-962-600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anny</text:p>
          </table:table-cell>
        </table:table-row>
        <table:table-row table:style-name="ro2">
          <table:table-cell table:style-name="ce21" office:value-type="date" office:date-value="2016-06-27T11:41:27">
            <text:p>6/27/2016 11:41:2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ILLER, CASSANDRA</text:p>
          </table:table-cell>
          <table:table-cell table:style-name="ce22" office:value-type="string">
            <text:p>Schulman, Aaron</text:p>
          </table:table-cell>
          <table:table-cell table:style-name="ce22" office:value-type="string">
            <text:p>962-86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li</text:p>
          </table:table-cell>
        </table:table-row>
        <table:table-row table:style-name="ro2">
          <table:table-cell table:style-name="ce21" office:value-type="date" office:date-value="2016-06-27T12:42:12">
            <text:p>6/27/2016 12:42:1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215 East 85th Street - PEDS</text:p>
          </table:table-cell>
          <table:table-cell table:style-name="ce22" office:value-type="float" office:value="17347">
            <text:p>1734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Veronica at 1:30pm</text:p>
          </table:table-cell>
        </table:table-row>
        <table:table-row table:style-name="ro2">
          <table:table-cell table:style-name="ce21" office:value-type="date" office:date-value="2016-06-27T12:44:24">
            <text:p>6/27/2016 12:44:2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ARNEGIE HILL - ENDOSCOPY</text:p>
          </table:table-cell>
          <table:table-cell table:style-name="ce22" office:value-type="string">
            <text:p>860-63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hy at 1:34pm</text:p>
          </table:table-cell>
        </table:table-row>
        <table:table-row table:style-name="ro2">
          <table:table-cell table:style-name="ce21" office:value-type="date" office:date-value="2016-06-27T12:45:52">
            <text:p>6/27/2016 12:45:5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Tribeca - 40 Worth Street - INTERNAL MED</text:p>
          </table:table-cell>
          <table:table-cell table:style-name="ce22" office:value-type="string">
            <text:p>646-962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y at 1:35pm</text:p>
          </table:table-cell>
        </table:table-row>
        <table:table-row table:style-name="ro2">
          <table:table-cell table:style-name="ce21" office:value-type="date" office:date-value="2016-06-27T12:46:54">
            <text:p>6/27/2016 12:46:5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Tribeca - 40 Worth Street - OB/GYN</text:p>
          </table:table-cell>
          <table:table-cell table:style-name="ce22" office:value-type="string">
            <text:p>646-962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y at 1:35pm</text:p>
          </table:table-cell>
        </table:table-row>
        <table:table-row table:style-name="ro2">
          <table:table-cell table:style-name="ce21" office:value-type="date" office:date-value="2016-06-27T12:47:26">
            <text:p>6/27/2016 12:47:2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Tribeca - 40 Worth Street - PEDS</text:p>
          </table:table-cell>
          <table:table-cell table:style-name="ce22" office:value-type="string">
            <text:p>646-962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ly at 1:35pm</text:p>
          </table:table-cell>
        </table:table-row>
        <table:table-row table:style-name="ro2">
          <table:table-cell table:style-name="ce21" office:value-type="date" office:date-value="2016-06-27T12:48:49">
            <text:p>6/27/2016 12:48:4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Bragin, Llana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ittany at 1:36pm</text:p>
          </table:table-cell>
        </table:table-row>
        <table:table-row table:style-name="ro2">
          <table:table-cell table:style-name="ce21" office:value-type="date" office:date-value="2016-06-27T12:49:31">
            <text:p>6/27/2016 12:49:3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Chang, Joseph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ittany at 1:36pm</text:p>
          </table:table-cell>
        </table:table-row>
        <table:table-row table:style-name="ro2">
          <table:table-cell table:style-name="ce21" office:value-type="date" office:date-value="2016-06-27T12:49:58">
            <text:p>6/27/2016 12:49:5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Cohen, David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ittany at 1:36pm</text:p>
          </table:table-cell>
        </table:table-row>
        <table:table-row table:style-name="ro2">
          <table:table-cell table:style-name="ce21" office:value-type="date" office:date-value="2016-06-27T12:50:28">
            <text:p>6/27/2016 12:50:2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Havryluik, Yelena</text:p>
          </table:table-cell>
          <table:table-cell table:style-name="ce22" office:value-type="string">
            <text:p>746-317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ittany at 1:36pm</text:p>
          </table:table-cell>
        </table:table-row>
        <table:table-row table:style-name="ro2">
          <table:table-cell table:style-name="ce21" office:value-type="date" office:date-value="2016-06-27T12:50:57">
            <text:p>6/27/2016 12:50:5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Rosinni, Jane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ittany at 1:36pm</text:p>
          </table:table-cell>
        </table:table-row>
        <table:table-row table:style-name="ro2">
          <table:table-cell table:style-name="ce21" office:value-type="date" office:date-value="2016-06-27T12:51:30">
            <text:p>6/27/2016 12:51:3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Sanford, Marie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ittany at 1:36pm</text:p>
          </table:table-cell>
        </table:table-row>
        <table:table-row table:style-name="ro2">
          <table:table-cell table:style-name="ce21" office:value-type="date" office:date-value="2016-06-27T12:59:13">
            <text:p>6/27/2016 12:59:1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Shultz, Christopher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ittany at 1:36pm</text:p>
          </table:table-cell>
        </table:table-row>
        <table:table-row table:style-name="ro2">
          <table:table-cell table:style-name="ce21" office:value-type="date" office:date-value="2016-06-27T13:00:49">
            <text:p>6/27/2016 13:00:5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CMA Broadway - 2315 Broadway - Wu, Yu-Hsin</text:p>
          </table:table-cell>
          <table:table-cell table:style-name="ce22" office:value-type="string">
            <text:p>646-962-21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ittany at 1:36pm</text:p>
          </table:table-cell>
        </table:table-row>
        <table:table-row table:style-name="ro2">
          <table:table-cell table:style-name="ce21" office:value-type="date" office:date-value="2016-06-27T13:03:18">
            <text:p>6/27/2016 13:03:1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Tahir, Muhammad</text:p>
          </table:table-cell>
          <table:table-cell table:style-name="ce22" office:value-type="string">
            <text:p>718-230-581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ina at 1:39pm</text:p>
          </table:table-cell>
        </table:table-row>
        <table:table-row table:style-name="ro2">
          <table:table-cell table:style-name="ce21" office:value-type="date" office:date-value="2016-06-27T13:04:39">
            <text:p>6/27/2016 13:04:3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Wu, Jennifer</text:p>
          </table:table-cell>
          <table:table-cell table:style-name="ce22" office:value-type="string">
            <text:p>508-889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uren at 1:41pm</text:p>
          </table:table-cell>
        </table:table-row>
        <table:table-row table:style-name="ro2">
          <table:table-cell table:style-name="ce21" office:value-type="date" office:date-value="2016-06-27T13:05:40">
            <text:p>6/27/2016 13:05:4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Wu, Jennifer  (WMWH) 2nd LOC.</text:p>
          </table:table-cell>
          <table:table-cell table:style-name="ce22" office:value-type="string">
            <text:p>646-701-002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auren at 1:41pm</text:p>
          </table:table-cell>
        </table:table-row>
        <table:table-row table:style-name="ro2">
          <table:table-cell table:style-name="ce21" office:value-type="date" office:date-value="2016-06-27T13:06:48">
            <text:p>6/27/2016 13:06:4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UY, ANNETTE</text:p>
          </table:table-cell>
          <table:table-cell table:style-name="ce22" office:value-type="string">
            <text:p>Basuk, Paul </text:p>
          </table:table-cell>
          <table:table-cell table:style-name="ce22" office:value-type="string">
            <text:p>861-971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net at 1:38pm</text:p>
          </table:table-cell>
        </table:table-row>
        <table:table-row table:style-name="ro2">
          <table:table-cell table:style-name="ce21" office:value-type="date" office:date-value="2016-06-28T08:44:54">
            <text:p>6/28/2016 8:44:5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REYES, ERIKA</text:p>
          </table:table-cell>
          <table:table-cell table:style-name="ce22" office:value-type="string">
            <text:p>12 West 72nd Street - INT MED</text:p>
          </table:table-cell>
          <table:table-cell table:style-name="ce22" office:value-type="float" office:value="17775">
            <text:p>177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cia </text:p>
          </table:table-cell>
        </table:table-row>
        <table:table-row table:style-name="ro2">
          <table:table-cell table:style-name="ce21" office:value-type="date" office:date-value="2016-06-28T08:45:53">
            <text:p>6/28/2016 8:45:5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REYES, ERIKA</text:p>
          </table:table-cell>
          <table:table-cell table:style-name="ce22" office:value-type="string">
            <text:p>12 West 72nd Street - OB/GYN</text:p>
          </table:table-cell>
          <table:table-cell table:style-name="ce22" office:value-type="float" office:value="17792">
            <text:p>1779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amara</text:p>
          </table:table-cell>
        </table:table-row>
        <table:table-row table:style-name="ro2">
          <table:table-cell table:style-name="ce21" office:value-type="date" office:date-value="2016-06-28T08:46:19">
            <text:p>6/28/2016 8:46:1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REYES, ERIKA</text:p>
          </table:table-cell>
          <table:table-cell table:style-name="ce22" office:value-type="string">
            <text:p>Shaktman, Barry </text:p>
          </table:table-cell>
          <table:table-cell table:style-name="ce22" office:value-type="string">
            <text:p>746-323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abrina</text:p>
          </table:table-cell>
        </table:table-row>
        <table:table-row table:style-name="ro2">
          <table:table-cell table:style-name="ce21" office:value-type="date" office:date-value="2016-06-28T08:48:04">
            <text:p>6/28/2016 8:48:0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REYES, ERIKA</text:p>
          </table:table-cell>
          <table:table-cell table:style-name="ce22" office:value-type="string">
            <text:p>Dobrenis, Hockstein </text:p>
          </table:table-cell>
          <table:table-cell table:style-name="ce22" office:value-type="string">
            <text:p>212-821-090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tthew</text:p>
          </table:table-cell>
        </table:table-row>
        <table:table-row table:style-name="ro2">
          <table:table-cell table:style-name="ce21" office:value-type="date" office:date-value="2016-06-28T08:50:25">
            <text:p>6/28/2016 8:50:2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215 East 85th Street - OB/GYN / INTERNAL MED</text:p>
          </table:table-cell>
          <table:table-cell table:style-name="ce22" office:value-type="float" office:value="17326">
            <text:p>1732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ATHY</text:p>
          </table:table-cell>
          <table:table-cell table:style-name="ce22" office:value-type="string">
            <text:p>INTERNAL MED IS ALSO CLOSED AS PER ANIA</text:p>
          </table:table-cell>
        </table:table-row>
        <table:table-row table:style-name="ro2">
          <table:table-cell table:style-name="ce21" office:value-type="date" office:date-value="2016-06-28T08:52:36">
            <text:p>6/28/2016 8:52:3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Bardes, Charles</text:p>
          </table:table-cell>
          <table:table-cell table:style-name="ce22" office:value-type="string">
            <text:p>646-962-345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LTHEA</text:p>
          </table:table-cell>
        </table:table-row>
        <table:table-row table:style-name="ro2">
          <table:table-cell table:style-name="ce21" office:value-type="date" office:date-value="2016-06-28T08:53:23">
            <text:p>6/28/2016 8:53:2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Feit, Lauren </text:p>
          </table:table-cell>
          <table:table-cell table:style-name="ce22" office:value-type="string">
            <text:p>570-92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GELIQUE</text:p>
          </table:table-cell>
        </table:table-row>
        <table:table-row table:style-name="ro2">
          <table:table-cell table:style-name="ce21" office:value-type="date" office:date-value="2016-06-28T08:55:33">
            <text:p>6/28/2016 8:55:3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Gelfand </text:p>
          </table:table-cell>
          <table:table-cell table:style-name="ce22" office:value-type="string">
            <text:p>879-3496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IANNA</text:p>
          </table:table-cell>
        </table:table-row>
        <table:table-row table:style-name="ro2">
          <table:table-cell table:style-name="ce21" office:value-type="date" office:date-value="2016-06-28T08:56:57">
            <text:p>6/28/2016 8:56:5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Goldin, Daniel</text:p>
          </table:table-cell>
          <table:table-cell table:style-name="ce22" office:value-type="string">
            <text:p>857-451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NDREA</text:p>
          </table:table-cell>
        </table:table-row>
        <table:table-row table:style-name="ro2">
          <table:table-cell table:style-name="ce21" office:value-type="date" office:date-value="2016-06-28T08:57:43">
            <text:p>6/28/2016 8:57:4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Joan Kent </text:p>
          </table:table-cell>
          <table:table-cell table:style-name="ce22" office:value-type="string">
            <text:p>772-29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IANE</text:p>
          </table:table-cell>
        </table:table-row>
        <table:table-row table:style-name="ro2">
          <table:table-cell table:style-name="ce21" office:value-type="date" office:date-value="2016-06-28T08:58:05">
            <text:p>6/28/2016 8:58:0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Klein, Harvey</text:p>
          </table:table-cell>
          <table:table-cell table:style-name="ce22" office:value-type="float" office:value="14101">
            <text:p>1410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Y</text:p>
          </table:table-cell>
        </table:table-row>
        <table:table-row table:style-name="ro2">
          <table:table-cell table:style-name="ce21" office:value-type="date" office:date-value="2016-06-28T08:59:12">
            <text:p>6/28/2016 8:59:1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Miskovitz, Paul / Eng, Angie / Cooper, Robert</text:p>
          </table:table-cell>
          <table:table-cell table:style-name="ce22" office:value-type="string">
            <text:p>717-496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EGINA</text:p>
          </table:table-cell>
          <table:table-cell table:style-name="ce22" office:value-type="string">
            <text:p>COOPER AND ENG ARE CLOSED AS WELL</text:p>
          </table:table-cell>
        </table:table-row>
        <table:table-row table:style-name="ro2">
          <table:table-cell table:style-name="ce21" office:value-type="date" office:date-value="2016-06-28T08:59:43">
            <text:p>6/28/2016 8:59:4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Rosenberg, Howard</text:p>
          </table:table-cell>
          <table:table-cell table:style-name="ce22" office:value-type="string">
            <text:p>212-744-117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EENA</text:p>
          </table:table-cell>
        </table:table-row>
        <table:table-row table:style-name="ro2">
          <table:table-cell table:style-name="ce21" office:value-type="date" office:date-value="2016-06-28T09:00:29">
            <text:p>6/28/2016 9:00:3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</text:p>
          </table:table-cell>
          <table:table-cell table:style-name="ce22" office:value-type="string">
            <text:p>Weiss, Jona</text:p>
          </table:table-cell>
          <table:table-cell table:style-name="ce22" office:value-type="string">
            <text:p>988-606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VANESSA</text:p>
          </table:table-cell>
        </table:table-row>
        <table:table-row table:style-name="ro2">
          <table:table-cell table:style-name="ce21" office:value-type="date" office:date-value="2016-06-28T09:33:09">
            <text:p>6/28/2016 9:33:1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425 E 61st St - 11th Floor</text:p>
          </table:table-cell>
          <table:table-cell table:style-name="ce22" office:value-type="string">
            <text:p>821-09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uyda</text:p>
          </table:table-cell>
        </table:table-row>
        <table:table-row table:style-name="ro2">
          <table:table-cell table:style-name="ce21" office:value-type="date" office:date-value="2016-06-28T09:34:13">
            <text:p>6/28/2016 9:34:1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BAKER - 23 - PEDS SPCL STUDIES</text:p>
          </table:table-cell>
          <table:table-cell table:style-name="ce22" office:value-type="string">
            <text:p>746-332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ime</text:p>
          </table:table-cell>
        </table:table-row>
        <table:table-row table:style-name="ro2">
          <table:table-cell table:style-name="ce21" office:value-type="date" office:date-value="2016-06-28T09:34:35">
            <text:p>6/28/2016 9:34:3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Borer, Jeffery S</text:p>
          </table:table-cell>
          <table:table-cell table:style-name="ce22" office:value-type="string">
            <text:p>289-77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orene</text:p>
          </table:table-cell>
        </table:table-row>
        <table:table-row table:style-name="ro2">
          <table:table-cell table:style-name="ce21" office:value-type="date" office:date-value="2016-06-28T09:35:14">
            <text:p>6/28/2016 9:35:1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ARDIOLOGY - ST4</text:p>
          </table:table-cell>
          <table:table-cell table:style-name="ce22" office:value-type="string">
            <text:p>746-217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nice</text:p>
          </table:table-cell>
        </table:table-row>
        <table:table-row table:style-name="ro2">
          <table:table-cell table:style-name="ce21" office:value-type="date" office:date-value="2016-06-28T09:35:32">
            <text:p>6/28/2016 9:35:3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ENTER FOR SPECIALTY CARE</text:p>
          </table:table-cell>
          <table:table-cell table:style-name="ce22" office:value-type="string">
            <text:p>570-4000 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eth</text:p>
          </table:table-cell>
        </table:table-row>
        <table:table-row table:style-name="ro2">
          <table:table-cell table:style-name="ce21" office:value-type="date" office:date-value="2016-06-28T09:35:50">
            <text:p>6/28/2016 9:35:5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oll, Raymond</text:p>
          </table:table-cell>
          <table:table-cell table:style-name="ce22" office:value-type="string">
            <text:p>249-084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aquel</text:p>
          </table:table-cell>
        </table:table-row>
        <table:table-row table:style-name="ro2">
          <table:table-cell table:style-name="ce21" office:value-type="date" office:date-value="2016-06-28T09:36:06">
            <text:p>6/28/2016 9:36:0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rawford, Carl</text:p>
          </table:table-cell>
          <table:table-cell table:style-name="ce22" office:value-type="float" office:value="15329">
            <text:p>15329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onia</text:p>
          </table:table-cell>
        </table:table-row>
        <table:table-row table:style-name="ro2">
          <table:table-cell table:style-name="ce21" office:value-type="date" office:date-value="2016-06-28T09:36:27">
            <text:p>6/28/2016 9:36:2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Creatura, Chris</text:p>
          </table:table-cell>
          <table:table-cell table:style-name="ce22" office:value-type="string">
            <text:p>772-38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arah</text:p>
          </table:table-cell>
        </table:table-row>
        <table:table-row table:style-name="ro2">
          <table:table-cell table:style-name="ce21" office:value-type="date" office:date-value="2016-06-28T09:37:12">
            <text:p>6/28/2016 9:37:1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Girardi, Leonard</text:p>
          </table:table-cell>
          <table:table-cell table:style-name="ce22" office:value-type="string">
            <text:p>746-519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ophie</text:p>
          </table:table-cell>
        </table:table-row>
        <table:table-row table:style-name="ro2">
          <table:table-cell table:style-name="ce21" office:value-type="date" office:date-value="2016-06-28T09:37:41">
            <text:p>6/28/2016 9:37:4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EMO ONC - ST 341</text:p>
          </table:table-cell>
          <table:table-cell table:style-name="ce22" office:value-type="string">
            <text:p>746-510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lena</text:p>
          </table:table-cell>
        </table:table-row>
        <table:table-row table:style-name="ro2">
          <table:table-cell table:style-name="ce21" office:value-type="date" office:date-value="2016-06-28T09:38:08">
            <text:p>6/28/2016 9:38:0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ochreiter, Clair</text:p>
          </table:table-cell>
          <table:table-cell table:style-name="ce22" office:value-type="string">
            <text:p>746-584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tacy</text:p>
          </table:table-cell>
        </table:table-row>
        <table:table-row table:style-name="ro2">
          <table:table-cell table:style-name="ce21" office:value-type="date" office:date-value="2016-06-28T09:38:29">
            <text:p>6/28/2016 9:38:3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offman, Lloyd</text:p>
          </table:table-cell>
          <table:table-cell table:style-name="ce22" office:value-type="string">
            <text:p>212-861-164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ellie</text:p>
          </table:table-cell>
        </table:table-row>
        <table:table-row table:style-name="ro2">
          <table:table-cell table:style-name="ce21" office:value-type="date" office:date-value="2016-06-28T09:38:49">
            <text:p>6/28/2016 9:38:5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SS - Lane, Joseph</text:p>
          </table:table-cell>
          <table:table-cell table:style-name="ce22" office:value-type="string">
            <text:p>606-117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icole</text:p>
          </table:table-cell>
        </table:table-row>
        <table:table-row table:style-name="ro2">
          <table:table-cell table:style-name="ce21" office:value-type="date" office:date-value="2016-06-28T09:39:13">
            <text:p>6/28/2016 9:39:1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T - 4 </text:p>
          </table:table-cell>
          <table:table-cell table:style-name="ce22" office:value-type="string">
            <text:p>746-288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Uylese</text:p>
          </table:table-cell>
        </table:table-row>
        <table:table-row table:style-name="ro2">
          <table:table-cell table:style-name="ce21" office:value-type="date" office:date-value="2016-06-28T09:39:32">
            <text:p>6/28/2016 9:39:3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T - 5 PEDS</text:p>
          </table:table-cell>
          <table:table-cell table:style-name="ce22" office:value-type="string">
            <text:p>746-33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sa</text:p>
          </table:table-cell>
        </table:table-row>
        <table:table-row table:style-name="ro2">
          <table:table-cell table:style-name="ce21" office:value-type="date" office:date-value="2016-06-28T09:39:52">
            <text:p>6/28/2016 9:39:5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T - 560 OB/GYN</text:p>
          </table:table-cell>
          <table:table-cell table:style-name="ce22" office:value-type="string">
            <text:p>746-32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ristina</text:p>
          </table:table-cell>
        </table:table-row>
        <table:table-row table:style-name="ro2">
          <table:table-cell table:style-name="ce21" office:value-type="date" office:date-value="2016-06-28T09:40:11">
            <text:p>6/28/2016 9:40:1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HYPERTENSION</text:p>
          </table:table-cell>
          <table:table-cell table:style-name="ce22" office:value-type="string">
            <text:p>962-260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ennifer</text:p>
          </table:table-cell>
        </table:table-row>
        <table:table-row table:style-name="ro2">
          <table:table-cell table:style-name="ce21" office:value-type="date" office:date-value="2016-06-28T09:40:31">
            <text:p>6/28/2016 9:40:3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Jacobs, Jonathan</text:p>
          </table:table-cell>
          <table:table-cell table:style-name="ce22" office:value-type="string">
            <text:p>746-187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orin</text:p>
          </table:table-cell>
        </table:table-row>
        <table:table-row table:style-name="ro2">
          <table:table-cell table:style-name="ce21" office:value-type="date" office:date-value="2016-06-28T09:40:52">
            <text:p>6/28/2016 9:40:5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Jacobs, Michael</text:p>
          </table:table-cell>
          <table:table-cell table:style-name="ce22" office:value-type="string">
            <text:p>212-772-71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Brandi</text:p>
          </table:table-cell>
        </table:table-row>
        <table:table-row table:style-name="ro2">
          <table:table-cell table:style-name="ce21" office:value-type="date" office:date-value="2016-06-28T09:41:17">
            <text:p>6/28/2016 9:41:1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Lanzberg, Brian</text:p>
          </table:table-cell>
          <table:table-cell table:style-name="ce22" office:value-type="string">
            <text:p>737-5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ia</text:p>
          </table:table-cell>
        </table:table-row>
        <table:table-row table:style-name="ro2">
          <table:table-cell table:style-name="ce21" office:value-type="date" office:date-value="2016-06-28T09:41:37">
            <text:p>6/28/2016 9:41:3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Levy, Miriam </text:p>
          </table:table-cell>
          <table:table-cell table:style-name="ce22" office:value-type="string">
            <text:p>794-25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Hazel</text:p>
          </table:table-cell>
        </table:table-row>
        <table:table-row table:style-name="ro2">
          <table:table-cell table:style-name="ce21" office:value-type="date" office:date-value="2016-06-28T09:42:02">
            <text:p>6/28/2016 9:42:0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agid, Norman</text:p>
          </table:table-cell>
          <table:table-cell table:style-name="ce22" office:value-type="string">
            <text:p>752-346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Adena</text:p>
          </table:table-cell>
        </table:table-row>
        <table:table-row table:style-name="ro2">
          <table:table-cell table:style-name="ce21" office:value-type="date" office:date-value="2016-06-28T09:42:22">
            <text:p>6/28/2016 9:42:2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altz, Charles</text:p>
          </table:table-cell>
          <table:table-cell table:style-name="ce22" office:value-type="string">
            <text:p>962-538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onia</text:p>
          </table:table-cell>
        </table:table-row>
        <table:table-row table:style-name="ro2">
          <table:table-cell table:style-name="ce21" office:value-type="date" office:date-value="2016-06-28T09:42:43">
            <text:p>6/28/2016 9:42:4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Manevitz, Alan</text:p>
          </table:table-cell>
          <table:table-cell table:style-name="ce22" office:value-type="string">
            <text:p>751-507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ichelle</text:p>
          </table:table-cell>
        </table:table-row>
        <table:table-row table:style-name="ro2">
          <table:table-cell table:style-name="ce21" office:value-type="date" office:date-value="2016-06-28T09:43:04">
            <text:p>6/28/2016 9:43:0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Tsai, Tony</text:p>
          </table:table-cell>
          <table:table-cell table:style-name="ce22" office:value-type="string">
            <text:p>212-481-7888/808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cia</text:p>
          </table:table-cell>
        </table:table-row>
        <table:table-row table:style-name="ro2">
          <table:table-cell table:style-name="ce21" office:value-type="date" office:date-value="2016-06-28T09:43:31">
            <text:p>6/28/2016 9:43:3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lsen, Sonja Kristine / Brown, Robert / Fox, Allison / Lavine, S</text:p>
          </table:table-cell>
          <table:table-cell table:style-name="ce22" office:value-type="string">
            <text:p>646-962-5483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onia</text:p>
          </table:table-cell>
        </table:table-row>
        <table:table-row table:style-name="ro2">
          <table:table-cell table:style-name="ce21" office:value-type="date" office:date-value="2016-06-28T09:43:47">
            <text:p>6/28/2016 9:43:4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Olson, Mary</text:p>
          </table:table-cell>
          <table:table-cell table:style-name="ce22" office:value-type="string">
            <text:p>646-962-474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onia</text:p>
          </table:table-cell>
        </table:table-row>
        <table:table-row table:style-name="ro2">
          <table:table-cell table:style-name="ce21" office:value-type="date" office:date-value="2016-06-28T09:54:11">
            <text:p>6/28/2016 9:54:1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Bednarek, Karl T</text:p>
          </table:table-cell>
          <table:table-cell table:style-name="ce22" office:value-type="string">
            <text:p>718-389-858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iffany</text:p>
          </table:table-cell>
        </table:table-row>
        <table:table-row table:style-name="ro2">
          <table:table-cell table:style-name="ce21" office:value-type="date" office:date-value="2016-06-28T10:37:25">
            <text:p>6/28/2016 10:37:2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CACAO, REYNOLD</text:p>
          </table:table-cell>
          <table:table-cell table:style-name="ce22" office:value-type="string">
            <text:p>36 E 36th Street - 1J - Young, Kirk</text:p>
          </table:table-cell>
          <table:table-cell table:style-name="ce22" office:value-type="string">
            <text:p>212-532-457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velyn</text:p>
          </table:table-cell>
        </table:table-row>
        <table:table-row table:style-name="ro2">
          <table:table-cell table:style-name="ce21" office:value-type="date" office:date-value="2016-06-28T10:38:13">
            <text:p>6/28/2016 10:38:1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CACAO, REYNOLD</text:p>
          </table:table-cell>
          <table:table-cell table:style-name="ce22" office:value-type="string">
            <text:p>WCPN - 233 Broadway - OB/GYN</text:p>
          </table:table-cell>
          <table:table-cell table:style-name="ce22" office:value-type="string">
            <text:p>962-566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Liz</text:p>
          </table:table-cell>
        </table:table-row>
        <table:table-row table:style-name="ro2">
          <table:table-cell table:style-name="ce21" office:value-type="date" office:date-value="2016-06-28T11:17:44">
            <text:p>6/28/2016 11:17:4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Simon, Jean-Paul</text:p>
          </table:table-cell>
          <table:table-cell table:style-name="ce22" office:value-type="string">
            <text:p>677-10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Frances (ans svc)</text:p>
          </table:table-cell>
          <table:table-cell table:style-name="ce22" office:value-type="string">
            <text:p>Called several times, ans svc picks up. Given info on closure</text:p>
          </table:table-cell>
        </table:table-row>
        <table:table-row table:style-name="ro2">
          <table:table-cell table:style-name="ce21" office:value-type="date" office:date-value="2016-06-29T07:20:03">
            <text:p>6/29/2016 7:20:0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CCULLAGH, KERRI/MESSINA, CRYSTAL</text:p>
          </table:table-cell>
          <table:table-cell table:style-name="ce22" office:value-type="string">
            <text:p>Horizon Medical Group - WCPN</text:p>
          </table:table-cell>
          <table:table-cell table:style-name="ce22" office:value-type="string">
            <text:p>212-879-77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ILAR</text:p>
          </table:table-cell>
        </table:table-row>
        <table:table-row table:style-name="ro2">
          <table:table-cell table:style-name="ce21" office:value-type="date" office:date-value="2016-06-29T08:30:41">
            <text:p>6/29/2016 8:30:4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1315 York Ave - Alfons, Pomp</text:p>
          </table:table-cell>
          <table:table-cell table:style-name="ce22" office:value-type="string">
            <text:p>746-529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ertudis</text:p>
          </table:table-cell>
        </table:table-row>
        <table:table-row table:style-name="ro2">
          <table:table-cell table:style-name="ce21" office:value-type="date" office:date-value="2016-06-29T08:31:15">
            <text:p>6/29/2016 8:31:1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1315 York Ave - Dakin, Gregory</text:p>
          </table:table-cell>
          <table:table-cell table:style-name="ce22" office:value-type="string">
            <text:p>746-529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elody</text:p>
          </table:table-cell>
        </table:table-row>
        <table:table-row table:style-name="ro2">
          <table:table-cell table:style-name="ce21" office:value-type="date" office:date-value="2016-06-29T08:31:31">
            <text:p>6/29/2016 8:31:3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525 E 68th St - Neurology ST 661</text:p>
          </table:table-cell>
          <table:table-cell table:style-name="ce22" office:value-type="string">
            <text:p>746-232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Marcia</text:p>
          </table:table-cell>
        </table:table-row>
        <table:table-row table:style-name="ro2">
          <table:table-cell table:style-name="ce21" office:value-type="date" office:date-value="2016-06-29T08:33:28">
            <text:p>6/29/2016 8:33:29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AYSON 3 OUTPATIENT ONCOLOGY</text:p>
          </table:table-cell>
          <table:table-cell table:style-name="ce22" office:value-type="string">
            <text:p>746-5974</text:p>
          </table:table-cell>
          <table:table-cell table:style-name="ce22" office:value-type="string">
            <text:p>OPEN</text:p>
          </table:table-cell>
          <table:table-cell table:number-columns-repeated="3"/>
          <table:table-cell table:style-name="ce22" office:value-type="string">
            <text:p>Paula</text:p>
          </table:table-cell>
          <table:table-cell table:style-name="ce22" office:value-type="string">
            <text:p>Utilizing their staff</text:p>
          </table:table-cell>
        </table:table-row>
        <table:table-row table:style-name="ro2">
          <table:table-cell table:style-name="ce21" office:value-type="date" office:date-value="2016-06-29T08:33:58">
            <text:p>6/29/2016 8:33:5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PEDS HEMO ONC - P695</text:p>
          </table:table-cell>
          <table:table-cell table:style-name="ce22" office:value-type="string">
            <text:p>746-340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hris</text:p>
          </table:table-cell>
        </table:table-row>
        <table:table-row table:style-name="ro2">
          <table:table-cell table:style-name="ce21" office:value-type="date" office:date-value="2016-06-29T08:35:40">
            <text:p>6/29/2016 8:35:4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WCMC - Bariatric Surgery</text:p>
          </table:table-cell>
          <table:table-cell table:style-name="ce22" office:value-type="string">
            <text:p>746-918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Natasha</text:p>
          </table:table-cell>
        </table:table-row>
        <table:table-row table:style-name="ro2">
          <table:table-cell table:style-name="ce21" office:value-type="date" office:date-value="2016-06-29T08:36:15">
            <text:p>6/29/2016 8:36:1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Vogiatzi, Maria </text:p>
          </table:table-cell>
          <table:table-cell table:style-name="ce22" office:value-type="string">
            <text:p>746-346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ory</text:p>
          </table:table-cell>
        </table:table-row>
        <table:table-row table:style-name="ro2">
          <table:table-cell table:style-name="ce21" office:value-type="date" office:date-value="2016-06-29T08:36:41">
            <text:p>6/29/2016 8:36:4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Yu, Joyce</text:p>
          </table:table-cell>
          <table:table-cell table:style-name="ce22" office:value-type="string">
            <text:p>962-34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Kory</text:p>
          </table:table-cell>
        </table:table-row>
        <table:table-row table:style-name="ro2">
          <table:table-cell table:style-name="ce21" office:value-type="date" office:date-value="2016-06-29T08:37:35">
            <text:p>6/29/2016 8:37:3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NYH - Endocrine Baker 20</text:p>
          </table:table-cell>
          <table:table-cell table:style-name="ce22" office:value-type="string">
            <text:p>962-86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Elle</text:p>
          </table:table-cell>
        </table:table-row>
        <table:table-row table:style-name="ro2">
          <table:table-cell table:style-name="ce21" office:value-type="date" office:date-value="2016-06-29T08:53:44">
            <text:p>6/29/2016 8:53:4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/GREEN-SMITH, MARCIA</text:p>
          </table:table-cell>
          <table:table-cell table:style-name="ce22" office:value-type="string">
            <text:p>Forest Hills - Moss, Edward</text:p>
          </table:table-cell>
          <table:table-cell table:style-name="ce22" office:value-type="string">
            <text:p>718-520-002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rever</text:p>
          </table:table-cell>
        </table:table-row>
        <table:table-row table:style-name="ro2">
          <table:table-cell table:style-name="ce21" office:value-type="date" office:date-value="2016-06-29T08:58:43">
            <text:p>6/29/2016 8:58:4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/GREEN-SMITH, MARCIA</text:p>
          </table:table-cell>
          <table:table-cell table:style-name="ce22" office:value-type="string">
            <text:p>MANH Offices - Moss, Edward</text:p>
          </table:table-cell>
          <table:table-cell table:style-name="ce22" office:value-type="string">
            <text:p>718-389-8585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Trever</text:p>
          </table:table-cell>
        </table:table-row>
        <table:table-row table:style-name="ro2">
          <table:table-cell table:style-name="ce21" office:value-type="date" office:date-value="2016-06-29T09:01:22">
            <text:p>6/29/2016 9:01:2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ESSINA, CRYSTAL</text:p>
          </table:table-cell>
          <table:table-cell table:style-name="ce22" office:value-type="string">
            <text:p>211 E 80th St - INTER MED</text:p>
          </table:table-cell>
          <table:table-cell table:style-name="ce22" office:value-type="string">
            <text:p>962-86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ennie</text:p>
          </table:table-cell>
        </table:table-row>
        <table:table-row table:style-name="ro2">
          <table:table-cell table:style-name="ce21" office:value-type="date" office:date-value="2016-06-29T09:01:45">
            <text:p>6/29/2016 9:01:4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ESSINA, CRYSTAL</text:p>
          </table:table-cell>
          <table:table-cell table:style-name="ce22" office:value-type="string">
            <text:p>211 E 80th St - INTER MED - Collier, Trenton</text:p>
          </table:table-cell>
          <table:table-cell table:style-name="ce22" office:value-type="string">
            <text:p>962-86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ennie</text:p>
          </table:table-cell>
        </table:table-row>
        <table:table-row table:style-name="ro2">
          <table:table-cell table:style-name="ce21" office:value-type="date" office:date-value="2016-06-29T09:01:53">
            <text:p>6/29/2016 9:01:5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ESSINA, CRYSTAL</text:p>
          </table:table-cell>
          <table:table-cell table:style-name="ce22" office:value-type="string">
            <text:p>211 E 80th St - INTER MED - Collier, Trenton</text:p>
          </table:table-cell>
          <table:table-cell table:style-name="ce22" office:value-type="string">
            <text:p>962-861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ennie</text:p>
          </table:table-cell>
        </table:table-row>
        <table:table-row table:style-name="ro2">
          <table:table-cell table:style-name="ce21" office:value-type="date" office:date-value="2016-06-29T09:13:09">
            <text:p>6/29/2016 9:13:1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Barbieri, Christopher</text:p>
          </table:table-cell>
          <table:table-cell table:style-name="ce22" office:value-type="string">
            <text:p>212-746-5562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inhi</text:p>
          </table:table-cell>
        </table:table-row>
        <table:table-row table:style-name="ro2">
          <table:table-cell table:style-name="ce21" office:value-type="date" office:date-value="2016-06-29T09:21:21">
            <text:p>6/29/2016 9:21:2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21 W Broadway - Igel, Leon</text:p>
          </table:table-cell>
          <table:table-cell table:style-name="ce22" office:value-type="string">
            <text:p>962-211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Jade</text:p>
          </table:table-cell>
        </table:table-row>
        <table:table-row table:style-name="ro2">
          <table:table-cell table:style-name="ce21" office:value-type="date" office:date-value="2016-06-29T09:23:17">
            <text:p>6/29/2016 9:23:1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21 W Broadway - Kim, So-Young</text:p>
          </table:table-cell>
          <table:table-cell table:style-name="ce22" office:value-type="string">
            <text:p>962-86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Ideka</text:p>
          </table:table-cell>
        </table:table-row>
        <table:table-row table:style-name="ro2">
          <table:table-cell table:style-name="ce21" office:value-type="date" office:date-value="2016-06-29T09:33:35">
            <text:p>6/29/2016 9:33:3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Ascunce, Rebecca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34:55">
            <text:p>6/29/2016 9:34:5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Prioleau, Philip G. / Reszko, Anetta/ McGuire, Lindsay</text:p>
          </table:table-cell>
          <table:table-cell table:style-name="ce22" office:value-type="string">
            <text:p>794-354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eggy</text:p>
          </table:table-cell>
        </table:table-row>
        <table:table-row table:style-name="ro2">
          <table:table-cell table:style-name="ce21" office:value-type="date" office:date-value="2016-06-29T09:35:41">
            <text:p>6/29/2016 9:35:4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ARTINEZ, STACY</text:p>
          </table:table-cell>
          <table:table-cell table:style-name="ce22" office:value-type="string">
            <text:p>Sorbellini, Maximiliano</text:p>
          </table:table-cell>
          <table:table-cell table:style-name="ce22" office:value-type="string">
            <text:p>962-515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eraldine</text:p>
          </table:table-cell>
        </table:table-row>
        <table:table-row table:style-name="ro2">
          <table:table-cell table:style-name="ce21" office:value-type="date" office:date-value="2016-06-29T09:36:23">
            <text:p>6/29/2016 9:36:2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ESSINA, CRYSTAL</text:p>
          </table:table-cell>
          <table:table-cell table:style-name="ce22" office:value-type="string">
            <text:p>Warschauer, Craig</text:p>
          </table:table-cell>
          <table:table-cell table:style-name="ce22" office:value-type="string">
            <text:p>212-327-1851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Clarissa</text:p>
          </table:table-cell>
        </table:table-row>
        <table:table-row table:style-name="ro2">
          <table:table-cell table:style-name="ce21" office:value-type="date" office:date-value="2016-06-29T09:40:37">
            <text:p>6/29/2016 9:40:3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GARCIA, ERIKA</text:p>
          </table:table-cell>
          <table:table-cell table:style-name="ce22" office:value-type="string">
            <text:p>CMA Broadway - 2315 Broadway - Spandofer, Steven</text:p>
          </table:table-cell>
          <table:table-cell table:style-name="ce22" office:value-type="string">
            <text:p>646-962-2764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PILAR </text:p>
          </table:table-cell>
          <table:table-cell table:style-name="ce22" office:value-type="string">
            <text:p>Address change pending</text:p>
          </table:table-cell>
        </table:table-row>
        <table:table-row table:style-name="ro2">
          <table:table-cell table:style-name="ce21" office:value-type="date" office:date-value="2016-06-29T09:48:36">
            <text:p>6/29/2016 9:48:3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Ascunce, Rebecca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48:53">
            <text:p>6/29/2016 9:48:53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Bernard, John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49:13">
            <text:p>6/29/2016 9:49:1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Borden, William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49:46">
            <text:p>6/29/2016 9:49:4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Feldman, Dimtry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50:14">
            <text:p>6/29/2016 9:50:14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Gelbman, Joy Marla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50:41">
            <text:p>6/29/2016 9:50:4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Kaplan, Sarah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51:07">
            <text:p>6/29/2016 9:51:0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Kaplan, Sarah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51:17">
            <text:p>6/29/2016 9:51:1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TERMAN, KAY</text:p>
          </table:table-cell>
          <table:table-cell table:style-name="ce22" office:value-type="string">
            <text:p>1305 York Ave - 4th Fl - De Jong, Ype</text:p>
          </table:table-cell>
          <table:table-cell table:style-name="ce22" office:value-type="string">
            <text:p>962-535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ertudis</text:p>
          </table:table-cell>
        </table:table-row>
        <table:table-row table:style-name="ro2">
          <table:table-cell table:style-name="ce21" office:value-type="date" office:date-value="2016-06-29T09:51:38">
            <text:p>6/29/2016 9:51:38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Kim, Luke K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52:01">
            <text:p>6/29/2016 9:52:02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Minutello, Robert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52:20">
            <text:p>6/29/2016 9:52:20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WALKER, KAREN</text:p>
          </table:table-cell>
          <table:table-cell table:style-name="ce22" office:value-type="string">
            <text:p>NY Cardiology - 1305 York Ave - Cardiology - Minutello, Robert</text:p>
          </table:table-cell>
          <table:table-cell table:style-name="ce22" office:value-type="string">
            <text:p>962-5558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Shameeka</text:p>
          </table:table-cell>
        </table:table-row>
        <table:table-row table:style-name="ro2">
          <table:table-cell table:style-name="ce21" office:value-type="date" office:date-value="2016-06-29T09:54:46">
            <text:p>6/29/2016 9:54:46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ESSINA, CRYSTAL</text:p>
          </table:table-cell>
          <table:table-cell table:style-name="ce22" office:value-type="string">
            <text:p>WCMC - 211 E 80th St - Edocrinology - [OFFICE]</text:p>
          </table:table-cell>
          <table:table-cell table:style-name="ce22" office:value-type="string">
            <text:p>646-962-869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Giselle</text:p>
          </table:table-cell>
        </table:table-row>
        <table:table-row table:style-name="ro2">
          <table:table-cell table:style-name="ce21" office:value-type="date" office:date-value="2016-06-29T10:43:30">
            <text:p>6/29/2016 10:43:31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Nezhat, Farr</text:p>
          </table:table-cell>
          <table:table-cell table:style-name="ce22" office:value-type="string">
            <text:p>962-7120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Rosa</text:p>
          </table:table-cell>
        </table:table-row>
        <table:table-row table:style-name="ro2">
          <table:table-cell table:style-name="ce21" office:value-type="date" office:date-value="2016-06-29T10:44:34">
            <text:p>6/29/2016 10:44:35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HANIFF, PRISSILA</text:p>
          </table:table-cell>
          <table:table-cell table:style-name="ce22" office:value-type="string">
            <text:p>21 W Broadway - Leonard, Michael</text:p>
          </table:table-cell>
          <table:table-cell table:style-name="ce22" office:value-type="string">
            <text:p>212-249-8056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Xiomara</text:p>
          </table:table-cell>
        </table:table-row>
        <table:table-row table:style-name="ro2">
          <table:table-cell table:style-name="ce21" office:value-type="date" office:date-value="2016-06-30T08:23:17">
            <text:p>6/30/2016 8:23:17</text:p>
          </table:table-cell>
          <table:table-cell table:style-name="ce22" office:value-type="string">
            <text:p>7/4/2016</text:p>
          </table:table-cell>
          <table:table-cell table:style-name="ce22" office:value-type="string">
            <text:p>MESSINA, CRYSTAL</text:p>
          </table:table-cell>
          <table:table-cell table:style-name="ce22" office:value-type="string">
            <text:p>Edlin, Brian</text:p>
          </table:table-cell>
          <table:table-cell table:style-name="ce22" office:value-type="string">
            <text:p>212-845-4477</text:p>
          </table:table-cell>
          <table:table-cell table:style-name="ce22" office:value-type="string">
            <text:p>CLOSED</text:p>
          </table:table-cell>
          <table:table-cell table:number-columns-repeated="3"/>
          <table:table-cell table:style-name="ce22" office:value-type="string">
            <text:p>Dr. Edli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rm Responses 1" style:display-name="PageStyle_Form Responses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